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ZSongS-Extended(SIP)" svg:font-family="FZSongS-Extended(SIP)" style:font-family-generic="system" style:font-pitch="variable"/>
    <style:font-face style:name="FreeSans" svg:font-family="FreeSans" style:font-family-generic="system" style:font-pitch="variable"/>
  </office:font-face-decls>
  <office:automatic-styles>
    <style:style style:name="Tabla1" style:family="table">
      <style:table-properties style:width="8.795cm" style:rel-width="50%" table:align="center" fo:keep-with-next="always"/>
    </style:style>
    <style:style style:name="Tabla1.A" style:family="table-column">
      <style:table-column-properties style:column-width="2.932cm" style:rel-column-width="1662*"/>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fo:keep-with-next="alway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background-color="#33ff99" fo:padding="0.097cm" fo:border-left="0.05pt solid #000000" fo:border-right="none" fo:border-top="none" fo:border-bottom="0.05pt solid #000000">
        <style:background-image/>
      </style:table-cell-properties>
    </style:style>
    <style:style style:name="Tabla2.D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background-color="#cc0000" fo:padding="0.097cm" fo:border-left="0.05pt solid #000000" fo:border-right="none" fo:border-top="none" fo:border-bottom="0.05pt solid #000000">
        <style:background-image/>
      </style:table-cell-properties>
    </style:style>
    <style:style style:name="Tabla2.D4" style:family="table-cell">
      <style:table-cell-properties fo:background-color="#cc0000" fo:padding="0.097cm" fo:border-left="0.05pt solid #000000" fo:border-right="0.05pt solid #000000" fo:border-top="none" fo:border-bottom="0.05pt solid #000000">
        <style:background-image/>
      </style:table-cell-properties>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3" style:family="table">
      <style:table-properties style:width="12.312cm" style:rel-width="70%" table:align="center" fo:keep-with-next="always"/>
    </style:style>
    <style:style style:name="Tabla3.A" style:family="table-column">
      <style:table-column-properties style:column-width="4.103cm" style:rel-column-width="2326*"/>
    </style:style>
    <style:style style:name="Tabla3.B" style:family="table-column">
      <style:table-column-properties style:column-width="4.105cm" style:rel-column-width="232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background-color="#33ff99" fo:padding="0.097cm" fo:border-left="0.05pt solid #000000" fo:border-right="none" fo:border-top="none" fo:border-bottom="0.05pt solid #000000">
        <style:background-image/>
      </style:table-cell-properties>
    </style:style>
    <style:style style:name="Tabla3.C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a3.A3" style:family="table-cell">
      <style:table-cell-properties fo:background-color="#cc0000" fo:padding="0.097cm" fo:border-left="0.05pt solid #000000" fo:border-right="none" fo:border-top="none" fo:border-bottom="0.05pt solid #000000">
        <style:background-image/>
      </style:table-cell-properties>
    </style:style>
    <style:style style:name="Tabla3.C3" style:family="table-cell">
      <style:table-cell-properties fo:background-color="#cc0000" fo:padding="0.097cm" fo:border-left="0.05pt solid #000000" fo:border-right="0.05pt solid #000000" fo:border-top="none" fo:border-bottom="0.05pt solid #000000">
        <style:background-image/>
      </style:table-cell-properties>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fo:keep-with-next="always"/>
    </style:style>
    <style:style style:name="Tabla4.A" style:family="table-column">
      <style:table-column-properties style:column-width="2.198cm" style:rel-column-width="8191*"/>
    </style:style>
    <style:style style:name="Tabla4.H" style:family="table-column">
      <style:table-column-properties style:column-width="2.2cm" style:rel-column-width="8198*"/>
    </style:style>
    <style:style style:name="Tabla4.A1" style:family="table-cell">
      <style:table-cell-properties style:vertical-align="middle" fo:padding="0.097cm" fo:border-left="0.05pt solid #000000" fo:border-right="none" fo:border-top="0.05pt solid #000000" fo:border-bottom="0.05pt solid #000000"/>
    </style:style>
    <style:style style:name="Tabla4.H1" style:family="table-cell">
      <style:table-cell-properties style:vertical-align="middle" fo:padding="0.097cm" fo:border="0.05pt solid #000000"/>
    </style:style>
    <style:style style:name="Tabla4.B2" style:family="table-cell">
      <style:table-cell-properties style:vertical-align="middle" fo:padding="0.097cm" fo:border-left="0.05pt solid #000000" fo:border-right="none" fo:border-top="none" fo:border-bottom="0.05pt solid #000000"/>
    </style:style>
    <style:style style:name="Tabla4.C3" style:family="table-cell">
      <style:table-cell-properties style:vertical-align="middle" fo:background-color="#00ccff" fo:padding="0.097cm" fo:border-left="0.05pt solid #000000" fo:border-right="none" fo:border-top="none" fo:border-bottom="0.05pt solid #000000">
        <style:background-image/>
      </style:table-cell-properties>
    </style:style>
    <style:style style:name="Tabla4.H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background-color="#33ff99" fo:padding="0.097cm" fo:border-left="0.05pt solid #000000" fo:border-right="none" fo:border-top="none" fo:border-bottom="0.05pt solid #000000">
        <style:background-image/>
      </style:table-cell-properties>
    </style:style>
    <style:style style:name="Tabla4.H4" style:family="table-cell">
      <style:table-cell-properties style:vertical-align="middle" fo:padding="0.097cm" fo:border-left="0.05pt solid #000000" fo:border-right="0.05pt solid #000000" fo:border-top="none" fo:border-bottom="0.05pt solid #000000"/>
    </style:style>
    <style:style style:name="Tabla4.H5" style:family="table-cell">
      <style:table-cell-properties style:vertical-align="middle" fo:padding="0.097cm" fo:border-left="0.05pt solid #000000" fo:border-right="0.05pt solid #000000" fo:border-top="none" fo:border-bottom="0.05pt solid #000000"/>
    </style:style>
    <style:style style:name="Tabla4.H6" style:family="table-cell">
      <style:table-cell-properties style:vertical-align="middle" fo:padding="0.097cm" fo:border-left="0.05pt solid #000000" fo:border-right="0.05pt solid #000000" fo:border-top="none" fo:border-bottom="0.05pt solid #000000"/>
    </style:style>
    <style:style style:name="Tabla4.H7" style:family="table-cell">
      <style:table-cell-properties style:vertical-align="middle" fo:padding="0.097cm" fo:border-left="0.05pt solid #000000" fo:border-right="0.05pt solid #000000" fo:border-top="none" fo:border-bottom="0.05pt solid #000000"/>
    </style:style>
    <style:style style:name="Tabla4.H8" style:family="table-cell">
      <style:table-cell-properties style:vertical-align="middle" fo:padding="0.097cm" fo:border-left="0.05pt solid #000000" fo:border-right="0.05pt solid #000000" fo:border-top="none" fo:border-bottom="0.05pt solid #000000"/>
    </style:style>
    <style:style style:name="Tabla4.H9" style:family="table-cell">
      <style:table-cell-properties style:vertical-align="middle" fo:padding="0.097cm" fo:border-left="0.05pt solid #000000" fo:border-right="0.05pt solid #000000" fo:border-top="none" fo:border-bottom="0.05pt solid #000000"/>
    </style:style>
    <style:style style:name="Tabla4.H10" style:family="table-cell">
      <style:table-cell-properties style:vertical-align="middle" fo:padding="0.097cm" fo:border-left="0.05pt solid #000000" fo:border-right="0.05pt solid #000000" fo:border-top="none" fo:border-bottom="0.05pt solid #000000"/>
    </style:style>
    <style:style style:name="Tabla4.H11" style:family="table-cell">
      <style:table-cell-properties style:vertical-align="middle" fo:padding="0.097cm" fo:border-left="0.05pt solid #000000" fo:border-right="0.05pt solid #000000" fo:border-top="none" fo:border-bottom="0.05pt solid #000000"/>
    </style:style>
    <style:style style:name="Tabla4.H12" style:family="table-cell">
      <style:table-cell-properties style:vertical-align="middle" fo:padding="0.097cm" fo:border-left="0.05pt solid #000000" fo:border-right="0.05pt solid #000000" fo:border-top="none" fo:border-bottom="0.05pt solid #000000"/>
    </style:style>
    <style:style style:name="Tabla4.H13"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59cm" table:align="margins" fo:keep-with-next="always"/>
    </style:style>
    <style:style style:name="Tabla5.A" style:family="table-column">
      <style:table-column-properties style:column-width="3.888cm" style:rel-column-width="14486*"/>
    </style:style>
    <style:style style:name="Tabla5.D" style:family="table-column">
      <style:table-column-properties style:column-width="5.925cm" style:rel-column-width="22077*"/>
    </style:style>
    <style:style style:name="Tabla5.A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background-color="#33ff99" fo:padding="0.097cm" fo:border-left="0.05pt solid #000000" fo:border-right="none" fo:border-top="none" fo:border-bottom="0.05pt solid #000000">
        <style:background-image/>
      </style:table-cell-properties>
    </style:style>
    <style:style style:name="Tabla5.D2" style:family="table-cell">
      <style:table-cell-properties style:vertical-align="middle" fo:padding="0.097cm" fo:border-left="0.05pt solid #000000" fo:border-right="0.05pt solid #000000" fo:border-top="none" fo:border-bottom="0.05pt solid #000000"/>
    </style:style>
    <style:style style:name="Tabla5.D3" style:family="table-cell">
      <style:table-cell-properties style:vertical-align="middle" fo:padding="0.097cm" fo:border-left="0.05pt solid #000000" fo:border-right="0.05pt solid #000000" fo:border-top="none" fo:border-bottom="0.05pt solid #000000"/>
    </style:style>
    <style:style style:name="Tabla5.D4" style:family="table-cell">
      <style:table-cell-properties style:vertical-align="middle" fo:padding="0.097cm" fo:border-left="0.05pt solid #000000" fo:border-right="0.05pt solid #000000" fo:border-top="none" fo:border-bottom="0.05pt solid #000000"/>
    </style:style>
    <style:style style:name="Tabla5.D5" style:family="table-cell">
      <style:table-cell-properties style:vertical-align="middle" fo:padding="0.097cm" fo:border-left="0.05pt solid #000000" fo:border-right="0.05pt solid #000000" fo:border-top="none" fo:border-bottom="0.05pt solid #000000"/>
    </style:style>
    <style:style style:name="Tabla5.D6" style:family="table-cell">
      <style:table-cell-properties style:vertical-align="middle" fo:padding="0.097cm" fo:border-left="0.05pt solid #000000" fo:border-right="0.05pt solid #000000" fo:border-top="none" fo:border-bottom="0.05pt solid #000000"/>
    </style:style>
    <style:style style:name="Tabla5.D7" style:family="table-cell">
      <style:table-cell-properties style:vertical-align="middle" fo:padding="0.097cm" fo:border-left="0.05pt solid #000000" fo:border-right="0.05pt solid #000000" fo:border-top="none" fo:border-bottom="0.05pt solid #000000"/>
    </style:style>
    <style:style style:name="Tabla5.D8" style:family="table-cell">
      <style:table-cell-properties style:vertical-align="middle" fo:padding="0.097cm" fo:border-left="0.05pt solid #000000" fo:border-right="0.05pt solid #000000" fo:border-top="none" fo:border-bottom="0.05pt solid #000000"/>
    </style:style>
    <style:style style:name="Tabla5.D9" style:family="table-cell">
      <style:table-cell-properties style:vertical-align="middle" fo:padding="0.097cm" fo:border-left="0.05pt solid #000000" fo:border-right="0.05pt solid #000000" fo:border-top="none" fo:border-bottom="0.05pt solid #000000"/>
    </style:style>
    <style:style style:name="Tabla5.D10" style:family="table-cell">
      <style:table-cell-properties style:vertical-align="middle" fo:padding="0.097cm" fo:border-left="0.05pt solid #000000" fo:border-right="0.05pt solid #000000" fo:border-top="none" fo:border-bottom="0.05pt solid #000000"/>
    </style:style>
    <style:style style:name="Tabla5.D11" style:family="table-cell">
      <style:table-cell-properties style:vertical-align="middle" fo:padding="0.097cm" fo:border-left="0.05pt solid #000000" fo:border-right="0.05pt solid #000000" fo:border-top="none" fo:border-bottom="0.05pt solid #000000"/>
    </style:style>
    <style:style style:name="Tabla5.D12" style:family="table-cell">
      <style:table-cell-properties style:vertical-align="middle" fo:padding="0.097cm" fo:border-left="0.05pt solid #000000" fo:border-right="0.05pt solid #000000" fo:border-top="none" fo:border-bottom="0.05pt solid #000000"/>
    </style:style>
    <style:style style:name="Tabla5.B13" style:family="table-cell" style:data-style-name="N0">
      <style:table-cell-properties style:vertical-align="middle" fo:padding="0.097cm" fo:border-left="0.05pt solid #000000" fo:border-right="none" fo:border-top="none" fo:border-bottom="0.05pt solid #000000"/>
    </style:style>
    <style:style style:name="Tabla5.C13" style:family="table-cell" style:data-style-name="N0">
      <style:table-cell-properties style:vertical-align="middle" fo:background-color="#33ff99" fo:padding="0.097cm" fo:border-left="0.05pt solid #000000" fo:border-right="none" fo:border-top="none" fo:border-bottom="0.05pt solid #000000">
        <style:background-image/>
      </style:table-cell-properties>
    </style:style>
    <style:style style:name="Tabla5.D13" style:family="table-cell" style:data-style-name="N0">
      <style:table-cell-properties style:vertical-align="middle" fo:padding="0.097cm" fo:border-left="0.05pt solid #000000" fo:border-right="0.05pt solid #000000" fo:border-top="none" fo:border-bottom="0.05pt solid #000000"/>
    </style:style>
    <style:style style:name="Tabla5.B14" style:family="table-cell" style:data-style-name="N0">
      <style:table-cell-properties style:vertical-align="middle" fo:padding="0.097cm" fo:border-left="0.05pt solid #000000" fo:border-right="none" fo:border-top="none" fo:border-bottom="0.05pt solid #000000"/>
    </style:style>
    <style:style style:name="Tabla5.D14" style:family="table-cell" style:data-style-name="N0">
      <style:table-cell-properties style:vertical-align="middle" fo:padding="0.097cm" fo:border-left="0.05pt solid #000000" fo:border-right="0.05pt solid #000000" fo:border-top="none" fo:border-bottom="0.05pt solid #000000"/>
    </style:style>
    <style:style style:name="Tabla6" style:family="table">
      <style:table-properties style:width="17.59cm" table:align="margins" fo:keep-with-next="always"/>
    </style:style>
    <style:style style:name="Tabla6.A" style:family="table-column">
      <style:table-column-properties style:column-width="2.198cm" style:rel-column-width="8191*"/>
    </style:style>
    <style:style style:name="Tabla6.H" style:family="table-column">
      <style:table-column-properties style:column-width="2.2cm" style:rel-column-width="8198*"/>
    </style:style>
    <style:style style:name="Tabla6.A1" style:family="table-cell">
      <style:table-cell-properties style:vertical-align="middle" fo:padding="0.097cm" fo:border-left="0.05pt solid #000000" fo:border-right="none" fo:border-top="0.05pt solid #000000" fo:border-bottom="0.05pt solid #000000"/>
    </style:style>
    <style:style style:name="Tabla6.H1" style:family="table-cell">
      <style:table-cell-properties style:vertical-align="middle" fo:padding="0.097cm" fo:border="0.05pt solid #000000"/>
    </style:style>
    <style:style style:name="Tabla6.B2" style:family="table-cell">
      <style:table-cell-properties style:vertical-align="middle" fo:padding="0.097cm" fo:border-left="0.05pt solid #000000" fo:border-right="none" fo:border-top="none" fo:border-bottom="0.05pt solid #000000"/>
    </style:style>
    <style:style style:name="Tabla6.C3" style:family="table-cell">
      <style:table-cell-properties style:vertical-align="middle" fo:background-color="#00ccff" fo:padding="0.097cm" fo:border-left="0.05pt solid #000000" fo:border-right="none" fo:border-top="none" fo:border-bottom="0.05pt solid #000000">
        <style:background-image/>
      </style:table-cell-properties>
    </style:style>
    <style:style style:name="Tabla6.F3"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a6.H3" style:family="table-cell">
      <style:table-cell-properties style:vertical-align="middle" fo:padding="0.097cm" fo:border-left="0.05pt solid #000000" fo:border-right="0.05pt solid #000000" fo:border-top="none" fo:border-bottom="0.05pt solid #000000"/>
    </style:style>
    <style:style style:name="Tabla6.H4" style:family="table-cell">
      <style:table-cell-properties style:vertical-align="middle" fo:padding="0.097cm" fo:border-left="0.05pt solid #000000" fo:border-right="0.05pt solid #000000" fo:border-top="none" fo:border-bottom="0.05pt solid #000000"/>
    </style:style>
    <style:style style:name="Tabla6.H5" style:family="table-cell">
      <style:table-cell-properties style:vertical-align="middle" fo:padding="0.097cm" fo:border-left="0.05pt solid #000000" fo:border-right="0.05pt solid #000000" fo:border-top="none" fo:border-bottom="0.05pt solid #000000"/>
    </style:style>
    <style:style style:name="Tabla6.H6" style:family="table-cell">
      <style:table-cell-properties style:vertical-align="middle" fo:padding="0.097cm" fo:border-left="0.05pt solid #000000" fo:border-right="0.05pt solid #000000" fo:border-top="none" fo:border-bottom="0.05pt solid #000000"/>
    </style:style>
    <style:style style:name="Tabla6.H7" style:family="table-cell">
      <style:table-cell-properties style:vertical-align="middle" fo:padding="0.097cm" fo:border-left="0.05pt solid #000000" fo:border-right="0.05pt solid #000000" fo:border-top="none" fo:border-bottom="0.05pt solid #000000"/>
    </style:style>
    <style:style style:name="Tabla6.H8" style:family="table-cell">
      <style:table-cell-properties style:vertical-align="middle" fo:padding="0.097cm" fo:border-left="0.05pt solid #000000" fo:border-right="0.05pt solid #000000" fo:border-top="none" fo:border-bottom="0.05pt solid #000000"/>
    </style:style>
    <style:style style:name="Tabla6.H9" style:family="table-cell">
      <style:table-cell-properties style:vertical-align="middle" fo:padding="0.097cm" fo:border-left="0.05pt solid #000000" fo:border-right="0.05pt solid #000000" fo:border-top="none" fo:border-bottom="0.05pt solid #000000"/>
    </style:style>
    <style:style style:name="Tabla6.H10" style:family="table-cell">
      <style:table-cell-properties style:vertical-align="middle" fo:padding="0.097cm" fo:border-left="0.05pt solid #000000" fo:border-right="0.05pt solid #000000" fo:border-top="none" fo:border-bottom="0.05pt solid #000000"/>
    </style:style>
    <style:style style:name="Tabla6.H11" style:family="table-cell">
      <style:table-cell-properties style:vertical-align="middle" fo:padding="0.097cm" fo:border-left="0.05pt solid #000000" fo:border-right="0.05pt solid #000000" fo:border-top="none" fo:border-bottom="0.05pt solid #000000"/>
    </style:style>
    <style:style style:name="Tabla6.H12" style:family="table-cell">
      <style:table-cell-properties style:vertical-align="middle" fo:padding="0.097cm" fo:border-left="0.05pt solid #000000" fo:border-right="0.05pt solid #000000" fo:border-top="none" fo:border-bottom="0.05pt solid #000000"/>
    </style:style>
    <style:style style:name="Tabla6.H13" style:family="table-cell">
      <style:table-cell-properties style:vertical-align="middle" fo:padding="0.097cm" fo:border-left="0.05pt solid #000000" fo:border-right="0.05pt solid #000000" fo:border-top="none" fo:border-bottom="0.05pt solid #000000"/>
    </style:style>
    <style:style style:name="Tabla6.H14" style:family="table-cell">
      <style:table-cell-properties style:vertical-align="middle" fo:padding="0.097cm" fo:border-left="0.05pt solid #000000" fo:border-right="0.05pt solid #000000" fo:border-top="none" fo:border-bottom="0.05pt solid #000000"/>
    </style:style>
    <style:style style:name="Tabla6.H15" style:family="table-cell">
      <style:table-cell-properties style:vertical-align="middle" fo:padding="0.097cm" fo:border-left="0.05pt solid #000000" fo:border-right="0.05pt solid #000000" fo:border-top="none" fo:border-bottom="0.05pt solid #000000"/>
    </style:style>
    <style:style style:name="Tabla6.H16" style:family="table-cell">
      <style:table-cell-properties style:vertical-align="middle" fo:padding="0.097cm" fo:border-left="0.05pt solid #000000" fo:border-right="0.05pt solid #000000" fo:border-top="none" fo:border-bottom="0.05pt solid #000000"/>
    </style:style>
    <style:style style:name="Tabla6.H17" style:family="table-cell">
      <style:table-cell-properties style:vertical-align="middle" fo:padding="0.097cm" fo:border-left="0.05pt solid #000000" fo:border-right="0.05pt solid #000000" fo:border-top="none" fo:border-bottom="0.05pt solid #000000"/>
    </style:style>
    <style:style style:name="Tabla6.H18" style:family="table-cell">
      <style:table-cell-properties style:vertical-align="middle" fo:padding="0.097cm" fo:border-left="0.05pt solid #000000" fo:border-right="0.05pt solid #000000" fo:border-top="none" fo:border-bottom="0.05pt solid #000000"/>
    </style:style>
    <style:style style:name="Tabla6.H19" style:family="table-cell">
      <style:table-cell-properties style:vertical-align="middle" fo:padding="0.097cm" fo:border-left="0.05pt solid #000000" fo:border-right="0.05pt solid #000000" fo:border-top="none" fo:border-bottom="0.05pt solid #000000"/>
    </style:style>
    <style:style style:name="Tabla6.H20"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59cm" style:rel-width="100%" table:align="center" fo:keep-with-next="always"/>
    </style:style>
    <style:style style:name="Tabla7.A" style:family="table-column">
      <style:table-column-properties style:column-width="2.191cm" style:rel-column-width="1242*"/>
    </style:style>
    <style:style style:name="Tabla7.B" style:family="table-column">
      <style:table-column-properties style:column-width="3.298cm" style:rel-column-width="1870*"/>
    </style:style>
    <style:style style:name="Tabla7.C" style:family="table-column">
      <style:table-column-properties style:column-width="4.397cm" style:rel-column-width="2493*"/>
    </style:style>
    <style:style style:name="Tabla7.D" style:family="table-column">
      <style:table-column-properties style:column-width="7.703cm" style:rel-column-width="4367*"/>
    </style:style>
    <style:style style:name="Tabla7.A1" style:family="table-cell">
      <style:table-cell-properties style:vertical-align="middle" fo:padding="0.097cm" fo:border-left="0.05pt solid #000000" fo:border-right="none" fo:border-top="0.05pt solid #000000" fo:border-bottom="0.05pt solid #000000"/>
    </style:style>
    <style:style style:name="Tabla7.D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7.C2"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la7.D2"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a7.C8"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a7.D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7.B20"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a7.D20" style:family="table-cell" style:data-style-name="N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URW Chancery L" fo:font-size="14pt" officeooo:rsid="00216148" officeooo:paragraph-rsid="00216148" style:font-size-asian="14pt" style:font-size-complex="14pt"/>
    </style:style>
    <style:style style:name="P2" style:family="paragraph" style:parent-style-name="Standard">
      <style:paragraph-properties fo:text-align="center" style:justify-single-word="false"/>
      <style:text-properties fo:font-size="54pt" officeooo:rsid="001f04f6" officeooo:paragraph-rsid="001f04f6" style:font-size-asian="47.25pt" style:font-size-complex="54pt"/>
    </style:style>
    <style:style style:name="P3" style:family="paragraph" style:parent-style-name="Standard">
      <style:paragraph-properties fo:text-align="center" style:justify-single-word="false"/>
      <style:text-properties fo:font-size="36pt" officeooo:rsid="0020d838" officeooo:paragraph-rsid="001ecbef" style:font-size-asian="31.5pt" style:font-size-complex="36pt"/>
    </style:style>
    <style:style style:name="P4" style:family="paragraph" style:parent-style-name="Standard">
      <style:paragraph-properties fo:text-align="center" style:justify-single-word="false"/>
      <style:text-properties fo:font-size="36pt" officeooo:rsid="001f67d8" officeooo:paragraph-rsid="001f67d8" style:font-size-asian="31.5pt" style:font-size-complex="36pt"/>
    </style:style>
    <style:style style:name="P5" style:family="paragraph" style:parent-style-name="Standard">
      <style:paragraph-properties fo:text-align="center" style:justify-single-word="false"/>
      <style:text-properties fo:font-size="26pt" officeooo:rsid="0020d838" officeooo:paragraph-rsid="001f04f6" style:font-size-asian="26pt" style:font-size-complex="26pt"/>
    </style:style>
    <style:style style:name="P6" style:family="paragraph" style:parent-style-name="Standard">
      <style:paragraph-properties fo:text-align="center" style:justify-single-word="false"/>
      <style:text-properties fo:font-size="42pt" officeooo:rsid="0020d838" officeooo:paragraph-rsid="001ecbef" style:font-size-asian="42pt" style:font-size-complex="42pt"/>
    </style:style>
    <style:style style:name="P7" style:family="paragraph" style:parent-style-name="Standard">
      <style:paragraph-properties fo:text-align="center" style:justify-single-word="false"/>
      <style:text-properties fo:font-size="42pt" officeooo:rsid="001f04f6" officeooo:paragraph-rsid="001f04f6" style:font-size-asian="42pt" style:font-size-complex="42pt"/>
    </style:style>
    <style:style style:name="P8" style:family="paragraph" style:parent-style-name="Standard">
      <style:paragraph-properties fo:text-align="start" style:justify-single-word="false"/>
      <style:text-properties fo:font-size="18pt" officeooo:rsid="001cc675" officeooo:paragraph-rsid="001ecbef" style:font-size-asian="18pt" style:font-size-complex="18pt"/>
    </style:style>
    <style:style style:name="P9" style:family="paragraph" style:parent-style-name="Standard">
      <style:paragraph-properties fo:text-align="center" style:justify-single-word="false"/>
      <style:text-properties style:font-name="Nimbus Roman No9 L" fo:font-size="10pt" officeooo:rsid="003744f7" officeooo:paragraph-rsid="003744f7" style:font-size-asian="10pt" style:font-size-complex="10pt"/>
    </style:style>
    <style:style style:name="P10" style:family="paragraph" style:parent-style-name="Standard">
      <style:paragraph-properties fo:text-align="center" style:justify-single-word="false"/>
      <style:text-properties style:font-name="Nimbus Roman No9 L" fo:font-size="10pt" officeooo:rsid="0037fa81" officeooo:paragraph-rsid="0037fa81" style:font-size-asian="10pt" style:font-size-complex="10pt"/>
    </style:style>
    <style:style style:name="P11" style:family="paragraph" style:parent-style-name="Standard">
      <style:paragraph-properties fo:text-align="center" style:justify-single-word="false"/>
      <style:text-properties style:font-name="Nimbus Roman No9 L" fo:font-size="10pt" officeooo:rsid="00489949" officeooo:paragraph-rsid="00489949" style:font-size-asian="10pt" style:font-size-complex="10pt"/>
    </style:style>
    <style:style style:name="P12" style:family="paragraph" style:parent-style-name="Standard">
      <style:paragraph-properties fo:text-align="center" style:justify-single-word="false"/>
      <style:text-properties style:font-name="Nimbus Roman No9 L" fo:font-size="10pt" officeooo:rsid="004bb37b" officeooo:paragraph-rsid="00489949" style:font-size-asian="10pt" style:font-size-complex="10pt"/>
    </style:style>
    <style:style style:name="P13" style:family="paragraph" style:parent-style-name="Standard">
      <style:paragraph-properties fo:text-align="center" style:justify-single-word="false"/>
      <style:text-properties style:font-name="Nimbus Roman No9 L" fo:font-size="10pt" officeooo:rsid="004f09d5" officeooo:paragraph-rsid="004f09d5" style:font-size-asian="10pt" style:font-size-complex="10pt"/>
    </style:style>
    <style:style style:name="P14" style:family="paragraph" style:parent-style-name="Standard">
      <style:paragraph-properties fo:text-align="center" style:justify-single-word="false"/>
      <style:text-properties style:font-name="Nimbus Roman No9 L" fo:font-size="10pt" officeooo:rsid="0050daea" officeooo:paragraph-rsid="0050daea" style:font-size-asian="10pt" style:font-size-complex="10pt"/>
    </style:style>
    <style:style style:name="P15" style:family="paragraph" style:parent-style-name="Standard">
      <style:paragraph-properties fo:text-align="center" style:justify-single-word="false"/>
      <style:text-properties style:font-name="Nimbus Roman No9 L" fo:font-size="10pt" fo:font-weight="bold" officeooo:rsid="004bb37b" officeooo:paragraph-rsid="004bb37b"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Nimbus Roman No9 L"/>
    </style:style>
    <style:style style:name="P17" style:family="paragraph" style:parent-style-name="Standard">
      <style:paragraph-properties fo:text-align="center" style:justify-single-word="false"/>
      <style:text-properties style:font-name="Nimbus Roman No9 L" officeooo:rsid="005779b4" officeooo:paragraph-rsid="005779b4"/>
    </style:style>
    <style:style style:name="P18" style:family="paragraph" style:parent-style-name="Standard">
      <style:paragraph-properties fo:text-align="center" style:justify-single-word="false"/>
      <style:text-properties style:font-name="Nimbus Roman No9 L" officeooo:rsid="005f397d" officeooo:paragraph-rsid="005b4600"/>
    </style:style>
    <style:style style:name="P19" style:family="paragraph" style:parent-style-name="Standard">
      <style:paragraph-properties fo:text-align="center" style:justify-single-word="false"/>
      <style:text-properties style:font-name="Nimbus Roman No9 L" officeooo:rsid="005f397d" officeooo:paragraph-rsid="005f397d"/>
    </style:style>
    <style:style style:name="P20" style:family="paragraph" style:parent-style-name="Standard">
      <style:paragraph-properties fo:text-align="center" style:justify-single-word="false"/>
      <style:text-properties style:font-name="Nimbus Roman No9 L" fo:font-weight="bold" officeooo:rsid="005f397d" officeooo:paragraph-rsid="005f397d" style:font-weight-asian="bold" style:font-weight-complex="bold"/>
    </style:style>
    <style:style style:name="P21" style:family="paragraph" style:parent-style-name="Standard">
      <style:text-properties officeooo:rsid="004bb37b" officeooo:paragraph-rsid="004bb37b"/>
    </style:style>
    <style:style style:name="P22" style:family="paragraph" style:parent-style-name="Standard">
      <style:text-properties officeooo:rsid="0050daea" officeooo:paragraph-rsid="0050daea"/>
    </style:style>
    <style:style style:name="P23" style:family="paragraph" style:parent-style-name="Standard">
      <style:text-properties officeooo:rsid="005f397d" officeooo:paragraph-rsid="005f397d"/>
    </style:style>
    <style:style style:name="P24" style:family="paragraph" style:parent-style-name="Standard">
      <style:text-properties officeooo:rsid="006375ea" officeooo:paragraph-rsid="006375ea"/>
    </style:style>
    <style:style style:name="P25" style:family="paragraph" style:parent-style-name="Text_20_body">
      <style:text-properties officeooo:rsid="00216148" officeooo:paragraph-rsid="00216148"/>
    </style:style>
    <style:style style:name="P26" style:family="paragraph" style:parent-style-name="Text_20_body">
      <style:text-properties officeooo:rsid="00222f55" officeooo:paragraph-rsid="00222f55"/>
    </style:style>
    <style:style style:name="P27" style:family="paragraph" style:parent-style-name="Text_20_body">
      <style:text-properties officeooo:rsid="00239efa" officeooo:paragraph-rsid="00239efa"/>
    </style:style>
    <style:style style:name="P28" style:family="paragraph" style:parent-style-name="Text_20_body">
      <style:text-properties officeooo:rsid="00257692" officeooo:paragraph-rsid="00257692"/>
    </style:style>
    <style:style style:name="P29" style:family="paragraph" style:parent-style-name="Text_20_body">
      <style:text-properties officeooo:rsid="00272859" officeooo:paragraph-rsid="00272859"/>
    </style:style>
    <style:style style:name="P30" style:family="paragraph" style:parent-style-name="Text_20_body">
      <style:text-properties style:text-underline-style="none" officeooo:rsid="00272859" officeooo:paragraph-rsid="00272859"/>
    </style:style>
    <style:style style:name="P31" style:family="paragraph" style:parent-style-name="Text_20_body">
      <style:paragraph-properties fo:text-align="center" style:justify-single-word="false"/>
      <style:text-properties style:text-underline-style="none" officeooo:rsid="00272859" officeooo:paragraph-rsid="00272859"/>
    </style:style>
    <style:style style:name="P32" style:family="paragraph" style:parent-style-name="Text_20_body">
      <style:paragraph-properties fo:text-align="center" style:justify-single-word="false"/>
      <style:text-properties style:text-underline-style="none" fo:font-weight="bold" officeooo:rsid="00272859" officeooo:paragraph-rsid="00272859" style:font-weight-asian="bold" style:font-weight-complex="bold"/>
    </style:style>
    <style:style style:name="P33" style:family="paragraph" style:parent-style-name="Text_20_body">
      <style:text-properties style:text-underline-style="none" officeooo:rsid="0028113f" officeooo:paragraph-rsid="0028113f"/>
    </style:style>
    <style:style style:name="P34" style:family="paragraph" style:parent-style-name="Text_20_body">
      <style:paragraph-properties fo:text-align="center" style:justify-single-word="false"/>
      <style:text-properties style:text-underline-style="none" officeooo:rsid="0028113f" officeooo:paragraph-rsid="0028113f"/>
    </style:style>
    <style:style style:name="P35" style:family="paragraph" style:parent-style-name="Text_20_body">
      <style:text-properties officeooo:rsid="0028d255" officeooo:paragraph-rsid="0028d255"/>
    </style:style>
    <style:style style:name="P36" style:family="paragraph" style:parent-style-name="Text_20_body">
      <style:text-properties officeooo:rsid="0028d255" officeooo:paragraph-rsid="002abf61"/>
    </style:style>
    <style:style style:name="P37" style:family="paragraph" style:parent-style-name="Text_20_body">
      <style:text-properties officeooo:rsid="002a818b" officeooo:paragraph-rsid="002a818b"/>
    </style:style>
    <style:style style:name="P38" style:family="paragraph" style:parent-style-name="Text_20_body">
      <style:paragraph-properties fo:text-align="center" style:justify-single-word="false"/>
      <style:text-properties fo:font-weight="bold" officeooo:rsid="002dad08" officeooo:paragraph-rsid="002dad08" style:font-weight-asian="bold" style:font-weight-complex="bold"/>
    </style:style>
    <style:style style:name="P39" style:family="paragraph" style:parent-style-name="Text_20_body">
      <style:paragraph-properties fo:text-align="center" style:justify-single-word="false"/>
      <style:text-properties fo:font-weight="bold" officeooo:rsid="002f2cb3" officeooo:paragraph-rsid="002f2cb3" style:font-weight-asian="bold" style:font-weight-complex="bold"/>
    </style:style>
    <style:style style:name="P40" style:family="paragraph" style:parent-style-name="Text_20_body">
      <style:paragraph-properties fo:text-align="center" style:justify-single-word="false"/>
      <style:text-properties fo:font-weight="bold" officeooo:rsid="003744f7" officeooo:paragraph-rsid="003744f7" style:font-weight-asian="bold" style:font-weight-complex="bold"/>
    </style:style>
    <style:style style:name="P41" style:family="paragraph" style:parent-style-name="Text_20_body">
      <style:paragraph-properties fo:text-align="center" style:justify-single-word="false"/>
      <style:text-properties fo:font-weight="bold" officeooo:rsid="003744f7" officeooo:paragraph-rsid="00489949" style:font-weight-asian="bold" style:font-weight-complex="bold"/>
    </style:style>
    <style:style style:name="P42" style:family="paragraph" style:parent-style-name="Text_20_body">
      <style:paragraph-properties fo:text-align="center" style:justify-single-word="false"/>
      <style:text-properties fo:font-weight="bold" officeooo:rsid="00489949" officeooo:paragraph-rsid="00489949" style:font-weight-asian="bold" style:font-weight-complex="bold"/>
    </style:style>
    <style:style style:name="P43" style:family="paragraph" style:parent-style-name="Text_20_body">
      <style:text-properties fo:font-weight="normal" officeooo:rsid="0028d255" officeooo:paragraph-rsid="0028d255" style:font-weight-asian="normal" style:font-weight-complex="normal"/>
    </style:style>
    <style:style style:name="P44" style:family="paragraph" style:parent-style-name="Text_20_body">
      <style:text-properties officeooo:rsid="002c937c" officeooo:paragraph-rsid="002c937c"/>
    </style:style>
    <style:style style:name="P45" style:family="paragraph" style:parent-style-name="Text_20_body">
      <style:text-properties officeooo:rsid="002dad08" officeooo:paragraph-rsid="002dad08"/>
    </style:style>
    <style:style style:name="P46" style:family="paragraph" style:parent-style-name="Text_20_body">
      <style:paragraph-properties fo:text-align="center" style:justify-single-word="false"/>
      <style:text-properties officeooo:rsid="002dad08" officeooo:paragraph-rsid="002dad08"/>
    </style:style>
    <style:style style:name="P47" style:family="paragraph" style:parent-style-name="Text_20_body">
      <style:text-properties officeooo:rsid="002dad08" officeooo:paragraph-rsid="002f2cb3"/>
    </style:style>
    <style:style style:name="P48" style:family="paragraph" style:parent-style-name="Text_20_body">
      <style:text-properties officeooo:rsid="002f1563" officeooo:paragraph-rsid="002f1563"/>
    </style:style>
    <style:style style:name="P49" style:family="paragraph" style:parent-style-name="Text_20_body">
      <style:paragraph-properties fo:text-align="center" style:justify-single-word="false"/>
      <style:text-properties officeooo:rsid="002f1563" officeooo:paragraph-rsid="002dad08"/>
    </style:style>
    <style:style style:name="P50" style:family="paragraph" style:parent-style-name="Text_20_body">
      <style:text-properties officeooo:rsid="002f2cb3" officeooo:paragraph-rsid="002f2cb3"/>
    </style:style>
    <style:style style:name="P51" style:family="paragraph" style:parent-style-name="Text_20_body">
      <style:paragraph-properties fo:text-align="center" style:justify-single-word="false"/>
      <style:text-properties officeooo:rsid="002f2cb3" officeooo:paragraph-rsid="002f2cb3"/>
    </style:style>
    <style:style style:name="P52" style:family="paragraph" style:parent-style-name="Text_20_body">
      <style:text-properties officeooo:rsid="002f2cb3" officeooo:paragraph-rsid="00311b4c"/>
    </style:style>
    <style:style style:name="P53" style:family="paragraph" style:parent-style-name="Text_20_body">
      <style:text-properties officeooo:rsid="00311b4c" officeooo:paragraph-rsid="00311b4c"/>
    </style:style>
    <style:style style:name="P54" style:family="paragraph" style:parent-style-name="Text_20_body">
      <style:text-properties officeooo:rsid="00333b1a" officeooo:paragraph-rsid="00333b1a"/>
    </style:style>
    <style:style style:name="P55" style:family="paragraph" style:parent-style-name="Text_20_body">
      <style:text-properties officeooo:rsid="003656a8" officeooo:paragraph-rsid="003656a8"/>
    </style:style>
    <style:style style:name="P56" style:family="paragraph" style:parent-style-name="Text_20_body">
      <style:text-properties officeooo:rsid="003744f7" officeooo:paragraph-rsid="003744f7"/>
    </style:style>
    <style:style style:name="P57" style:family="paragraph" style:parent-style-name="Text_20_body">
      <style:text-properties officeooo:rsid="003e8597" officeooo:paragraph-rsid="003e8597"/>
    </style:style>
    <style:style style:name="P58" style:family="paragraph" style:parent-style-name="Text_20_body">
      <style:text-properties officeooo:rsid="003f7c00" officeooo:paragraph-rsid="003f7c00"/>
    </style:style>
    <style:style style:name="P59" style:family="paragraph" style:parent-style-name="Text_20_body">
      <style:text-properties officeooo:rsid="0041026d" officeooo:paragraph-rsid="0041026d"/>
    </style:style>
    <style:style style:name="P60" style:family="paragraph" style:parent-style-name="Text_20_body">
      <style:paragraph-properties fo:text-align="center" style:justify-single-word="false"/>
      <style:text-properties officeooo:rsid="0041026d" officeooo:paragraph-rsid="0041026d"/>
    </style:style>
    <style:style style:name="P61" style:family="paragraph" style:parent-style-name="Text_20_body">
      <style:paragraph-properties fo:text-align="justify" style:justify-single-word="false"/>
      <style:text-properties officeooo:rsid="0041026d" officeooo:paragraph-rsid="0041026d"/>
    </style:style>
    <style:style style:name="P62" style:family="paragraph" style:parent-style-name="Text_20_body">
      <style:paragraph-properties fo:text-align="justify" style:justify-single-word="false"/>
      <style:text-properties officeooo:rsid="0042bc09" officeooo:paragraph-rsid="0042bc09"/>
    </style:style>
    <style:style style:name="P63" style:family="paragraph" style:parent-style-name="Text_20_body">
      <style:paragraph-properties fo:text-align="justify" style:justify-single-word="false"/>
      <style:text-properties officeooo:rsid="004707f9" officeooo:paragraph-rsid="004707f9"/>
    </style:style>
    <style:style style:name="P64" style:family="paragraph" style:parent-style-name="Text_20_body">
      <style:paragraph-properties fo:text-align="justify" style:justify-single-word="false"/>
      <style:text-properties officeooo:rsid="004707f9" officeooo:paragraph-rsid="00489949"/>
    </style:style>
    <style:style style:name="P65" style:family="paragraph" style:parent-style-name="Text_20_body">
      <style:paragraph-properties fo:text-align="center" style:justify-single-word="false"/>
      <style:text-properties officeooo:rsid="004707f9" officeooo:paragraph-rsid="004707f9"/>
    </style:style>
    <style:style style:name="P66" style:family="paragraph" style:parent-style-name="Text_20_body">
      <style:paragraph-properties fo:text-align="justify" style:justify-single-word="false"/>
      <style:text-properties officeooo:rsid="00489949" officeooo:paragraph-rsid="00489949"/>
    </style:style>
    <style:style style:name="P67" style:family="paragraph" style:parent-style-name="Text_20_body">
      <style:text-properties officeooo:rsid="00524781" officeooo:paragraph-rsid="00524781"/>
    </style:style>
    <style:style style:name="P68" style:family="paragraph" style:parent-style-name="Text_20_body">
      <style:text-properties officeooo:rsid="00524781" officeooo:paragraph-rsid="0058d23b"/>
    </style:style>
    <style:style style:name="P69" style:family="paragraph" style:parent-style-name="Text_20_body">
      <style:text-properties officeooo:rsid="0059e013" officeooo:paragraph-rsid="0059e013"/>
    </style:style>
    <style:style style:name="P70" style:family="paragraph" style:parent-style-name="Text_20_body">
      <style:text-properties officeooo:rsid="005a7554" officeooo:paragraph-rsid="005a7554"/>
    </style:style>
    <style:style style:name="P71" style:family="paragraph" style:parent-style-name="Text_20_body">
      <style:paragraph-properties fo:text-align="center" style:justify-single-word="false"/>
      <style:text-properties officeooo:rsid="005a7554" officeooo:paragraph-rsid="005a7554"/>
    </style:style>
    <style:style style:name="P72" style:family="paragraph" style:parent-style-name="Text_20_body">
      <style:paragraph-properties fo:text-align="start" style:justify-single-word="false"/>
      <style:text-properties officeooo:rsid="005a7554" officeooo:paragraph-rsid="005a7554"/>
    </style:style>
    <style:style style:name="P73" style:family="paragraph" style:parent-style-name="Text_20_body">
      <style:paragraph-properties fo:text-align="start" style:justify-single-word="false"/>
      <style:text-properties officeooo:rsid="005a7554" officeooo:paragraph-rsid="005b4600"/>
    </style:style>
    <style:style style:name="P74" style:family="paragraph" style:parent-style-name="Text_20_body">
      <style:paragraph-properties fo:text-align="start" style:justify-single-word="false"/>
      <style:text-properties officeooo:rsid="005ccc11" officeooo:paragraph-rsid="005ccc11"/>
    </style:style>
    <style:style style:name="P75" style:family="paragraph" style:parent-style-name="Text_20_body">
      <style:text-properties officeooo:rsid="006546b5" officeooo:paragraph-rsid="006546b5"/>
    </style:style>
    <style:style style:name="P76" style:family="paragraph" style:parent-style-name="Table">
      <style:paragraph-properties fo:text-align="center" style:justify-single-word="false"/>
    </style:style>
    <style:style style:name="P77" style:family="paragraph" style:parent-style-name="Illustration">
      <style:paragraph-properties fo:text-align="center" style:justify-single-word="false"/>
    </style:style>
    <style:style style:name="P78" style:family="paragraph" style:parent-style-name="Contents_20_3">
      <style:paragraph-properties>
        <style:tab-stops>
          <style:tab-stop style:position="17.59cm" style:type="right" style:leader-style="dotted" style:leader-text="."/>
        </style:tab-stops>
      </style:paragraph-properties>
    </style:style>
    <style:style style:name="P79" style:family="paragraph" style:parent-style-name="Standard">
      <style:paragraph-properties fo:break-before="page"/>
      <style:text-properties officeooo:rsid="004bb37b" officeooo:paragraph-rsid="004bb37b"/>
    </style:style>
    <style:style style:name="P80" style:family="paragraph" style:parent-style-name="Standard">
      <style:paragraph-properties fo:break-before="page"/>
      <style:text-properties officeooo:rsid="005f397d" officeooo:paragraph-rsid="005f397d"/>
    </style:style>
    <style:style style:name="P81" style:family="paragraph" style:parent-style-name="Text_20_body">
      <style:paragraph-properties fo:text-align="justify" style:justify-single-word="false" fo:break-before="page"/>
      <style:text-properties officeooo:rsid="0041026d" officeooo:paragraph-rsid="0041026d"/>
    </style:style>
    <style:style style:name="P82" style:family="paragraph" style:parent-style-name="Text_20_body">
      <style:paragraph-properties fo:text-align="justify" style:justify-single-word="false" fo:break-before="page"/>
      <style:text-properties officeooo:rsid="004707f9" officeooo:paragraph-rsid="004707f9"/>
    </style:style>
    <style:style style:name="P83" style:family="paragraph" style:parent-style-name="Text_20_body">
      <style:paragraph-properties fo:break-before="page"/>
      <style:text-properties style:text-underline-style="none" officeooo:rsid="0028113f" officeooo:paragraph-rsid="0028113f"/>
    </style:style>
    <style:style style:name="P84" style:family="paragraph" style:parent-style-name="Text_20_body">
      <style:paragraph-properties fo:break-before="page"/>
      <style:text-properties officeooo:rsid="00311b4c" officeooo:paragraph-rsid="00311b4c"/>
    </style:style>
    <style:style style:name="P85" style:family="paragraph" style:parent-style-name="Contents_20_Heading">
      <style:paragraph-properties fo:break-before="page"/>
    </style:style>
    <style:style style:name="P86" style:family="paragraph" style:parent-style-name="Table_20_index_20_heading">
      <style:paragraph-properties fo:break-before="page"/>
    </style:style>
    <style:style style:name="P87" style:family="paragraph" style:parent-style-name="Illustration_20_Index_20_Heading">
      <style:paragraph-properties fo:break-before="page"/>
    </style:style>
    <style:style style:name="P88" style:family="paragraph" style:parent-style-name="Contents_20_2">
      <style:paragraph-properties>
        <style:tab-stops>
          <style:tab-stop style:position="17.5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Table_20_Contents">
      <style:paragraph-properties fo:text-align="center" style:justify-single-word="false"/>
      <style:text-properties style:font-name="Nimbus Roman No9 L" officeooo:rsid="00558906" officeooo:paragraph-rsid="00558906"/>
    </style:style>
    <style:style style:name="P91" style:family="paragraph" style:parent-style-name="Table_20_Contents">
      <style:paragraph-properties fo:text-align="center" style:justify-single-word="false"/>
      <style:text-properties style:font-name="Nimbus Roman No9 L" officeooo:rsid="00558906" officeooo:paragraph-rsid="005b4600"/>
    </style:style>
    <style:style style:name="P92" style:family="paragraph" style:parent-style-name="Table_20_Contents">
      <style:paragraph-properties fo:text-align="center" style:justify-single-word="false"/>
      <style:text-properties style:font-name="Nimbus Roman No9 L" officeooo:rsid="005b4600" officeooo:paragraph-rsid="005b4600"/>
    </style:style>
    <style:style style:name="P93" style:family="paragraph" style:parent-style-name="Illustration_20_Index_20_1">
      <style:paragraph-properties>
        <style:tab-stops>
          <style:tab-stop style:position="17.59cm" style:type="right" style:leader-style="dotted" style:leader-text="."/>
        </style:tab-stops>
      </style:paragraph-properties>
    </style:style>
    <style:style style:name="P94" style:family="paragraph" style:parent-style-name="Table_20_Heading">
      <style:paragraph-properties fo:text-align="center" style:justify-single-word="false"/>
      <style:text-properties officeooo:rsid="00524781" officeooo:paragraph-rsid="00524781"/>
    </style:style>
    <style:style style:name="P95" style:family="paragraph" style:parent-style-name="Table_20_Heading">
      <style:paragraph-properties fo:text-align="center" style:justify-single-word="false"/>
      <style:text-properties officeooo:rsid="00524781" officeooo:paragraph-rsid="005b4600"/>
    </style:style>
    <style:style style:name="P96" style:family="paragraph" style:parent-style-name="Table_20_index_20_1">
      <style:paragraph-properties>
        <style:tab-stops>
          <style:tab-stop style:position="17.59cm" style:type="right" style:leader-style="dotted" style:leader-text="."/>
        </style:tab-stops>
      </style:paragraph-properties>
    </style:style>
    <style:style style:name="P97" style:family="paragraph" style:parent-style-name="Standard" style:master-page-name="First_20_Page">
      <style:paragraph-properties fo:text-align="center" style:justify-single-word="false" style:page-number="auto"/>
      <style:text-properties fo:font-size="80pt" officeooo:rsid="0020d838" officeooo:paragraph-rsid="001ecbef" style:font-size-asian="80pt" style:font-size-complex="80pt"/>
    </style:style>
    <style:style style:name="P98" style:family="paragraph" style:parent-style-name="Standard">
      <style:paragraph-properties fo:text-align="center" style:justify-single-word="false"/>
      <style:text-properties style:text-outline="false" style:text-line-through-style="none" style:text-line-through-type="none" style:font-name="Nimbus Roman No9 L" fo:font-size="10pt" fo:font-style="normal" fo:text-shadow="none" style:text-underline-style="none" fo:font-weight="normal" officeooo:rsid="003744f7" officeooo:paragraph-rsid="003744f7" style:font-size-asian="10pt" style:font-style-asian="normal" style:font-weight-asian="normal" style:font-size-complex="10pt" style:text-emphasize="none"/>
    </style:style>
    <style:style style:name="P99" style:family="paragraph" style:parent-style-name="Standard">
      <style:paragraph-properties fo:text-align="center" style:justify-single-word="false"/>
      <style:text-properties style:text-outline="false" style:text-line-through-style="none" style:text-line-through-type="none" style:font-name="Nimbus Roman No9 L" fo:font-size="10pt" fo:font-style="normal" fo:text-shadow="none" style:text-underline-style="none" fo:font-weight="normal" officeooo:rsid="003744f7" officeooo:paragraph-rsid="00489949" style:font-size-asian="10pt" style:font-style-asian="normal" style:font-weight-asian="normal" style:font-size-complex="10pt" style:text-emphasize="none"/>
    </style:style>
    <style:style style:name="P100" style:family="paragraph" style:parent-style-name="Standard">
      <style:paragraph-properties fo:text-align="center" style:justify-single-word="false"/>
      <style:text-properties style:text-outline="false" style:text-line-through-style="none" style:text-line-through-type="none" style:font-name="Nimbus Roman No9 L" fo:font-size="10pt" fo:font-style="normal" fo:text-shadow="none" style:text-underline-style="none" fo:font-weight="normal" style:font-size-asian="10pt" style:font-style-asian="normal" style:font-weight-asian="normal" style:text-emphasize="none"/>
    </style:style>
    <style:style style:name="P101"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P102"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officeooo:rsid="00558906" officeooo:paragraph-rsid="00558906" style:font-size-asian="10pt" style:font-style-asian="normal" style:font-weight-asian="normal" style:text-emphasize="none"/>
    </style:style>
    <style:style style:name="P103"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officeooo:rsid="00558906" officeooo:paragraph-rsid="005b4600" style:font-size-asian="10pt" style:font-style-asian="normal" style:font-weight-asian="normal" style:text-emphasize="none"/>
    </style:style>
    <style:style style:name="P104"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officeooo:rsid="005779b4" officeooo:paragraph-rsid="005779b4" style:font-size-asian="10pt" style:font-style-asian="normal" style:font-weight-asian="normal" style:text-emphasize="none"/>
    </style:style>
    <style:style style:name="P105"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officeooo:rsid="005f397d" officeooo:paragraph-rsid="005f397d" style:font-size-asian="10pt" style:font-style-asian="normal" style:font-weight-asian="normal" style:text-emphasize="none"/>
    </style:style>
    <style:style style:name="P106" style:family="paragraph" style:parent-style-name="Standard">
      <style:paragraph-properties fo:text-align="center" style:justify-single-word="false"/>
      <style:text-properties style:text-outline="false" style:text-line-through-style="none" style:text-line-through-type="none" style:font-name="Arial" fo:font-size="10pt" fo:font-style="normal" fo:text-shadow="none" style:text-underline-style="none" fo:font-weight="normal" officeooo:rsid="005b4600" officeooo:paragraph-rsid="005b4600" style:font-size-asian="10pt" style:font-style-asian="normal" style:font-weight-asian="normal" style:text-emphasize="none"/>
    </style:style>
    <style:style style:name="P107" style:family="paragraph" style:parent-style-name="Text_20_body" style:list-style-name="L1">
      <style:text-properties officeooo:rsid="00216148" officeooo:paragraph-rsid="00216148"/>
    </style:style>
    <style:style style:name="P108" style:family="paragraph" style:parent-style-name="Text_20_body" style:list-style-name="L2">
      <style:text-properties officeooo:rsid="00222f55" officeooo:paragraph-rsid="00222f55"/>
    </style:style>
    <style:style style:name="P109" style:family="paragraph" style:parent-style-name="Text_20_body" style:list-style-name="L4">
      <style:text-properties officeooo:rsid="00222f55" officeooo:paragraph-rsid="00222f55"/>
    </style:style>
    <style:style style:name="P110" style:family="paragraph" style:parent-style-name="Text_20_body" style:list-style-name="L3">
      <style:text-properties officeooo:paragraph-rsid="00222f55"/>
    </style:style>
    <style:style style:name="P111" style:family="paragraph" style:parent-style-name="Text_20_body" style:list-style-name="L5">
      <style:text-properties fo:font-weight="bold" officeooo:rsid="00257692" officeooo:paragraph-rsid="00257692" style:font-weight-asian="bold" style:font-weight-complex="bold"/>
    </style:style>
    <style:style style:name="P112" style:family="paragraph" style:parent-style-name="Text_20_body" style:list-style-name="L5">
      <style:text-properties fo:font-weight="bold" officeooo:rsid="0025bce4" officeooo:paragraph-rsid="0025bce4" style:font-weight-asian="bold" style:font-weight-complex="bold"/>
    </style:style>
    <style:style style:name="P113" style:family="paragraph" style:parent-style-name="Text_20_body" style:list-style-name="L10">
      <style:text-properties fo:font-weight="bold" officeooo:rsid="0028d255" officeooo:paragraph-rsid="0028d255" style:font-weight-asian="bold" style:font-weight-complex="bold"/>
    </style:style>
    <style:style style:name="P114" style:family="paragraph" style:parent-style-name="Text_20_body" style:list-style-name="L5">
      <style:text-properties fo:font-weight="normal" officeooo:rsid="00257692" officeooo:paragraph-rsid="00257692" style:font-weight-asian="normal" style:font-weight-complex="normal"/>
    </style:style>
    <style:style style:name="P115" style:family="paragraph" style:parent-style-name="Text_20_body" style:list-style-name="L5">
      <style:text-properties fo:font-weight="normal" officeooo:rsid="0025bce4" officeooo:paragraph-rsid="0025bce4" style:font-weight-asian="normal" style:font-weight-complex="normal"/>
    </style:style>
    <style:style style:name="P116" style:family="paragraph" style:parent-style-name="Text_20_body" style:list-style-name="L6">
      <style:text-properties officeooo:rsid="00272859" officeooo:paragraph-rsid="00272859"/>
    </style:style>
    <style:style style:name="P117" style:family="paragraph" style:parent-style-name="Text_20_body" style:list-style-name="L7">
      <style:text-properties style:text-underline-style="solid" style:text-underline-width="auto" style:text-underline-color="font-color" officeooo:rsid="00272859" officeooo:paragraph-rsid="00272859"/>
    </style:style>
    <style:style style:name="P118" style:family="paragraph" style:parent-style-name="Text_20_body" style:list-style-name="L9">
      <style:text-properties style:text-underline-style="solid" style:text-underline-width="auto" style:text-underline-color="font-color" officeooo:rsid="0028113f" officeooo:paragraph-rsid="0028113f"/>
    </style:style>
    <style:style style:name="P119" style:family="paragraph" style:parent-style-name="Text_20_body" style:list-style-name="L7">
      <style:text-properties style:text-underline-style="none" officeooo:rsid="00272859" officeooo:paragraph-rsid="00272859"/>
    </style:style>
    <style:style style:name="P120" style:family="paragraph" style:parent-style-name="Text_20_body" style:list-style-name="L8">
      <style:text-properties style:text-underline-style="none" officeooo:rsid="0028113f" officeooo:paragraph-rsid="0028113f"/>
    </style:style>
    <style:style style:name="P121" style:family="paragraph" style:parent-style-name="Text_20_body" style:list-style-name="L9">
      <style:text-properties style:text-underline-style="none" officeooo:rsid="0028113f" officeooo:paragraph-rsid="0028113f"/>
    </style:style>
    <style:style style:name="P122" style:family="paragraph" style:parent-style-name="Text_20_body" style:list-style-name="L10">
      <style:text-properties officeooo:rsid="0028d255" officeooo:paragraph-rsid="0028d255"/>
    </style:style>
    <style:style style:name="P123" style:family="paragraph" style:parent-style-name="Text_20_body" style:list-style-name="L11">
      <style:text-properties officeooo:rsid="0028d255" officeooo:paragraph-rsid="0028d255"/>
    </style:style>
    <style:style style:name="P124" style:family="paragraph" style:parent-style-name="Text_20_body" style:list-style-name="L11">
      <style:text-properties officeooo:rsid="0028d255" officeooo:paragraph-rsid="002abf61"/>
    </style:style>
    <style:style style:name="P125" style:family="paragraph" style:parent-style-name="Text_20_body" style:list-style-name="L12">
      <style:text-properties officeooo:rsid="002a7d04" officeooo:paragraph-rsid="002a7d04"/>
    </style:style>
    <style:style style:name="P126" style:family="paragraph" style:parent-style-name="Text_20_body" style:list-style-name="L15">
      <style:text-properties officeooo:rsid="002a7d04" officeooo:paragraph-rsid="002abf61"/>
    </style:style>
    <style:style style:name="P127" style:family="paragraph" style:parent-style-name="Text_20_body" style:list-style-name="L13">
      <style:text-properties officeooo:rsid="002a818b" officeooo:paragraph-rsid="002a818b"/>
    </style:style>
    <style:style style:name="P128" style:family="paragraph" style:parent-style-name="Text_20_body" style:list-style-name="L14">
      <style:text-properties officeooo:rsid="002a818b" officeooo:paragraph-rsid="002a818b"/>
    </style:style>
    <style:style style:name="P129" style:family="paragraph" style:parent-style-name="Text_20_body" style:list-style-name="L14">
      <style:text-properties officeooo:rsid="002abf61" officeooo:paragraph-rsid="002abf61"/>
    </style:style>
    <style:style style:name="P130" style:family="paragraph" style:parent-style-name="Text_20_body" style:list-style-name="L15">
      <style:text-properties officeooo:rsid="002abf61" officeooo:paragraph-rsid="002abf61"/>
    </style:style>
    <style:style style:name="P131" style:family="paragraph" style:parent-style-name="Text_20_body" style:list-style-name="L16">
      <style:text-properties officeooo:rsid="00311b4c" officeooo:paragraph-rsid="00311b4c"/>
    </style:style>
    <style:style style:name="P132" style:family="paragraph" style:parent-style-name="Text_20_body" style:list-style-name="">
      <style:text-properties officeooo:rsid="00354313" officeooo:paragraph-rsid="00354313"/>
    </style:style>
    <style:style style:name="P133" style:family="paragraph" style:parent-style-name="Text_20_body" style:list-style-name="L17">
      <style:text-properties officeooo:rsid="003f7c00" officeooo:paragraph-rsid="003f7c00"/>
    </style:style>
    <style:style style:name="P134" style:family="paragraph" style:parent-style-name="Text_20_body" style:list-style-name="L18">
      <style:text-properties officeooo:rsid="0059e013" officeooo:paragraph-rsid="0059e013"/>
    </style:style>
    <style:style style:name="P135" style:family="paragraph" style:parent-style-name="Text_20_body">
      <style:text-properties officeooo:rsid="002f1563" officeooo:paragraph-rsid="0077080b"/>
    </style:style>
    <style:style style:name="P136" style:family="paragraph" style:parent-style-name="Heading_20_1">
      <style:text-properties officeooo:rsid="00216148" officeooo:paragraph-rsid="00216148"/>
    </style:style>
    <style:style style:name="P137" style:family="paragraph" style:parent-style-name="Heading_20_1">
      <style:text-properties officeooo:rsid="00239efa" officeooo:paragraph-rsid="00239efa"/>
    </style:style>
    <style:style style:name="P138" style:family="paragraph" style:parent-style-name="Heading_20_1">
      <style:text-properties officeooo:rsid="00222f55" officeooo:paragraph-rsid="00222f55"/>
    </style:style>
    <style:style style:name="P139" style:family="paragraph" style:parent-style-name="Heading_20_1">
      <style:text-properties officeooo:rsid="00257692" officeooo:paragraph-rsid="00257692"/>
    </style:style>
    <style:style style:name="P140" style:family="paragraph" style:parent-style-name="Heading_20_1">
      <style:text-properties officeooo:rsid="002dad08" officeooo:paragraph-rsid="002dad08"/>
    </style:style>
    <style:style style:name="P141" style:family="paragraph" style:parent-style-name="Heading_20_1" style:list-style-name="">
      <style:text-properties officeooo:rsid="00354313" officeooo:paragraph-rsid="00354313"/>
    </style:style>
    <style:style style:name="P142" style:family="paragraph" style:parent-style-name="Heading_20_1">
      <style:text-properties officeooo:rsid="006546b5" officeooo:paragraph-rsid="006546b5"/>
    </style:style>
    <style:style style:name="P143" style:family="paragraph" style:parent-style-name="Heading_20_1">
      <style:paragraph-properties fo:break-before="page"/>
      <style:text-properties officeooo:rsid="00216148" officeooo:paragraph-rsid="00216148"/>
    </style:style>
    <style:style style:name="P144" style:family="paragraph" style:parent-style-name="Heading_20_1">
      <style:paragraph-properties fo:break-before="page"/>
      <style:text-properties officeooo:rsid="0028d255" officeooo:paragraph-rsid="0028d255"/>
    </style:style>
    <style:style style:name="P145" style:family="paragraph" style:parent-style-name="Heading_20_1" style:list-style-name="">
      <style:paragraph-properties fo:break-before="page"/>
      <style:text-properties officeooo:rsid="00354313" officeooo:paragraph-rsid="00354313"/>
    </style:style>
    <style:style style:name="P146" style:family="paragraph" style:parent-style-name="Heading_20_1">
      <style:paragraph-properties fo:break-before="page"/>
      <style:text-properties officeooo:rsid="00354313" officeooo:paragraph-rsid="00354313"/>
    </style:style>
    <style:style style:name="P147" style:family="paragraph" style:parent-style-name="Heading_20_2">
      <style:text-properties officeooo:rsid="00222f55" officeooo:paragraph-rsid="00222f55"/>
    </style:style>
    <style:style style:name="P148" style:family="paragraph" style:parent-style-name="Heading_20_2" style:list-style-name="">
      <style:text-properties officeooo:rsid="00222f55" officeooo:paragraph-rsid="00222f55"/>
    </style:style>
    <style:style style:name="P149" style:family="paragraph" style:parent-style-name="Heading_20_2">
      <style:text-properties officeooo:rsid="00239efa" officeooo:paragraph-rsid="00239efa"/>
    </style:style>
    <style:style style:name="P150" style:family="paragraph" style:parent-style-name="Heading_20_2">
      <style:text-properties officeooo:rsid="00257692" officeooo:paragraph-rsid="00257692"/>
    </style:style>
    <style:style style:name="P151" style:family="paragraph" style:parent-style-name="Heading_20_2">
      <style:text-properties officeooo:rsid="00272859" officeooo:paragraph-rsid="00272859"/>
    </style:style>
    <style:style style:name="P152" style:family="paragraph" style:parent-style-name="Heading_20_2">
      <style:text-properties officeooo:rsid="0028d255" officeooo:paragraph-rsid="0028d255"/>
    </style:style>
    <style:style style:name="P153" style:family="paragraph" style:parent-style-name="Heading_20_2">
      <style:text-properties officeooo:rsid="002c937c" officeooo:paragraph-rsid="002c937c"/>
    </style:style>
    <style:style style:name="P154" style:family="paragraph" style:parent-style-name="Heading_20_2">
      <style:text-properties officeooo:rsid="00354313" officeooo:paragraph-rsid="00354313"/>
    </style:style>
    <style:style style:name="P155" style:family="paragraph" style:parent-style-name="Heading_20_2">
      <style:paragraph-properties fo:break-before="page"/>
      <style:text-properties officeooo:rsid="00222f55" officeooo:paragraph-rsid="00222f55"/>
    </style:style>
    <style:style style:name="P156" style:family="paragraph" style:parent-style-name="Heading_20_2">
      <style:paragraph-properties fo:break-before="page"/>
      <style:text-properties officeooo:rsid="00524781" officeooo:paragraph-rsid="00524781"/>
    </style:style>
    <style:style style:name="P157" style:family="paragraph" style:parent-style-name="Heading_20_3">
      <style:text-properties officeooo:rsid="0028d255" officeooo:paragraph-rsid="0028d255"/>
    </style:style>
    <style:style style:name="P158" style:family="paragraph" style:parent-style-name="Heading_20_3">
      <style:text-properties officeooo:rsid="002a818b" officeooo:paragraph-rsid="002a818b"/>
    </style:style>
    <style:style style:name="P159" style:family="paragraph" style:parent-style-name="Heading_20_3">
      <style:text-properties officeooo:rsid="002abf61" officeooo:paragraph-rsid="002abf61"/>
    </style:style>
    <style:style style:name="T1" style:family="text">
      <style:text-properties officeooo:rsid="0028424e"/>
    </style:style>
    <style:style style:name="T2" style:family="text">
      <style:text-properties officeooo:rsid="001f04f6"/>
    </style:style>
    <style:style style:name="T3" style:family="text">
      <style:text-properties officeooo:rsid="00222f55"/>
    </style:style>
    <style:style style:name="T4" style:family="text">
      <style:text-properties officeooo:rsid="00257692"/>
    </style:style>
    <style:style style:name="T5" style:family="text">
      <style:text-properties officeooo:rsid="0025bce4"/>
    </style:style>
    <style:style style:name="T6" style:family="text">
      <style:text-properties style:text-underline-style="solid" style:text-underline-width="auto" style:text-underline-color="font-color"/>
    </style:style>
    <style:style style:name="T7" style:family="text">
      <style:text-properties officeooo:rsid="0028113f"/>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2abf61"/>
    </style:style>
    <style:style style:name="T11" style:family="text">
      <style:text-properties officeooo:rsid="002f1563"/>
    </style:style>
    <style:style style:name="T12" style:family="text">
      <style:text-properties officeooo:rsid="00352eb4"/>
    </style:style>
    <style:style style:name="T13" style:family="text">
      <style:text-properties officeooo:rsid="003656a8"/>
    </style:style>
    <style:style style:name="T14"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5" style:family="text">
      <style:text-properties style:text-outline="false" style:text-line-through-style="none" style:text-line-through-type="none" style:font-name="Arial" fo:font-size="10pt" fo:font-style="normal" fo:text-shadow="none" style:text-underline-style="none" fo:font-weight="normal" officeooo:rsid="005779b4" style:font-size-asian="10pt" style:font-style-asian="normal" style:font-weight-asian="normal" style:text-emphasize="none"/>
    </style:style>
    <style:style style:name="T16" style:family="text">
      <style:text-properties officeooo:rsid="003e8597"/>
    </style:style>
    <style:style style:name="T17" style:family="text">
      <style:text-properties officeooo:rsid="0044304b"/>
    </style:style>
    <style:style style:name="T18" style:family="text">
      <style:text-properties officeooo:rsid="004a3180"/>
    </style:style>
    <style:style style:name="T19" style:family="text">
      <style:text-properties officeooo:rsid="004d9e5e"/>
    </style:style>
    <style:style style:name="T20" style:family="text">
      <style:text-properties officeooo:rsid="0050daea"/>
    </style:style>
    <style:style style:name="T21" style:family="text">
      <style:text-properties officeooo:rsid="00524781"/>
    </style:style>
    <style:style style:name="T22" style:family="text">
      <style:text-properties officeooo:rsid="00543cb1"/>
    </style:style>
    <style:style style:name="T23" style:family="text">
      <style:text-properties officeooo:rsid="0069e60f"/>
    </style:style>
    <style:style style:name="T24" style:family="text">
      <style:text-properties officeooo:rsid="006b6273"/>
    </style:style>
    <style:style style:name="T25" style:family="text">
      <style:text-properties officeooo:rsid="006e0b66"/>
    </style:style>
    <style:style style:name="T26" style:family="text">
      <style:text-properties officeooo:rsid="006e3223"/>
    </style:style>
    <style:style style:name="T27" style:family="text">
      <style:text-properties officeooo:rsid="006f96f2"/>
    </style:style>
    <style:style style:name="T28" style:family="text">
      <style:text-properties officeooo:rsid="00715254"/>
    </style:style>
    <style:style style:name="T29" style:family="text">
      <style:text-properties officeooo:rsid="00717bed"/>
    </style:style>
    <style:style style:name="T30" style:family="text">
      <style:text-properties officeooo:rsid="00732593"/>
    </style:style>
    <style:style style:name="T31" style:family="text">
      <style:text-properties officeooo:rsid="0073f65c"/>
    </style:style>
    <style:style style:name="T32" style:family="text">
      <style:text-properties officeooo:rsid="0073fde8"/>
    </style:style>
    <style:style style:name="T33" style:family="text">
      <style:text-properties officeooo:rsid="0077080b"/>
    </style:style>
    <style:style style:name="T34" style:family="text">
      <style:text-properties officeooo:rsid="0077ab3c"/>
    </style:style>
    <style:style style:name="T35" style:family="text">
      <style:text-properties officeooo:rsid="00780b06"/>
    </style:style>
    <style:style style:name="T36" style:family="text">
      <style:text-properties officeooo:rsid="0078d13d"/>
    </style:style>
    <style:style style:name="T37" style:family="text">
      <style:text-properties officeooo:rsid="0079dee1"/>
    </style:style>
    <style:style style:name="T38" style:family="text">
      <style:text-properties officeooo:rsid="007c0edc"/>
    </style:style>
    <style:style style:name="T39" style:family="text">
      <style:text-properties officeooo:rsid="0084bd19"/>
    </style:style>
    <style:style style:name="T40" style:family="text">
      <style:text-properties officeooo:rsid="00861bf1"/>
    </style:style>
    <style:style style:name="T41" style:family="text">
      <style:text-properties officeooo:rsid="008626a5"/>
    </style:style>
    <style:style style:name="T42" style:family="text">
      <style:text-properties officeooo:rsid="00879789"/>
    </style:style>
    <style:style style:name="T43" style:family="text">
      <style:text-properties officeooo:rsid="0088fc5b"/>
    </style:style>
    <style:style style:name="T44" style:family="text">
      <style:text-properties officeooo:rsid="008d2442"/>
    </style:style>
    <style:style style:name="T45" style:family="text">
      <style:text-properties officeooo:rsid="008edc34"/>
    </style:style>
    <style:style style:name="T46" style:family="text">
      <style:text-properties officeooo:rsid="009046ca"/>
    </style:style>
    <style:style style:name="T47" style:family="text">
      <style:text-properties officeooo:rsid="0091e254"/>
    </style:style>
    <style:style style:name="T48" style:family="text">
      <style:text-properties officeooo:rsid="0093782e"/>
    </style:style>
    <style:style style:name="T49" style:family="text">
      <style:text-properties officeooo:rsid="009395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Práctica <text:span text:style-name="T2">2</text:span></text:p>
      <text:p text:style-name="P2">Metaheurística</text:p>
      <text:p text:style-name="P3"/>
      <text:p text:style-name="P3"><text:date style:data-style-name="N76" text:date-value="2014-04-13T22:38:09.918107469">13 de abril de 2014</text:date></text:p>
      <text:p text:style-name="P3"/>
      <text:p text:style-name="P5">Pedro José Piquero Plaza <text:s/><text:span text:style-name="T2">(gowikel@gmail.com)</text:span></text:p>
      <text:p text:style-name="P4"/>
      <text:p text:style-name="P6">Universidad de Córdoba</text:p>
      <text:p text:style-name="P7">Escuela Politécnica Superior</text:p>
      <text:p text:style-name="P7">3º Ingeniería Informática</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85">Índice de contenido</text:p>
          </text:index-title>
          <text:p text:style-name="P89"><text:a xlink:type="simple" xlink:href="#__RefHeading__152_729929409" text:style-name="Index_20_Link" text:visited-style-name="Index_20_Link"><text:s/>I. Enlace con la práctica 1<text:tab/>5</text:a></text:p>
          <text:p text:style-name="P89"><text:a xlink:type="simple" xlink:href="#__RefHeading__154_729929409" text:style-name="Index_20_Link" text:visited-style-name="Index_20_Link"><text:s/>II. Descripción de los problemas<text:tab/>5</text:a></text:p>
          <text:p text:style-name="P88"><text:a xlink:type="simple" xlink:href="#__RefHeading__156_729929409" text:style-name="Index_20_Link" text:visited-style-name="Index_20_Link"><text:s/>A. El problema del aumento de la diversidad mínima (MMDP)<text:tab/>5</text:a></text:p>
          <text:p text:style-name="P88"><text:a xlink:type="simple" xlink:href="#__RefHeading__158_729929409" text:style-name="Index_20_Link" text:visited-style-name="Index_20_Link"><text:s/>B. El problema del viajante de comercio (TSP)<text:tab/>5</text:a></text:p>
          <text:p text:style-name="P89"><text:a xlink:type="simple" xlink:href="#__RefHeading__160_729929409" text:style-name="Index_20_Link" text:visited-style-name="Index_20_Link"><text:s/>III. Lenguaje de programación utilizado<text:tab/>6</text:a></text:p>
          <text:p text:style-name="P89"><text:a xlink:type="simple" xlink:href="#__RefHeading__162_729929409" text:style-name="Index_20_Link" text:visited-style-name="Index_20_Link"><text:s/>IV. Representación de los individuos<text:tab/>6</text:a></text:p>
          <text:p text:style-name="P88"><text:a xlink:type="simple" xlink:href="#__RefHeading__164_729929409" text:style-name="Index_20_Link" text:visited-style-name="Index_20_Link"><text:s/>A. Max Min Diversity Problem<text:tab/>6</text:a></text:p>
          <text:p text:style-name="P88"><text:a xlink:type="simple" xlink:href="#__RefHeading__166_729929409" text:style-name="Index_20_Link" text:visited-style-name="Index_20_Link"><text:s/>B. Travelling Salesman Problem<text:tab/>7</text:a></text:p>
          <text:p text:style-name="P89"><text:a xlink:type="simple" xlink:href="#__RefHeading__955_1637519374" text:style-name="Index_20_Link" text:visited-style-name="Index_20_Link"><text:s/>V. Descripción de los algoritmos<text:tab/>7</text:a></text:p>
          <text:p text:style-name="P88"><text:a xlink:type="simple" xlink:href="#__RefHeading__957_1637519374" text:style-name="Index_20_Link" text:visited-style-name="Index_20_Link"><text:s/>A. Búsqueda local “la mejora primero”<text:tab/>7</text:a></text:p>
          <text:p text:style-name="P88"><text:a xlink:type="simple" xlink:href="#__RefHeading__959_1637519374" text:style-name="Index_20_Link" text:visited-style-name="Index_20_Link"><text:s/>B. Búsqueda local “la mejor mejora”<text:tab/>7</text:a></text:p>
          <text:p text:style-name="P88"><text:a xlink:type="simple" xlink:href="#__RefHeading__961_1637519374" text:style-name="Index_20_Link" text:visited-style-name="Index_20_Link"><text:s/>C. Enfriamiento simulado<text:tab/>8</text:a></text:p>
          <text:p text:style-name="P89"><text:a xlink:type="simple" xlink:href="#__RefHeading__963_1637519374" text:style-name="Index_20_Link" text:visited-style-name="Index_20_Link"><text:s/>VI. Particularidades<text:tab/>8</text:a></text:p>
          <text:p text:style-name="P88"><text:a xlink:type="simple" xlink:href="#__RefHeading__965_1637519374" text:style-name="Index_20_Link" text:visited-style-name="Index_20_Link"><text:s/>A. Criterios de parada<text:tab/>8</text:a></text:p>
          <text:p text:style-name="P88"><text:a xlink:type="simple" xlink:href="#__RefHeading__967_1637519374" text:style-name="Index_20_Link" text:visited-style-name="Index_20_Link"><text:s/>B. Enfriamiento simulado<text:tab/>9</text:a></text:p>
          <text:p text:style-name="P88"><text:a xlink:type="simple" xlink:href="#__RefHeading__969_1637519374" text:style-name="Index_20_Link" text:visited-style-name="Index_20_Link"><text:s/>C. Métricas en Max Min Diversity Problem<text:tab/>9</text:a></text:p>
          <text:p text:style-name="P89"><text:a xlink:type="simple" xlink:href="#__RefHeading__971_1637519374" text:style-name="Index_20_Link" text:visited-style-name="Index_20_Link"><text:s/>VII. Descripción de los algoritmos de búsqueda (la implementación detallada en Ruby)<text:tab/>12</text:a></text:p>
          <text:p text:style-name="P88"><text:a xlink:type="simple" xlink:href="#__RefHeading__973_1637519374" text:style-name="Index_20_Link" text:visited-style-name="Index_20_Link"><text:s/>A. Max Min Diversity Problem<text:tab/>12</text:a></text:p>
          <text:p text:style-name="P78"><text:a xlink:type="simple" xlink:href="#__RefHeading__975_1637519374" text:style-name="Index_20_Link" text:visited-style-name="Index_20_Link"><text:s/>i. Operadores comunes<text:tab/>12</text:a></text:p>
          <text:p text:style-name="P78"><text:a xlink:type="simple" xlink:href="#__RefHeading__977_1637519374" text:style-name="Index_20_Link" text:visited-style-name="Index_20_Link"><text:s/>ii. Búsqueda local “la mejora primero”<text:tab/>12</text:a></text:p>
          <text:p text:style-name="P78"><text:a xlink:type="simple" xlink:href="#__RefHeading__979_1637519374" text:style-name="Index_20_Link" text:visited-style-name="Index_20_Link"><text:s/>iii. Búsqueda local “la mejor mejora”<text:tab/>13</text:a></text:p>
          <text:p text:style-name="P78"><text:a xlink:type="simple" xlink:href="#__RefHeading__981_1637519374" text:style-name="Index_20_Link" text:visited-style-name="Index_20_Link"><text:s/>iv. Enfriamiento simulado<text:tab/>14</text:a></text:p>
          <text:p text:style-name="P88"><text:a xlink:type="simple" xlink:href="#__RefHeading__983_1637519374" text:style-name="Index_20_Link" text:visited-style-name="Index_20_Link"><text:s/>B. Travelling Salesman Problem<text:tab/>15</text:a></text:p>
          <text:p text:style-name="P89"><text:a xlink:type="simple" xlink:href="#__RefHeading__985_1637519374" text:style-name="Index_20_Link" text:visited-style-name="Index_20_Link"><text:s/>VIII. Análisis general de los resultados<text:tab/>15</text:a></text:p>
          <text:p text:style-name="P89"><text:a xlink:type="simple" xlink:href="#__RefHeading__987_1637519374" text:style-name="Index_20_Link" text:visited-style-name="Index_20_Link"><text:s/>IX. Análisis detallado de los resultados<text:tab/>20</text:a></text:p>
          <text:p text:style-name="P88"><text:a xlink:type="simple" xlink:href="#__RefHeading__989_1637519374" text:style-name="Index_20_Link" text:visited-style-name="Index_20_Link"><text:s/>A. El problema de maximizar la diversidad mínima<text:tab/>20</text:a></text:p>
          <text:p text:style-name="P88"><text:a xlink:type="simple" xlink:href="#__RefHeading__2003_1637519374" text:style-name="Index_20_Link" text:visited-style-name="Index_20_Link"><text:s/>B. El problema del viajante de comercio<text:tab/>26</text:a></text:p>
          <text:p text:style-name="P89"><text:a xlink:type="simple" xlink:href="#__RefHeading__3158_1637519374" text:style-name="Index_20_Link" text:visited-style-name="Index_20_Link"><text:s/>X. Conclusiones<text:tab/>30</text:a></text:p>
        </text:index-body>
      </text:table-of-content>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86">Índice de tablas</text:p>
          </text:index-title>
          <text:p text:style-name="P96">Tabla 1: Un ejemplo de diversidad entre los individuos<text:tab/>10</text:p>
          <text:p text:style-name="P96">Tabla 2: Diferencias medias con la mejor solución<text:tab/>16</text:p>
          <text:p text:style-name="P96">Tabla 3: Tiempo empleado para ejecutar cada algoritmo<text:tab/>17</text:p>
          <text:p text:style-name="P96">Tabla 4: Instancias elegidas como representación del cluster<text:tab/>21</text:p>
          <text:p text:style-name="P96">Tabla 5: Raíz cuadrada del error cometido en cada instancia del MMDP<text:tab/>24</text:p>
          <text:p text:style-name="P96">Tabla 6: Análisis detallado de las instancias de TSP<text:tab/>26</text:p>
          <text:p text:style-name="P96">Tabla 7: Raíz del error cuadrático medio en TSP<text:tab/>29</text:p>
        </text:index-body>
      </text:table-index>
      <text:p text:style-name="Text_20_body"/>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87">Índice de ilustraciones</text:p>
          </text:index-title>
          <text:p text:style-name="P93"><text:a xlink:type="simple" xlink:href="#Ilustración!0|sequence" text:style-name="Index_20_Link" text:visited-style-name="Index_20_Link">Ilustración 1: Diferencias medias respecto a la solución optima<text:tab/>18</text:a></text:p>
          <text:p text:style-name="P93"><text:a xlink:type="simple" xlink:href="#Ilustración!1|sequence" text:style-name="Index_20_Link" text:visited-style-name="Index_20_Link">Ilustración 2: Tiempo de ejecución medio en MMDP<text:tab/>19</text:a></text:p>
          <text:p text:style-name="P93"><text:a xlink:type="simple" xlink:href="#Ilustración!2|sequence" text:style-name="Index_20_Link" text:visited-style-name="Index_20_Link">Ilustración 3: Tiempo medio de ejecución para TSP<text:tab/>19</text:a></text:p>
          <text:p text:style-name="P93"><text:a xlink:type="simple" xlink:href="#Ilustración!3|sequence" text:style-name="Index_20_Link" text:visited-style-name="Index_20_Link">Ilustración 4: Tiempo de ejecución en MMDP según el tamaño de las instancias<text:tab/>22</text:a></text:p>
          <text:p text:style-name="P93"><text:a xlink:type="simple" xlink:href="#Ilustración!4|sequence" text:style-name="Index_20_Link" text:visited-style-name="Index_20_Link">Ilustración 5: Tiempo de ejecución MMDP excluyendo el cluster de instancias grandes<text:tab/>23</text:a></text:p>
          <text:p text:style-name="P93"><text:a xlink:type="simple" xlink:href="#Ilustración!5|sequence" text:style-name="Index_20_Link" text:visited-style-name="Index_20_Link">Ilustración 6: Tiempo de ejecución MMDP instancias grandes<text:tab/>23</text:a></text:p>
          <text:p text:style-name="P93"><text:a xlink:type="simple" xlink:href="#Ilustración!6|sequence" text:style-name="Index_20_Link" text:visited-style-name="Index_20_Link">Ilustración 7: Comparación de la media del error cometido por algoritmo en MMDP<text:tab/>25</text:a></text:p>
          <text:p text:style-name="P93"><text:a xlink:type="simple" xlink:href="#Ilustración!7|sequence" text:style-name="Index_20_Link" text:visited-style-name="Index_20_Link">Ilustración 8: Análisis del tiempo empleado por instancia en TSP<text:tab/>27</text:a></text:p>
          <text:p text:style-name="P93"><text:a xlink:type="simple" xlink:href="#Ilustración!8|sequence" text:style-name="Index_20_Link" text:visited-style-name="Index_20_Link">Ilustración 9: Análisis del tiempo de ejecución en TSP excluyendo al enfriamiento simulado<text:tab/>28</text:a></text:p>
          <text:p text:style-name="P93"><text:a xlink:type="simple" xlink:href="#Ilustración!9|sequence" text:style-name="Index_20_Link" text:visited-style-name="Index_20_Link">Ilustración 10: Error cuadrático medio y desviación del TSP<text:tab/>30</text:a></text:p>
        </text:index-body>
      </text:illustration-index>
      <text:p text:style-name="Text_20_body"/>
      <text:p text:style-name="Text_20_body"/>
      <text:h text:style-name="P143" text:outline-level="1"><text:bookmark-start text:name="__RefHeading__152_729929409"/>Enlace con la práctica 1<text:bookmark-end text:name="__RefHeading__152_729929409"/></text:h>
      <text:p text:style-name="P25">En la práctica 1 se trabaj<text:span text:style-name="T23">ó</text:span> con cuatro problemas diferentes, los cuales trataban de:</text:p>
      <text:list xml:id="list3531227557085406795" text:style-name="L1">
        <text:list-item>
          <text:p text:style-name="P107">Hallar un subconjunto que maximizara la diversidad presente entre un conjunto de individuos.</text:p>
        </text:list-item>
        <text:list-item>
          <text:p text:style-name="P107">Hallar la ruta óptima en el problema del viajante de comercio.</text:p>
        </text:list-item>
        <text:list-item>
          <text:p text:style-name="P107">Encontrar la disposición lineal de un grafo no dirigido de manera que se minimizaran el n<text:span text:style-name="T23">ú</text:span>mero de cortes realizados a las aristas entre dos nodos consecutivos.</text:p>
        </text:list-item>
        <text:list-item>
          <text:p text:style-name="P107">En una red donde una serie de nodos ofrecen servicio a otros nodos clientes encontrar aquellos nodos que actuarían mejor como nodos concentradores.</text:p>
        </text:list-item>
      </text:list>
      <text:p text:style-name="P25">Como cada uno de los problemas mencionados está demostrado que es suficientemente complejo como para que un ordenador no pueda hallar la solución en un tiempo aceptable si la solución crece lo suficiente (especialmente son problemas de combinatoria y el número de soluciones es muy elevado), se opt<text:span text:style-name="T23">ó</text:span> por utilizar algoritmos probabil<text:span text:style-name="T23">ítico</text:span>s de manera que se obtendrían soluciones muy rápidamente, aunque no por ello tenían que ser buenas soluciones.</text:p>
      <text:p text:style-name="P25">En esta segunda práctica se trata de utilizar ciertas técnicas de metaheur<text:span text:style-name="T23">í</text:span>stica que tratan de obtener una mejor solución que los propios algoritmos probabil<text:span text:style-name="T23">íticos</text:span> estándar (como los algoritmos de Monte Carlo o de las Vegas).</text:p>
      <text:h text:style-name="P136" text:outline-level="1"><text:bookmark-start text:name="__RefHeading__154_729929409"/>Descripción de los problemas<text:bookmark-end text:name="__RefHeading__154_729929409"/></text:h>
      <text:h text:style-name="P147" text:outline-level="2"><text:bookmark-start text:name="__RefHeading__156_729929409"/>El problema del aumento de la diversidad mínima (MMDP)<text:bookmark-end text:name="__RefHeading__156_729929409"/></text:h>
      <text:p text:style-name="P26">El problema Max Min Diversity Problem trata de escoger dentro de un determinado conjunto de individuos, un subconjunto de tamaño m, de manera que la diversidad entre cada uno de los individuos sea lo más grande posible.</text:p>
      <text:h text:style-name="P147" text:outline-level="2"><text:bookmark-start text:name="__RefHeading__158_729929409"/>El problema del viajante de comercio (TSP)<text:bookmark-end text:name="__RefHeading__158_729929409"/></text:h>
      <text:p text:style-name="P26">El problema del viajante de comercio (Travelling salesman problem), trata de establecer una ruta entre una serie de ciudades que cumpla con las siguientes condiciones:</text:p>
      <text:list xml:id="list9116341333935495927" text:style-name="L2">
        <text:list-item>
          <text:p text:style-name="P108">Se debe de escoger todas las ciudades integrantes del problema.</text:p>
        </text:list-item>
        <text:list-item>
          <text:p text:style-name="P108">Se debe empezar y acabar en la misma ciudad. De entre todas las posibles soluciones al problema se debe escoger aquella ruta que tenga menor coste.</text:p>
        </text:list-item>
      </text:list>
      <text:h text:style-name="P137" text:outline-level="1"><text:bookmark-start text:name="__RefHeading__160_729929409"/><text:soft-page-break/>Lenguaje de programación utilizado<text:bookmark-end text:name="__RefHeading__160_729929409"/></text:h>
      <text:p text:style-name="P27">Al igual que en la práctica anterior, he estado utilizando el lenguaje de programación Ruby para la implementación de está práctica. La única diferencia ha sido que he hecho mucho más <text:span text:style-name="T23">hincapié</text:span> en utilizar la API de Ruby para escribir las extensiones en C, debido principalmente al gran poder de computación necesario para poder ejecutar los algoritmos expuestos en clase con instancias grandes.</text:p>
      <text:p text:style-name="P27">El estado y el trabajo realizado en la práctica puede consultarse a través del enlace: <text:a xlink:type="simple" xlink:href="https://github.com/PracticasUCO/Practica1-Metaheuristica">https://github.com/PracticasUCO/Practica1-Metaheuristica</text:a></text:p>
      <text:h text:style-name="P138" text:outline-level="1"><text:bookmark-start text:name="__RefHeading__162_729929409"/>Representación de los individuos<text:bookmark-end text:name="__RefHeading__162_729929409"/></text:h>
      <text:p text:style-name="P26">La representación de los distintos individuos para cada tipo de problema ha sido exactamente igual que la representación utilizada en la práctica 1. <text:s/>A continuación se expone como estaban programados estos individuos.</text:p>
      <text:h text:style-name="P147" text:outline-level="2"><text:bookmark-start text:name="__RefHeading__164_729929409"/>Max Min Diversity Problem<text:bookmark-end text:name="__RefHeading__164_729929409"/></text:h>
      <text:p text:style-name="Text_20_body">Para poder representar de una manera eficaz el problema MMDP se ha creado una clase con la siguiente estructura: </text:p>
      <text:list xml:id="list1431160422231652643" text:style-name="L3">
        <text:list-item>
          <text:p text:style-name="P110">total nodes: Se trata de un atributo <text:span text:style-name="T3">numérico</text:span> que indica el n<text:span text:style-name="T23">úm</text:span>ero total de nodos que hay en la <text:span text:style-name="T3">solución.</text:span></text:p>
        </text:list-item>
        <text:list-item>
          <text:p text:style-name="P110">solution nodes: Se trata de un atributo <text:span text:style-name="T3">numérico</text:span> que indica el n<text:span text:style-name="T23">ú</text:span>mero de nodos que deben aparecer en la <text:span text:style-name="T3">solución.</text:span> </text:p>
        </text:list-item>
        <text:list-item>
          <text:p text:style-name="P110">lista nodos: Se trata de un Array que contiene todos los nodos del problema.</text:p>
        </text:list-item>
        <text:list-item>
          <text:p text:style-name="P110">punto ruptura: Un atributo de tipo entero que indica cu<text:span text:style-name="T23">á</text:span>ndo dejar de buscar soluciones. Este atributo se optimiza <text:span text:style-name="T3">automáticamente.</text:span> </text:p>
        </text:list-item>
        <text:list-item>
          <text:p text:style-name="P110">Nodes: Se trata de una tabla de hash que usa como llave un Array de <text:span text:style-name="T3">dimensión</text:span> dos y que devuelve la diversidad entre los nodos del Array o nil si no se tiene conocimiento sobre la diversidad de los nodos indicados en el Array. </text:p>
        </text:list-item>
      </text:list>
      <text:p text:style-name="Text_20_body">Con esto ya hay <text:span text:style-name="T3">información</text:span> suficiente para construir una <text:span text:style-name="T3">solución</text:span>, ya que se pueden elegir nodos al azar de la lista nodos hasta alcanzar los solution nodes necesarios y se puede calcular la diversidad que hay en la <text:span text:style-name="T3">solución</text:span> haciendo uso de la tabla de hash Nodes.</text:p>
      <text:h text:style-name="P148" text:outline-level="2"/>
      <text:h text:style-name="P155" text:outline-level="2"><text:bookmark-start text:name="__RefHeading__166_729929409"/>Travelling Salesman Problem<text:bookmark-end text:name="__RefHeading__166_729929409"/></text:h>
      <text:p text:style-name="P26">La estructura interna de TSP es muy sencilla: </text:p>
      <text:list xml:id="list7446467511385189243" text:style-name="L4">
        <text:list-item>
          <text:p text:style-name="P109">caminos: es un atributo de clase de tipo Array que indica los caminos posibles que hay desde una ciudad a otra (en otros lenguajes esto es una estructura matricial). </text:p>
        </text:list-item>
        <text:list-item>
          <text:p text:style-name="P109">n<text:span text:style-name="T23">ú</text:span>mero ciudades: es un atributo que representa el n<text:span text:style-name="T23">ú</text:span>mero de ciudades leídas en total. </text:p>
        </text:list-item>
      </text:list>
      <text:p text:style-name="P26">Con esto ya hay información suficiente para obtener todas las soluciones del problema de manera clásica.</text:p>
      <text:h text:style-name="P137" text:outline-level="1"><text:bookmark-start text:name="__RefHeading__955_1637519374"/>Descripción de los algoritmos<text:bookmark-end text:name="__RefHeading__955_1637519374"/></text:h>
      <text:p text:style-name="P27">Los algoritmos utilizados para mejorar la solución aleatoria obtenida son de escalado de la colina. Estos algoritmos están basados en encontrar una solución a través de una única solución inicial (a diferencia de los algoritmos evolutivos que parten de un conjunto de soluciones). Su principal ventaja radica en que son capaces de encontrar una solución <text:span text:style-name="T23">ó</text:span>ptima fácilmente, pero, por desgracia, tienden a estancarse en óptimos locales. Se realiza una descripción de estos algoritmos en las secciones V.A, V.B y V.C.</text:p>
      <text:h text:style-name="P149" text:outline-level="2"><text:bookmark-start text:name="__RefHeading__957_1637519374"/>Búsqueda local “la mejora primero”<text:bookmark-end text:name="__RefHeading__957_1637519374"/></text:h>
      <text:p text:style-name="P27">En este algoritmo se parte de una solución inicial a través de la cual se van generando una serie de soluciones vecinas que forman parte de las soluciones candidatas a la mejor solución hallada. La técnica radica en que, cuando se genera un nuevo vecino se comprueba inmediatamente si dicha solución es mejor que la solución actual y de ser así, directamente se selecciona como mejor solución y se trata de obtener los vecinos de dicho individuo.</text:p>
      <text:p text:style-name="P27">Está técnica tiene la ventaja de que usa menos poder computación que la técnica de búsqueda local “la mejor mejora” <text:span text:style-name="T4">pero como desventaja puede ser que elija soluciones vecinas peores al no tener en cuenta todo el espacio de búsqueda.</text:span></text:p>
      <text:h text:style-name="P150" text:outline-level="2"><text:bookmark-start text:name="__RefHeading__959_1637519374"/>Búsqueda local “la mejor mejora”<text:bookmark-end text:name="__RefHeading__959_1637519374"/></text:h>
      <text:p text:style-name="P28">En este algoritmo se generan todos los vecinos de una solución inicial y se selecciona aquel vecino que presente una mejora mayor a la solución actual. Este proceso se repite hasta que se alcance un criterio de parada, usualmente un número máximo de iteraciones, o no existan más mejoras.</text:p>
      <text:p text:style-name="P28">Está técnica tiene un coste computacional muy elevado al tener que generar todos los vecinos de una solución dada, lo cual hace que sea un algoritmo muy lento en comparación con el algoritmo de búsqueda local “la mejora primero”, sin embargo, es capaz de llegar a la solución <text:span text:style-name="T24">ó</text:span>ptima con más facilidad debido a que tiene en cuenta todo el espacio de búsqueda.</text:p>
      <text:h text:style-name="P150" text:outline-level="2"><text:bookmark-start text:name="__RefHeading__961_1637519374"/><text:soft-page-break/>Enfriamiento Simulado<text:bookmark-end text:name="__RefHeading__961_1637519374"/></text:h>
      <text:p text:style-name="P28">La técnica de Enfriamiento Simulado se parece mucho a la técnica de búsqueda local “la mejora primero”, con la diferencia de que en ciertas ocasiones se permite obtener una solución de peor calidad que la que se tiene actualmente con el fin de tratar de obtener una solución mejor que lo que se conseguiría si solo se tratase de escalar la colina actual.</text:p>
      <text:p text:style-name="P28">La técnica a seguir es: al principio del algoritmo se permite más obtener soluciones peores, y al final del algoritmo nos enfocamos más en tratar de mejorar la solución actual. Para medir el principio y fin del algoritmo se usa una variable llamada temperatura la cual ir<text:span text:style-name="T25">á</text:span> decreciendo en cada iteración del algoritmo.</text:p>
      <text:p text:style-name="P28">Dicha variable ser<text:span text:style-name="T25">á</text:span> también la que controlara la probabilidad de aceptar una solución peor que la actual, de manera que, contra más alta sea la temperatura mayor sera la probabilidad de aceptar una solución de peor calidad.</text:p>
      <text:h text:style-name="P139" text:outline-level="1"><text:bookmark-start text:name="__RefHeading__963_1637519374"/>Particularidades<text:bookmark-end text:name="__RefHeading__963_1637519374"/></text:h>
      <text:h text:style-name="P150" text:outline-level="2"><text:bookmark-start text:name="__RefHeading__965_1637519374"/>Criterios de parada<text:bookmark-end text:name="__RefHeading__965_1637519374"/></text:h>
      <text:p text:style-name="P28">Aquí se describen los distintos criterios de parada utilizados a lo largo de los distintos algoritmos.</text:p>
      <text:list xml:id="list334790735644321175" text:style-name="L5">
        <text:list-item>
          <text:p text:style-name="P111">Búsqueda local “la mejora primero”</text:p>
          <text:list>
            <text:list-item>
              <text:p text:style-name="P114">El l<text:span text:style-name="T26">í</text:span>mite establecido por el profesor de número máximo de iteraciones igual a número de nodos de la solución por 1000 <text:span text:style-name="T6">se ignora</text:span>.</text:p>
            </text:list-item>
            <text:list-item>
              <text:p text:style-name="P114">Se establece un l<text:span text:style-name="T26">í</text:span>mite de búsqueda igual a número de nodos de la solución por 3. Cada <text:span text:style-name="T5">vez que se trata de recorrer el nodo externo de la solución se decrementa en uno dicho límite y se terminan las ejecuciones si el límite llega a cero.</text:span></text:p>
            </text:list-item>
            <text:list-item>
              <text:p text:style-name="P115">El algoritmo comprueba si ha obtenido alguna mejora después de pasar una vez por todos los nodos de la solución, si no obtiene mejora entre dos vueltas completas al vector solución se para la ejecución del algoritmo.</text:p>
            </text:list-item>
          </text:list>
        </text:list-item>
        <text:list-item>
          <text:p text:style-name="P112">Búsqueda local “la mejora primero”</text:p>
          <text:list>
            <text:list-item>
              <text:p text:style-name="P115">Se establece un l<text:span text:style-name="T27">í</text:span>mite en el número de iteraciones a dar, este l<text:span text:style-name="T27">í</text:span>mite es de n<text:span text:style-name="T27">ú</text:span>mero de nodos de una solución por el n<text:span text:style-name="T27">ú</text:span>mero total de nodos de la base de datos. Si el l<text:span text:style-name="T27">í</text:span>mite de iteraciones llega a cero se termina el algoritmo.</text:p>
            </text:list-item>
            <text:list-item>
              <text:p text:style-name="P115">El algoritmo comprueba además si entre dos iteraciones completas del vector solución ha habido una mejora, de no haber encontrado ninguna mejora se para la ejecución del <text:soft-page-break/>algoritmo de inmediato.</text:p>
            </text:list-item>
          </text:list>
        </text:list-item>
        <text:list-item>
          <text:p text:style-name="P112">Enfriamiento Simulado</text:p>
          <text:list>
            <text:list-item>
              <text:p text:style-name="P115">No se sigue un número límite de iteraciones prefijado.</text:p>
            </text:list-item>
            <text:list-item>
              <text:p text:style-name="P115">Se establece una temperatura inicial que vale n<text:span text:style-name="T27">ú</text:span>mero total de nodos de la solución por coste inicial de la solución. Cuando esta temperatura es inferior a 0,001 se para la iteración del algoritmo.</text:p>
            </text:list-item>
          </text:list>
        </text:list-item>
      </text:list>
      <text:h text:style-name="P151" text:outline-level="2"><text:bookmark-start text:name="__RefHeading__967_1637519374"/>Enfriamiento Simulado<text:bookmark-end text:name="__RefHeading__967_1637519374"/></text:h>
      <text:p text:style-name="P29">La versión de Enfriamiento Simulado vista en clase propone un modelo que trata de aceptar soluciones distintas a la solución actual de manera que se tiene en cuenta dos parámetros a la hora de tratar de cambiar entre soluciones peores:</text:p>
      <text:list xml:id="list4391728370327015473" text:style-name="L6">
        <text:list-item>
          <text:p text:style-name="P116">La temperatura, que indica la probabilidad de que el cambio pueda efectuarse siendo esta probabilidad mayor conforme la temperatura aumenta.</text:p>
        </text:list-item>
        <text:list-item>
          <text:p text:style-name="P116">El grado de diferencia entre dos soluciones.</text:p>
        </text:list-item>
      </text:list>
      <text:p text:style-name="P29">En la implementación que he realizado no he tenido en cuenta el grado de diferencia entre dos soluciones debido a que no me parecía relevante. Tenga en cuenta de que solo compruebo la probabilidad de aceptar un cambio cuando se sabe que la solución a aceptar es peor que la solución actual y que además se lleva un registro de cual es la mejor solución obtenida hasta el momento. </text:p>
      <text:p text:style-name="P29">Es por ello por lo que solo me interesa saber que temperatura existen en este momento y el coste de la nueva solución.</text:p>
      <text:h text:style-name="P151" text:outline-level="2"><text:bookmark-start text:name="__RefHeading__969_1637519374"/>Métricas en Max Min Diversity Problem<text:bookmark-end text:name="__RefHeading__969_1637519374"/></text:h>
      <text:p text:style-name="P29">Uno de los objetivos en está práctica es tratar de obtener las diferencias entre dos soluciones vecinas sin tener que recalcular todo el coste de la solución. Seguir este principio es de mucha utilidad ya que evita un tiempo computacional bastante elevado.</text:p>
      <text:p text:style-name="P29">El problema viene que la métrica que se usa para saber que tan bueno es una solución en el problema MMDP es la <text:span text:style-name="T6">diversidad mínima</text:span> de la solución. He gastado mucho tiempo tratando de encontrar una forma de obtener la diferencia entre dos soluciones vecinas en este problema sin recalcularla de nuevo pero al final he llegado a la conclusión de que esto <text:span text:style-name="T6">no es posible.</text:span></text:p>
      <text:p text:style-name="P30">Como es obvio, yo soy un estudiante y es bastante probable que existan puntos de vista que no haya contemplado y por tanto si se pueda realizar dichos cálculos, pero por ahora expondré mi teoría:</text:p>
      <text:p text:style-name="P30">Supongamos que tenemos una serie de individuos, que son A, B, C, D, E, F, de los cuales queremos extraer un subconjunto de 3 elementos tratando de maximizar la diversidad mínima entre ellos. Las <text:soft-page-break/>diversidades de cada uno de los individuos frente a los demás pueden verse en la tabla 1.</text:p>
      <text:p text:style-name="P30"/>
      <table:table table:name="Tabla1" table:style-name="Tabla1">
        <table:table-column table:style-name="Tabla1.A" table:number-columns-repeated="3"/>
        <table:table-header-rows>
          <table:table-row>
            <table:table-cell table:style-name="Tabla1.A1" office:value-type="string">
              <text:p text:style-name="P32">Origen</text:p>
            </table:table-cell>
            <table:table-cell table:style-name="Tabla1.A1" office:value-type="string">
              <text:p text:style-name="P32"><text:s/>Destino</text:p>
            </table:table-cell>
            <table:table-cell table:style-name="Tabla1.C1" office:value-type="string">
              <text:p text:style-name="P32"><text:s/>Diversidad</text:p>
            </table:table-cell>
          </table:table-row>
        </table:table-header-rows>
        <table:table-row>
          <table:table-cell table:style-name="Tabla1.A2" office:value-type="string">
            <text:p text:style-name="P31">A</text:p>
          </table:table-cell>
          <table:table-cell table:style-name="Tabla1.A2" office:value-type="string">
            <text:p text:style-name="P31">B</text:p>
          </table:table-cell>
          <table:table-cell table:style-name="Tabla1.C2" office:value-type="string">
            <text:p text:style-name="P31">1</text:p>
          </table:table-cell>
        </table:table-row>
        <table:table-row>
          <table:table-cell table:style-name="Tabla1.A2" office:value-type="string">
            <text:p text:style-name="P31">A</text:p>
          </table:table-cell>
          <table:table-cell table:style-name="Tabla1.A2" office:value-type="string">
            <text:p text:style-name="P31">C</text:p>
          </table:table-cell>
          <table:table-cell table:style-name="Tabla1.C2" office:value-type="string">
            <text:p text:style-name="P31">1</text:p>
          </table:table-cell>
        </table:table-row>
        <table:table-row>
          <table:table-cell table:style-name="Tabla1.A2" office:value-type="string">
            <text:p text:style-name="P31">A</text:p>
          </table:table-cell>
          <table:table-cell table:style-name="Tabla1.A2" office:value-type="string">
            <text:p text:style-name="P31">D</text:p>
          </table:table-cell>
          <table:table-cell table:style-name="Tabla1.C2" office:value-type="string">
            <text:p text:style-name="P34">3</text:p>
          </table:table-cell>
        </table:table-row>
        <table:table-row>
          <table:table-cell table:style-name="Tabla1.A2" office:value-type="string">
            <text:p text:style-name="P31">A</text:p>
          </table:table-cell>
          <table:table-cell table:style-name="Tabla1.A2" office:value-type="string">
            <text:p text:style-name="P31">E</text:p>
          </table:table-cell>
          <table:table-cell table:style-name="Tabla1.C2" office:value-type="string">
            <text:p text:style-name="P31">1</text:p>
          </table:table-cell>
        </table:table-row>
        <table:table-row>
          <table:table-cell table:style-name="Tabla1.A2" office:value-type="string">
            <text:p text:style-name="P31">A</text:p>
          </table:table-cell>
          <table:table-cell table:style-name="Tabla1.A2" office:value-type="string">
            <text:p text:style-name="P31">F</text:p>
          </table:table-cell>
          <table:table-cell table:style-name="Tabla1.C2" office:value-type="string">
            <text:p text:style-name="P31">1</text:p>
          </table:table-cell>
        </table:table-row>
        <table:table-row>
          <table:table-cell table:style-name="Tabla1.A2" office:value-type="string">
            <text:p text:style-name="P31">B</text:p>
          </table:table-cell>
          <table:table-cell table:style-name="Tabla1.A2" office:value-type="string">
            <text:p text:style-name="P31">C</text:p>
          </table:table-cell>
          <table:table-cell table:style-name="Tabla1.C2" office:value-type="string">
            <text:p text:style-name="P31">2</text:p>
          </table:table-cell>
        </table:table-row>
        <table:table-row>
          <table:table-cell table:style-name="Tabla1.A2" office:value-type="string">
            <text:p text:style-name="P31">B</text:p>
          </table:table-cell>
          <table:table-cell table:style-name="Tabla1.A2" office:value-type="string">
            <text:p text:style-name="P31">D</text:p>
          </table:table-cell>
          <table:table-cell table:style-name="Tabla1.C2" office:value-type="string">
            <text:p text:style-name="P31">1</text:p>
          </table:table-cell>
        </table:table-row>
        <table:table-row>
          <table:table-cell table:style-name="Tabla1.A2" office:value-type="string">
            <text:p text:style-name="P31">B</text:p>
          </table:table-cell>
          <table:table-cell table:style-name="Tabla1.A2" office:value-type="string">
            <text:p text:style-name="P31">E</text:p>
          </table:table-cell>
          <table:table-cell table:style-name="Tabla1.C2" office:value-type="string">
            <text:p text:style-name="P31">3</text:p>
          </table:table-cell>
        </table:table-row>
        <table:table-row>
          <table:table-cell table:style-name="Tabla1.A2" office:value-type="string">
            <text:p text:style-name="P31">B</text:p>
          </table:table-cell>
          <table:table-cell table:style-name="Tabla1.A2" office:value-type="string">
            <text:p text:style-name="P31">F</text:p>
          </table:table-cell>
          <table:table-cell table:style-name="Tabla1.C2" office:value-type="string">
            <text:p text:style-name="P31">4</text:p>
          </table:table-cell>
        </table:table-row>
        <table:table-row>
          <table:table-cell table:style-name="Tabla1.A2" office:value-type="string">
            <text:p text:style-name="P31">C</text:p>
          </table:table-cell>
          <table:table-cell table:style-name="Tabla1.A2" office:value-type="string">
            <text:p text:style-name="P31">D</text:p>
          </table:table-cell>
          <table:table-cell table:style-name="Tabla1.C2" office:value-type="string">
            <text:p text:style-name="P31">3</text:p>
          </table:table-cell>
        </table:table-row>
        <table:table-row>
          <table:table-cell table:style-name="Tabla1.A2" office:value-type="string">
            <text:p text:style-name="P31">C</text:p>
          </table:table-cell>
          <table:table-cell table:style-name="Tabla1.A2" office:value-type="string">
            <text:p text:style-name="P34">E</text:p>
          </table:table-cell>
          <table:table-cell table:style-name="Tabla1.C2" office:value-type="string">
            <text:p text:style-name="P31">2</text:p>
          </table:table-cell>
        </table:table-row>
        <table:table-row>
          <table:table-cell table:style-name="Tabla1.A2" office:value-type="string">
            <text:p text:style-name="P31">C</text:p>
          </table:table-cell>
          <table:table-cell table:style-name="Tabla1.A2" office:value-type="string">
            <text:p text:style-name="P31">F</text:p>
          </table:table-cell>
          <table:table-cell table:style-name="Tabla1.C2" office:value-type="string">
            <text:p text:style-name="P31">4</text:p>
          </table:table-cell>
        </table:table-row>
        <table:table-row>
          <table:table-cell table:style-name="Tabla1.A2" office:value-type="string">
            <text:p text:style-name="P31">D</text:p>
          </table:table-cell>
          <table:table-cell table:style-name="Tabla1.A2" office:value-type="string">
            <text:p text:style-name="P31">E</text:p>
          </table:table-cell>
          <table:table-cell table:style-name="Tabla1.C2" office:value-type="string">
            <text:p text:style-name="P31">3</text:p>
          </table:table-cell>
        </table:table-row>
        <table:table-row>
          <table:table-cell table:style-name="Tabla1.A2" office:value-type="string">
            <text:p text:style-name="P31">D</text:p>
          </table:table-cell>
          <table:table-cell table:style-name="Tabla1.A2" office:value-type="string">
            <text:p text:style-name="P31">F</text:p>
          </table:table-cell>
          <table:table-cell table:style-name="Tabla1.C2" office:value-type="string">
            <text:p text:style-name="P31">2</text:p>
          </table:table-cell>
        </table:table-row>
        <table:table-row>
          <table:table-cell table:style-name="Tabla1.A2" office:value-type="string">
            <text:p text:style-name="P31">E</text:p>
          </table:table-cell>
          <table:table-cell table:style-name="Tabla1.A2" office:value-type="string">
            <text:p text:style-name="P31">F</text:p>
          </table:table-cell>
          <table:table-cell table:style-name="Tabla1.C2" office:value-type="string">
            <text:p text:style-name="P31">1</text:p>
          </table:table-cell>
        </table:table-row>
      </table:table>
      <text:p text:style-name="P76">Tabla <text:sequence text:ref-name="refTable0" text:name="Table" text:formula="ooow:Table+1" style:num-format="1">1</text:sequence>: Un ejemplo de diversidad entre los individuos</text:p>
      <text:p text:style-name="P30"/>
      <text:p text:style-name="P30">Bien, ahora <text:span text:style-name="T28">figurémonos</text:span> que de forma aleatoria se <text:span text:style-name="T7">consiguió</text:span> un vector con los siguientes individuos: “A,B,D”. La diversidad de este grupo se puede calcular fácilmente:</text:p>
      <text:section text:style-name="Sect3" text:name="Sección1">
        <text:list xml:id="list2581962097034572831" text:style-name="L7">
          <text:list-item>
            <text:p text:style-name="P117">A → B: 1</text:p>
          </text:list-item>
          <text:list-item>
            <text:p text:style-name="P119">A → D: <text:span text:style-name="T7">3</text:span></text:p>
          </text:list-item>
          <text:list-item>
            <text:p text:style-name="P117">B → D: 1</text:p>
          </text:list-item>
        </text:list>
      </text:section>
      <text:p text:style-name="P33"/>
      <text:p text:style-name="P83">Luego la diversidad mínima en este conjunto de individuos es igual a 1. Ahora vamos a seleccionar a otro individuo para mejorar el vector solución, de momento vamos a tratar de reemplazar a A que ofrece una diversidad mínima en la solución de 1. <text:span text:style-name="T29">Imaginémonos</text:span> que lo reemplazamos por C. Como es obvio hacemos la comparación entre los dos individuos:</text:p>
      <text:section text:style-name="Sect4" text:name="Sección2">
        <text:list xml:id="list8845765615826733813" text:style-name="L8">
          <text:list-item>
            <text:p text:style-name="P120">A → B: 1</text:p>
          </text:list-item>
          <text:list-item>
            <text:p text:style-name="P120">A → D: 1</text:p>
          </text:list-item>
          <text:list-item>
            <text:p text:style-name="P120">Diversidad de A: 1</text:p>
          </text:list-item>
          <text:list-item>
            <text:p text:style-name="P120">C → B: 2</text:p>
          </text:list-item>
          <text:list-item>
            <text:p text:style-name="P120">C → D: 3</text:p>
          </text:list-item>
          <text:list-item>
            <text:p text:style-name="P120">Diversidad de C: 2 </text:p>
          </text:list-item>
        </text:list>
      </text:section>
      <text:p text:style-name="P33">Por lo que observamos que el reemplazo de A por C es positivo en el sentido de que se mejora la solución, pero al realizar el reemplazo obtenemos lo siguiente: “CBD”</text:p>
      <text:section text:style-name="Sect3" text:name="Sección3">
        <text:list xml:id="list4040061211006037878" text:style-name="L9">
          <text:list-item>
            <text:p text:style-name="P121">C → B: 2</text:p>
          </text:list-item>
          <text:list-item>
            <text:p text:style-name="P121">C → D: 3</text:p>
          </text:list-item>
          <text:list-item>
            <text:p text:style-name="P118">B → D: 1</text:p>
          </text:list-item>
        </text:list>
      </text:section>
      <text:p text:style-name="P33">Por lo que la diversidad mínima sigue siendo 1. En determinados algoritmos con la búsqueda local “la mejora primero” esto no importa en el sentido de que se elije seguir esta implementación voraz y tarde o temprano se conseguirá una mejora significativa al reemplazar a <text:span text:style-name="T30">tod</text:span>os <text:span text:style-name="T30">los </text:span>nodos de menor diversidad.</text:p>
      <text:p text:style-name="P33">En el algoritmo de búsqueda local “la mejor mejora” tampoco es muy influyente ya que se puede tratar de mejorar con al que nodo que trate de maximizar la posición actual, lo cual en cierto modo no es muy difícil.</text:p>
      <text:p text:style-name="P33">En cambio en el Enfriamiento Simulado se necesita saber cu<text:span text:style-name="T31">á</text:span>l es el coste real del vector solución al realizar el cambio debido a que este vector podría reemplazar o no a la mejor solución obtenida hasta el momento.</text:p>
      <text:p text:style-name="P33">Como realizar estos cálculos es costoso, se ha tomado una solución intermedia que consiste en dejar al algoritmo de Enfriamiento Simulado realizar una serie de cambios sin que se compruebe si se ha mejorado la mejor solución obtenida, pero, cuando se han evaluado una serie suficiente de nodos se comprueba que vector actual para ver si es mejor que el <text:span text:style-name="T32">ú</text:span>ltimo ya conocido y de ser así se realiza el cambio.</text:p>
      <text:p text:style-name="P33">Esto implica que la solución puede no ser tan buena como se esperaría pero se ha conseguido reducir mucho la complejidad del algoritmo.</text:p>
      <text:p text:style-name="P33"/>
      <text:h text:style-name="P144" text:outline-level="1"><text:bookmark-start text:name="__RefHeading__971_1637519374"/>Descripción de los algoritmos de búsqueda (la implementación detallada en Ruby)<text:bookmark-end text:name="__RefHeading__971_1637519374"/></text:h>
      <text:h text:style-name="P152" text:outline-level="2"><text:bookmark-start text:name="__RefHeading__973_1637519374"/>Max Min Diversity Problem<text:bookmark-end text:name="__RefHeading__973_1637519374"/></text:h>
      <text:h text:style-name="P157" text:outline-level="3"><text:bookmark-start text:name="__RefHeading__975_1637519374"/>Operadores comunes<text:bookmark-end text:name="__RefHeading__975_1637519374"/></text:h>
      <text:p text:style-name="P35">Hay dos operadores comunes utilizados en el tipo de problema MMDP:</text:p>
      <text:list xml:id="list141089242422806746" text:style-name="L10">
        <text:list-item>
          <text:p text:style-name="P122"><text:span text:style-name="T8">mejora_solución(solución, nodo_eliminar, nodo_nuevo):</text:span><text:span text:style-name="T9"> Devuelve un valor booleano “true” si se consigue cierta mejora en la solución al eliminar el nodo “nodo_eliminar” y añadir el nodo “nodo_nuevo”</text:span></text:p>
        </text:list-item>
        <text:list-item>
          <text:p text:style-name="P113">grado_mejora(solución, nodo_eliminar, nodo_nuevo):<text:span text:style-name="T9"> Devuelve la diferencia entre el coste del “nuevo_nodo” al añadirlo al vector y eliminar el “nodo_eliminar” y el coste del “nodo_eliminar” sin realizar cambios. Si el resultado es cero significa que no hay ninguna mejora, si el resultado es positivo el coste de la solución “puede” aumentar aunque esto no tiene por que ser cierto necesariamente (ver apartado VI.C para más información).</text:span></text:p>
        </text:list-item>
      </text:list>
      <text:p text:style-name="P43">Ambos métodos usan algoritmos voraces para realizar su cometido, es decir, no calculan el coste completo de la solución si no que solo calculan lo que uno nodo aporta al coste de la solución.</text:p>
      <text:h text:style-name="P157" text:outline-level="3"><text:bookmark-start text:name="__RefHeading__977_1637519374"/>Búsqueda local “la mejora primero”<text:bookmark-end text:name="__RefHeading__977_1637519374"/></text:h>
      <text:p text:style-name="P35">Se recibe como entrada un vector con la solución a mejorar, el coste de la solución a mejorar (para no tener que recalcularlo) y un número de iteraciones máximas a dar, actualmente este último parámetro se ignora.</text:p>
      <text:p text:style-name="P35">Se establecen las siguientes variables:</text:p>
      <text:list xml:id="list5119736854428663212" text:style-name="L11">
        <text:list-item>
          <text:p text:style-name="P123">nodos_lista: Contiene un vector con todos los elementos existentes</text:p>
        </text:list-item>
        <text:list-item>
          <text:p text:style-name="P123">incluidos: Se trata de una tabla de hash que indica si un nodo esta incluido o no en la solución</text:p>
        </text:list-item>
        <text:list-item>
          <text:p text:style-name="P123">límite_búsqueda: indica un número máximo de cambios a realizar, se establece a 3 x solución.length</text:p>
        </text:list-item>
      </text:list>
      <text:p text:style-name="P35">Después se siguen los siguientes pasos:</text:p>
      <text:list xml:id="list5243501706113791980" text:style-name="L12">
        <text:list-item>
          <text:p text:style-name="P125">Se añaden todos los nodos que existen en nodos_lista en la tabla de hash incluidos. Se les asigna el valor True si dicho nodo esta en la solución y False en caso contrario.</text:p>
        </text:list-item>
        <text:list-item>
          <text:p text:style-name="P125">Mientras que el límite_búsqueda sea mayor que cero hacer:</text:p>
          <text:list>
            <text:list-item>
              <text:p text:style-name="P125">Se recorre cada uno de los nodos del vector solución y se decrementa el límite_búsqueda en <text:soft-page-break/>uno por cada iteración (lo llamaremos de aquí en adelante ítem)</text:p>
              <text:list>
                <text:list-item>
                  <text:p text:style-name="P125">Se recorre cada uno de los nodos del vector nodos_lista (lo llamaremos de aquí en adelante alternativa)</text:p>
                  <text:list>
                    <text:list-item>
                      <text:p text:style-name="P125">Si al usar como llave en la tabla de hash incluidos a alternativa sale True continuamos a la siguiente iteración</text:p>
                    </text:list-item>
                    <text:list-item>
                      <text:p text:style-name="P125">Si mejora(solución, ítem, alternativa) == True</text:p>
                      <text:list>
                        <text:list-item>
                          <text:p text:style-name="P125">Añadimos el nodo alternativa en la posición de ítem (se sobrescribe)</text:p>
                        </text:list-item>
                        <text:list-item>
                          <text:p text:style-name="P125">Usando como llave a ítem en la tabla incluidos ponemos false.</text:p>
                        </text:list-item>
                        <text:list-item>
                          <text:p text:style-name="P125">Usando como llave a alternativa en la tabla incluidos ponemos true.</text:p>
                        </text:list-item>
                      </text:list>
                    </text:list-item>
                  </text:list>
                </text:list-item>
              </text:list>
            </text:list-item>
          </text:list>
        </text:list-item>
        <text:list-item>
          <text:p text:style-name="P125">Se calcula la diversidad de la solución obtenida</text:p>
        </text:list-item>
        <text:list-item>
          <text:p text:style-name="P125">Se devuelve la solución y su coste.</text:p>
        </text:list-item>
      </text:list>
      <text:h text:style-name="P158" text:outline-level="3"><text:bookmark-start text:name="__RefHeading__979_1637519374"/>Búsqueda local “la mejor mejora”<text:bookmark-end text:name="__RefHeading__979_1637519374"/></text:h>
      <text:p text:style-name="P37">Se recibe como entrada el vector solución a mejorar, el coste de dicha solución y el límite de iteraciones a dar. Se definen las siguientes variables:</text:p>
      <text:list xml:id="list3973353311171826791" text:style-name="L13">
        <text:list-item>
          <text:p text:style-name="P127">alternativa: Indica la alternativa a usar</text:p>
        </text:list-item>
        <text:list-item>
          <text:p text:style-name="P127">nodos_lista: Lista de nodos completos.</text:p>
        </text:list-item>
        <text:list-item>
          <text:p text:style-name="P127">Incluidos: Tabla de hash que indica si un nodo esta incluido o no</text:p>
        </text:list-item>
        <text:list-item>
          <text:p text:style-name="P127">mejor_solución: Vector con la mejor solución</text:p>
        </text:list-item>
        <text:list-item>
          <text:p text:style-name="P127">coste_mejor_solución: coste de la mejor solución</text:p>
        </text:list-item>
        <text:list-item>
          <text:p text:style-name="P127">bandera_mejor_solución valdrá uno cuando exista una mejor solución a copiar</text:p>
        </text:list-item>
      </text:list>
      <text:p text:style-name="P37">Ahora se realiza los siguiente:</text:p>
      <text:list xml:id="list2979113361224993541" text:style-name="L14">
        <text:list-item>
          <text:p text:style-name="P128">se almacena en alternativa una copia de la solución actual</text:p>
        </text:list-item>
        <text:list-item>
          <text:p text:style-name="P128">Se almacenan todos los nodos del vector nodos_lista en la tabla de hash incluidos poniendo a true si estos están incluidos en la solución y a false en caso contrario</text:p>
        </text:list-item>
        <text:list-item>
          <text:p text:style-name="P128">Se recorre el vector solución mientras no se halla superado el límite de iteraciones (llamaremos a este nodo ítem)</text:p>
          <text:list>
            <text:list-item>
              <text:p text:style-name="P128">Se recorre el vector nodos_lista mientras no se halla superado el límite de iteraciones (llamaremos a este nodo alternativo)</text:p>
              <text:list>
                <text:list-item>
                  <text:p text:style-name="P128"><text:soft-page-break/>Si mejora_solución(solución, ítem, alternativo) == True</text:p>
                  <text:list>
                    <text:list-item>
                      <text:p text:style-name="P128">Se hace una copia de la tabla de hash incluidos y se modifica de manera que el nodo ítem tenga el valor false y el nodo alternativo tenga el nodo true.</text:p>
                    </text:list-item>
                    <text:list-item>
                      <text:p text:style-name="P128">Si la bandera_mejor_solución es cero</text:p>
                      <text:list>
                        <text:list-item>
                          <text:p text:style-name="P128">Se establece la bandera_mejor_solución a uno.</text:p>
                        </text:list-item>
                        <text:list-item>
                          <text:p text:style-name="P128">hash_mejor_solución = hash_alternativa</text:p>
                        </text:list-item>
                        <text:list-item>
                          <text:p text:style-name="P128">mejor_solución = alternativa</text:p>
                        </text:list-item>
                        <text:list-item>
                          <text:p text:style-name="P128">coste_mejor_solución = grado_mejora(<text:span text:style-name="T10">solución</text:span>, ítem, alternativo)</text:p>
                        </text:list-item>
                      </text:list>
                    </text:list-item>
                    <text:list-item>
                      <text:p text:style-name="P128">En caso contrario</text:p>
                      <text:list>
                        <text:list-item>
                          <text:p text:style-name="P128">Se calcula el coste de la alternativa y si este coste es mayor que el mejor coste se sustituye la tabla de hash, el coste y el vector <text:span text:style-name="T10">solución</text:span> de la mejor solución por la alternativa actual.</text:p>
                        </text:list-item>
                      </text:list>
                    </text:list-item>
                  </text:list>
                </text:list-item>
              </text:list>
            </text:list-item>
            <text:list-item>
              <text:p text:style-name="P129">Si la bandera_mejor_solución esta activa</text:p>
              <text:list>
                <text:list-item>
                  <text:p text:style-name="P129">solución actual pasa a ser la mejor solución</text:p>
                </text:list-item>
                <text:list-item>
                  <text:p text:style-name="P129">coste solución pasa a ser coste mejor solución</text:p>
                </text:list-item>
                <text:list-item>
                  <text:p text:style-name="P129">se desactiva la bandera</text:p>
                </text:list-item>
              </text:list>
            </text:list-item>
          </text:list>
        </text:list-item>
        <text:list-item>
          <text:p text:style-name="P129">Se entrega la mejor solución y su coste.</text:p>
        </text:list-item>
      </text:list>
      <text:h text:style-name="P159" text:outline-level="3"><text:bookmark-start text:name="__RefHeading__981_1637519374"/>Enfriamiento Simulado<text:bookmark-end text:name="__RefHeading__981_1637519374"/></text:h>
      <text:p text:style-name="P36">Se recibe como entrada un vector con la solución a mejorar, el coste de la solución a mejorar (para no tener que recalcularlo) <text:span text:style-name="T10">la clase encargada de llevar el control del Enfriamiento Simulado ya configurada y la temperatura mínima o temperatura final del problema.</text:span></text:p>
      <text:p text:style-name="P36">Se establecen las siguientes variables:</text:p>
      <text:list xml:id="list223811490216209" text:continue-list="list5119736854428663212" text:style-name="L11">
        <text:list-item>
          <text:p text:style-name="P124">nodos_lista: Contiene un vector con todos los elementos existentes</text:p>
        </text:list-item>
        <text:list-item>
          <text:p text:style-name="P124">incluidos: Se trata de una tabla de hash que indica si un nodo esta incluido o no en la solución</text:p>
        </text:list-item>
        <text:list-item>
          <text:p text:style-name="P124">límite_búsqueda: indica un número máximo de cambios a realizar, se establece a 3 x solución.length</text:p>
        </text:list-item>
      </text:list>
      <text:p text:style-name="P36">Después se siguen los siguientes pasos:</text:p>
      <text:list xml:id="list2016104478585226374" text:style-name="L15">
        <text:list-item>
          <text:p text:style-name="P126">Se añaden todos los nodos que existen en nodos_lista en la tabla de hash incluidos. Se les asigna <text:soft-page-break/>el valor True si dicho nodo esta en la solución y False en caso contrario.</text:p>
        </text:list-item>
        <text:list-item>
          <text:p text:style-name="P126">Mientras que <text:span text:style-name="T10">la temperatura actual sea mayor o igual que la temperatura mínima</text:span></text:p>
          <text:list>
            <text:list-item>
              <text:p text:style-name="P126">Se recorre cada uno de los nodos del vector solución y se decrementa el límite_búsqueda en uno por cada iteración (lo llamaremos de aquí en adelante ítem)</text:p>
              <text:list>
                <text:list-item>
                  <text:p text:style-name="P126">Se recorre cada uno de los nodos del vector nodos_lista (lo llamaremos de aquí en adelante alternativa)</text:p>
                  <text:list>
                    <text:list-item>
                      <text:p text:style-name="P126">Si al usar como llave en la tabla de hash incluidos a alternativa sale True continuamos a la siguiente iteración</text:p>
                    </text:list-item>
                    <text:list-item>
                      <text:p text:style-name="P126">Si mejora(solución, ítem, alternativa) == True <text:span text:style-name="T10">o si la probabilidad obtenida por el método de Enfriamiento Simulado es True (permite aceptar soluciones peores a temperaturas altas)</text:span></text:p>
                      <text:list>
                        <text:list-item>
                          <text:p text:style-name="P126">Añadimos el nodo alternativa en la posición de ítem (se sobrescribe)</text:p>
                        </text:list-item>
                        <text:list-item>
                          <text:p text:style-name="P126">Usando como llave a ítem en la tabla incluidos ponemos false.</text:p>
                        </text:list-item>
                        <text:list-item>
                          <text:p text:style-name="P126">Usando como llave a alternativa en la tabla incluidos ponemos true.</text:p>
                        </text:list-item>
                      </text:list>
                    </text:list-item>
                  </text:list>
                </text:list-item>
              </text:list>
            </text:list-item>
            <text:list-item>
              <text:p text:style-name="P130">Se decrementa la temperatura</text:p>
            </text:list-item>
          </text:list>
        </text:list-item>
        <text:list-item>
          <text:p text:style-name="P126">Se calcula la diversidad de la solución obtenida</text:p>
        </text:list-item>
        <text:list-item>
          <text:p text:style-name="P126">Se devuelve la solución y su coste.</text:p>
        </text:list-item>
      </text:list>
      <text:h text:style-name="P153" text:outline-level="2"><text:bookmark-start text:name="__RefHeading__983_1637519374"/>Travelling Salesman Problem<text:bookmark-end text:name="__RefHeading__983_1637519374"/></text:h>
      <text:p text:style-name="P44">Tanto los operadores usados como los algoritmos son exactamente iguales en TSP como en MMDP. La diferencia es que en estos algoritmos se trata de minimizar la función objetivo en lugar de maximizarlo.</text:p>
      <text:h text:style-name="P140" text:outline-level="1"><text:bookmark-start text:name="__RefHeading__985_1637519374"/>Análisis <text:span text:style-name="T12">general</text:span> de los resultados<text:bookmark-end text:name="__RefHeading__985_1637519374"/></text:h>
      <text:p text:style-name="P45">Los resultados obtenidos al ejecutar cada una de las instancias con cada uno de los tres algoritmos pueden ser observados en el documento adjuntado AnalisisPractica2.ods</text:p>
      <text:p text:style-name="P45">Como es obvio, realizar un análisis en una tabla tan grande no es sencillo, por lo que a lo largo de este punto se ha resumido la información que se ha conseguido en dicha tabla para tratar de averiguar lo bien que se ha desarrollado la practica en sí.</text:p>
      <text:p text:style-name="P45"/>
      <text:p text:style-name="P47">Lo primero es ver la diferencia obtenida con los mejores valores conocidos. La tabla 2 muestra uno datos estadísticos sobre las diferencias obtenidas.</text:p>
      <table:table table:name="Tabla2" table:style-name="Tabla2">
        <table:table-column table:style-name="Tabla2.A" table:number-columns-repeated="3"/>
        <table:table-column table:style-name="Tabla2.D"/>
        <table:table-header-rows>
          <text:soft-page-break/>
          <table:table-row>
            <table:table-cell table:style-name="Tabla2.A1" office:value-type="string">
              <text:p text:style-name="P38">Problema</text:p>
            </table:table-cell>
            <table:table-cell table:style-name="Tabla2.A1" office:value-type="string">
              <text:p text:style-name="P38">Algoritmo</text:p>
            </table:table-cell>
            <table:table-cell table:style-name="Tabla2.A1" office:value-type="string">
              <text:p text:style-name="P38">Diferencia media con el mejor</text:p>
            </table:table-cell>
            <table:table-cell table:style-name="Tabla2.D1" office:value-type="string">
              <text:p text:style-name="P38"><text:s/><text:span text:style-name="T11">Desviación</text:span> media</text:p>
            </table:table-cell>
          </table:table-row>
        </table:table-header-rows>
        <table:table-row>
          <table:table-cell table:style-name="Tabla2.A2" office:value-type="string">
            <text:p text:style-name="P46">MMDP</text:p>
          </table:table-cell>
          <table:table-cell table:style-name="Tabla2.A2" office:value-type="string">
            <text:p text:style-name="P46"><text:s/><text:span text:style-name="T11">First improvement</text:span></text:p>
          </table:table-cell>
          <table:table-cell table:style-name="Tabla2.A2" office:value-type="string">
            <text:p text:style-name="P49"><text:s/>-14.1874</text:p>
          </table:table-cell>
          <table:table-cell table:style-name="Tabla2.D2" office:value-type="string">
            <text:p text:style-name="P49"><text:s/>12.2769</text:p>
          </table:table-cell>
        </table:table-row>
        <table:table-row>
          <table:table-cell table:style-name="Tabla2.C6" office:value-type="string">
            <text:p text:style-name="P46">MMDP</text:p>
          </table:table-cell>
          <table:table-cell table:style-name="Tabla2.C6" office:value-type="string">
            <text:p text:style-name="P46"><text:s/><text:span text:style-name="T11">Best improvement</text:span></text:p>
          </table:table-cell>
          <table:table-cell table:style-name="Tabla2.C6" office:value-type="string">
            <text:p text:style-name="P49"><text:s/>-29.6525</text:p>
          </table:table-cell>
          <table:table-cell table:style-name="Tabla2.D6" office:value-type="string">
            <text:p text:style-name="P49"><text:s/>20.0665</text:p>
          </table:table-cell>
        </table:table-row>
        <table:table-row>
          <table:table-cell table:style-name="Tabla2.A4" office:value-type="string">
            <text:p text:style-name="P46">MMDP</text:p>
          </table:table-cell>
          <table:table-cell table:style-name="Tabla2.A4" office:value-type="string">
            <text:p text:style-name="P46"><text:s/><text:span text:style-name="T11">Enfriamiento Simulado</text:span></text:p>
          </table:table-cell>
          <table:table-cell table:style-name="Tabla2.A4" office:value-type="string">
            <text:p text:style-name="P49"><text:s/>-40.2973</text:p>
          </table:table-cell>
          <table:table-cell table:style-name="Tabla2.D4" office:value-type="string">
            <text:p text:style-name="P49"><text:s/>18.5031</text:p>
          </table:table-cell>
        </table:table-row>
        <table:table-row>
          <table:table-cell table:style-name="Tabla2.A4" office:value-type="string">
            <text:p text:style-name="P46">TSP</text:p>
          </table:table-cell>
          <table:table-cell table:style-name="Tabla2.A4" office:value-type="string">
            <text:p text:style-name="P46"><text:s/><text:span text:style-name="T11">First improvement</text:span></text:p>
          </table:table-cell>
          <table:table-cell table:style-name="Tabla2.A4" office:value-type="string">
            <text:p text:style-name="P49"><text:s/>99.7203</text:p>
          </table:table-cell>
          <table:table-cell table:style-name="Tabla2.D4" office:value-type="string">
            <text:p text:style-name="P49"><text:s/>94.05</text:p>
          </table:table-cell>
        </table:table-row>
        <table:table-row>
          <table:table-cell table:style-name="Tabla2.C6" office:value-type="string">
            <text:p text:style-name="P46">TSP</text:p>
          </table:table-cell>
          <table:table-cell table:style-name="Tabla2.C6" office:value-type="string">
            <text:p text:style-name="P46"><text:s/><text:span text:style-name="T11">Best improvement</text:span></text:p>
          </table:table-cell>
          <table:table-cell table:style-name="Tabla2.C6" office:value-type="string">
            <text:p text:style-name="P49"><text:s/>89.8814</text:p>
          </table:table-cell>
          <table:table-cell table:style-name="Tabla2.D6" office:value-type="string">
            <text:p text:style-name="P49"><text:s/>86.41</text:p>
          </table:table-cell>
        </table:table-row>
        <table:table-row>
          <table:table-cell table:style-name="Tabla2.A2" office:value-type="string">
            <text:p text:style-name="P46">TSP</text:p>
          </table:table-cell>
          <table:table-cell table:style-name="Tabla2.A2" office:value-type="string">
            <text:p text:style-name="P46"><text:s/><text:span text:style-name="T11">Enfriamiento Simulado</text:span></text:p>
          </table:table-cell>
          <table:table-cell table:style-name="Tabla2.A2" office:value-type="string">
            <text:p text:style-name="P49"><text:s/>56.5075</text:p>
          </table:table-cell>
          <table:table-cell table:style-name="Tabla2.D2" office:value-type="string">
            <text:p text:style-name="P49"><text:s/>66.1541</text:p>
          </table:table-cell>
        </table:table-row>
      </table:table>
      <text:p text:style-name="P76">Tabla <text:sequence text:ref-name="refTable1" text:name="Table" text:formula="ooow:Table+1" style:num-format="1">2</text:sequence>: Diferencias medias con la mejor solución</text:p>
      <text:p text:style-name="P48">Una peor solución en el problema MMDP tendrá un signo negativo, ya que que le problema trata de maximizar una función objetivo. Una peor solución en el problema TSP tendrá un signo positivo ya que se trata de minimizar una función objetivo.</text:p>
      <text:p text:style-name="P48">A la vista de los datos mostrados en la Tabla 2, no podemos comparar de forma directa los problemas MMDP y TSP debido a que los datos para ambos problemas son diferentes, pero si podemos comparar los algoritmos usados y la calidad de la solución ofrecida. Para que sea más fácil la visualización en la tabla 2 está sombreado de verde la fila que contiene al algoritmo que ofreció un mejor resultado y de rojo a la fila que ofreció un peor resultado.</text:p>
      <text:p text:style-name="P135"><text:span text:style-name="T33">L</text:span>o extraño es <text:span text:style-name="T33">que cuando </text:span>First improvement<text:span text:style-name="T33"> ofrece el mejor resultado</text:span>, <text:span text:style-name="T33">el Enfriamiento Simulado <text:s/>ofrece la peor solución, y viceversa.</text:span></text:p>
      <text:p text:style-name="P48">En cambio, en el problema MMDP ha sido precisamente el algoritmo de First improvement el que ha ofrecido un peor resultado y el algoritmo de Enfriamiento Simulado el que se ha acercado más al mejor resultado.</text:p>
      <text:p text:style-name="P50">La tabla 3 muestra el tiempo medio requerido para cada uno de los tres algoritmos</text:p>
      <text:p text:style-name="P52">Este análisis es bastante interesante, especialmente debido a que la implementación ha sido realizada en Ruby, que es básicamente un lenguaje interpretado, pero debido al alto poder computacional necesario se ha usado el lenguaje C con la API de Ruby para realizar los distintos algoritmos. </text:p>
      <text:p text:style-name="P50"/>
      <text:p text:style-name="P50"/>
      <table:table table:name="Tabla3" table:style-name="Tabla3">
        <table:table-column table:style-name="Tabla3.A"/>
        <table:table-column table:style-name="Tabla3.B" table:number-columns-repeated="2"/>
        <table:table-header-rows>
          <text:soft-page-break/>
          <table:table-row>
            <table:table-cell table:style-name="Tabla3.A1" office:value-type="string">
              <text:p text:style-name="P39">Problema</text:p>
            </table:table-cell>
            <table:table-cell table:style-name="Tabla3.A1" office:value-type="string">
              <text:p text:style-name="P39"><text:s/>Algoritmo</text:p>
            </table:table-cell>
            <table:table-cell table:style-name="Tabla3.C1" office:value-type="string">
              <text:p text:style-name="P39"><text:s/>Tiempo medio (segundos)</text:p>
            </table:table-cell>
          </table:table-row>
        </table:table-header-rows>
        <table:table-row>
          <table:table-cell table:style-name="Tabla3.A2" office:value-type="string">
            <text:p text:style-name="P51">MMDP</text:p>
          </table:table-cell>
          <table:table-cell table:style-name="Tabla3.A2" office:value-type="string">
            <text:p text:style-name="P51"><text:s/>First improvement</text:p>
          </table:table-cell>
          <table:table-cell table:style-name="Tabla3.C2" office:value-type="string">
            <text:p text:style-name="P51"><text:s/>4.01</text:p>
          </table:table-cell>
        </table:table-row>
        <table:table-row>
          <table:table-cell table:style-name="Tabla3.A3" office:value-type="string">
            <text:p text:style-name="P51">MMDP</text:p>
          </table:table-cell>
          <table:table-cell table:style-name="Tabla3.A3" office:value-type="string">
            <text:p text:style-name="P51"><text:s/>Best improvement</text:p>
          </table:table-cell>
          <table:table-cell table:style-name="Tabla3.C3" office:value-type="string">
            <text:p text:style-name="P51"><text:s/>9.<text:span text:style-name="T13">86</text:span></text:p>
          </table:table-cell>
        </table:table-row>
        <table:table-row>
          <table:table-cell table:style-name="Tabla3.A6" office:value-type="string">
            <text:p text:style-name="P51">MMDP</text:p>
          </table:table-cell>
          <table:table-cell table:style-name="Tabla3.B4" office:value-type="string">
            <text:p text:style-name="P51"><text:s/>Enfriamiento Simulado</text:p>
          </table:table-cell>
          <table:table-cell table:style-name="Tabla3.C4" office:value-type="string">
            <text:p text:style-name="P51"><text:s/>7.9<text:span text:style-name="T13">8</text:span></text:p>
          </table:table-cell>
        </table:table-row>
        <table:table-row>
          <table:table-cell table:style-name="Tabla3.A2" office:value-type="string">
            <text:p text:style-name="P51">TSP</text:p>
          </table:table-cell>
          <table:table-cell table:style-name="Tabla3.A2" office:value-type="string">
            <text:p text:style-name="P51"><text:s/>First improvement</text:p>
          </table:table-cell>
          <table:table-cell table:style-name="Tabla3.C2" office:value-type="string">
            <text:p text:style-name="P51"><text:s/>0.20</text:p>
          </table:table-cell>
        </table:table-row>
        <table:table-row>
          <table:table-cell table:style-name="Tabla3.A6" office:value-type="string">
            <text:p text:style-name="P51">TSP</text:p>
          </table:table-cell>
          <table:table-cell table:style-name="Tabla3.B6" office:value-type="string">
            <text:p text:style-name="P51"><text:s/>Best improvement</text:p>
          </table:table-cell>
          <table:table-cell table:style-name="Tabla3.C6" office:value-type="string">
            <text:p text:style-name="P51"><text:s/>0.27</text:p>
          </table:table-cell>
        </table:table-row>
        <table:table-row>
          <table:table-cell table:style-name="Tabla3.A3" office:value-type="string">
            <text:p text:style-name="P51">TSP</text:p>
          </table:table-cell>
          <table:table-cell table:style-name="Tabla3.A3" office:value-type="string">
            <text:p text:style-name="P51"><text:s/>Enfriamiento Simulado</text:p>
          </table:table-cell>
          <table:table-cell table:style-name="Tabla3.C3" office:value-type="string">
            <text:p text:style-name="P51"><text:s/>8.14</text:p>
          </table:table-cell>
        </table:table-row>
      </table:table>
      <text:p text:style-name="P76">Tabla <text:sequence text:ref-name="refTable2" text:name="Table" text:formula="ooow:Table+1" style:num-format="1">3</text:sequence>: Tiempo empleado para ejecutar cada algoritmo</text:p>
      <text:p text:style-name="P50"/>
      <text:p text:style-name="P50">Esto ha hecho que el tiempo de ejecución de muchos de los algoritmos sea relativamente bajo en comparación con lo que hubiese sido una implementación pura en Ruby.</text:p>
      <text:p text:style-name="P53">Puede comprobar con facilidad que el algoritmo más rápido es sin lugar a dudas el algoritmo de First Improvement, mientras que el algoritmo más lento puede variar entre Best Improvement o Enfriamiento Simulado.</text:p>
      <text:p text:style-name="P53">La pregunta obvia en este punto ser<text:span text:style-name="T34">í</text:span>a ¿por qu<text:span text:style-name="T34">é</text:span> el Enfriamiento Simulado ha dado un tiempo tan alto cuando en esencia es muy parecido a First improvement? La razón es por que el algoritmo de Enfriamiento Simulado debe de copiar un vector entero de la solución cuando haya una solución mejor que la mejor solución obtenida. Esto significa que si la mejor solución la obtiene en la primera iteración del algoritmo solo realizara la copia una vez, pero si en cada iteración encuentra una solución mejor que la mejor solución encontrada estará haciendo copias de dicho vector por cada iteración (lo cual supone un tiempo de ejecución).</text:p>
      <text:p text:style-name="P53">Es por ello por lo que el algoritmo de First improvement es, sin ninguna duda, el algoritmo más rápido y de menor coste computacional que se ha utilizado en esta práctica.</text:p>
      <text:p text:style-name="P53">Si comparamos entonces la calidad del algoritmo frente a su necesidad de recursos tenemos por orden la siguiente ordenación de algoritmos:</text:p>
      <text:section text:style-name="Sect3" text:name="Sección4">
        <text:list xml:id="list7765762109992715089" text:style-name="L16">
          <text:list-item>
            <text:p text:style-name="P131">First Improvement</text:p>
          </text:list-item>
          <text:list-item>
            <text:p text:style-name="P131">Enfriamiento Simulado</text:p>
          </text:list-item>
          <text:list-item>
            <text:p text:style-name="P131">Best Improvement</text:p>
          </text:list-item>
        </text:list>
      </text:section>
      <text:p text:style-name="P53"/>
      <text:p text:style-name="P84">First Improvement encabeza la solución especialmente por que compensa mucho su falta de precisión relativa con su poca necesidad computacional, permitiendo fácilmente repetir varias veces el algoritmo para poder obtener soluciones más cercanas al <text:span text:style-name="T35">ó</text:span>ptimo global. </text:p>
      <text:p text:style-name="P53">El Enfriamiento Simulado ofrece buenas soluciones óptimas, más cercanas al óptimo global y con mayor facilidad, pero también necesita más poder computacional, lo cual se traduce en más memoria y más tiempo de ejecución.</text:p>
      <text:p text:style-name="P53">Por <text:span text:style-name="T35">ú</text:span>ltimo, el algoritmo Best Improvement, a<text:span text:style-name="T35">ú</text:span>n siendo el que a priori puede dar la mejor solución, su gasto computacional es tan grande que es necesario limitarle el número de iteraciones a realizar. Esto supone en un empobrecimiento de la calidad del algoritmo y como resultado suele salir más rentable usar un algoritmo de búsqueda local “la mejora primero” o un algoritmo de Enfriamiento Simulado antes que la búsqueda local “la mejor mejora”. Es por ello por lo que ocupa el último lugar de esta lista.</text:p>
      <text:p text:style-name="P54">La ilustración 1 puede ayudar también a observar las diferencias encontradas respecto a la solución óptima. La ilustración 2 y 3 muestra con claridad el tiempo de ejecución medio para MMDP y TSP respectivamente.</text:p>
      <text:p text:style-name="P53"/>
      <text:p text:style-name="P53"/>
      <text:p text:style-name="P53"><draw:frame draw:style-name="fr1" draw:name="Marco1" text:anchor-type="paragraph" svg:width="15.998cm" draw:z-index="0"><draw:text-box fo:min-height="8.999cm"><text:p text:style-name="P77"><draw:frame draw:style-name="fr3" draw:name="Objeto1" text:anchor-type="paragraph" svg:width="15.998cm" style:rel-width="100%" svg:height="8.999cm" style:rel-height="scale" draw:z-index="1"><draw:object xlink:href="./Object 1" xlink:type="simple" xlink:show="embed" xlink:actuate="onLoad"/><draw:image xlink:href="./ObjectReplacements/Object 1" xlink:type="simple" xlink:show="embed" xlink:actuate="onLoad"/></draw:frame>Ilustración <text:sequence text:ref-name="refIllustration0" text:name="Illustration" text:formula="ooow:Illustration+1" style:num-format="1">1</text:sequence>: Diferencias medias respecto a la solución óptima</text:p></draw:text-box></draw:frame></text:p>
      <text:p text:style-name="P53"/>
      <text:p text:style-name="P53"/>
      <text:p text:style-name="P53"/>
      <text:p text:style-name="P53"/>
      <text:p text:style-name="P53"/>
      <text:h text:style-name="P145" text:outline-level="1"/>
      <text:h text:style-name="P132" text:outline-level="1"><draw:frame draw:style-name="fr1" draw:name="Marco2" text:anchor-type="paragraph" svg:width="15.998cm" draw:z-index="4"><draw:text-box fo:min-height="8.999cm"><text:p text:style-name="P77"><draw:frame draw:style-name="fr3" draw:name="Objeto2" text:anchor-type="paragraph" svg:width="15.998cm" style:rel-width="100%" svg:height="8.999cm" style:rel-height="scale" draw:z-index="5"><draw:object xlink:href="./Object 2" xlink:type="simple" xlink:show="embed" xlink:actuate="onLoad"/><draw:image xlink:href="./ObjectReplacements/Object 2" xlink:type="simple" xlink:show="embed" xlink:actuate="onLoad"/><svg:desc>gráfico</svg:desc></draw:frame>Ilustración <text:sequence text:ref-name="refIllustration1" text:name="Illustration" text:formula="ooow:Illustration+1" style:num-format="1">2</text:sequence>: Tiempo de ejecución medio en MMDP</text:p></draw:text-box></draw:frame></text:h>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32" text:outline-level="1"/>
      <text:h text:style-name="P141" text:outline-level="1"><draw:frame draw:style-name="fr1" draw:name="Marco3" text:anchor-type="paragraph" svg:width="15.998cm" draw:z-index="2"><draw:text-box fo:min-height="8.999cm"><text:p text:style-name="P77"><draw:frame draw:style-name="fr3" draw:name="Objeto3" text:anchor-type="paragraph" svg:width="15.998cm" style:rel-width="100%" svg:height="8.999cm" style:rel-height="scale" draw:z-index="3"><draw:object xlink:href="./Object 3" xlink:type="simple" xlink:show="embed" xlink:actuate="onLoad"/><draw:image xlink:href="./ObjectReplacements/Object 3" xlink:type="simple" xlink:show="embed" xlink:actuate="onLoad"/><svg:desc>gráfico</svg:desc></draw:frame>Ilustración <text:sequence text:ref-name="refIllustration2" text:name="Illustration" text:formula="ooow:Illustration+1" style:num-format="1">3</text:sequence>: Tiempo medio de ejecución para TSP</text:p></draw:text-box></draw:frame></text:h>
      <text:h text:style-name="P146" text:outline-level="1"><text:bookmark-start text:name="__RefHeading__987_1637519374"/>Análisis detallado de los resultados<text:bookmark-end text:name="__RefHeading__987_1637519374"/></text:h>
      <text:p text:style-name="P55">Si bien el análisis general da una buena idea de qu<text:span text:style-name="T35">é</text:span> algoritmos funcionan mejor y cu<text:span text:style-name="T35">á</text:span>les funcionan peor, un análisis más detallado puede arrojar más luz sobre los datos. En la sección IX.A se tratar<text:span text:style-name="T35">á</text:span> de evaluar con más detalle los resultados obtenidos del MMDP mientras que en la sección IX.B se tratar<text:span text:style-name="T36">á</text:span> de evaluar con más detalle los resultados obtenidos del problema TSP.</text:p>
      <text:h text:style-name="P154" text:outline-level="2"><text:bookmark-start text:name="__RefHeading__989_1637519374"/>El problema de maximizar la diversidad mínima<text:bookmark-end text:name="__RefHeading__989_1637519374"/></text:h>
      <text:p text:style-name="P56">Para poder realizar las ejecuciones en el problema MMDP se han utilizado una serie de instancias propuestas por el profesor que son conocidas a nivel global. Estás instancias poseen los datos del problema MMDP y pueden ser ordenados de menor complejidad a mayor complejidad. Sin embargo, hay muchas instancias que representan problemas muy parecidos, por ejemplo, hay varias instancias preparadas para encontrar la diversidad mínima entre 4 elementos escogidos a partir de un conjunto de 10 elementos.</text:p>
      <text:p text:style-name="P56">Es por ello, por lo que en este análisis se ha tratado de descartar instancias “repetidas” de manera que <text:span text:style-name="T16">serán</text:span> agrupadas en un determinado cluster y se cojera solamente una instancia que represente a todas ellas. Las <text:span text:style-name="T16">instancias</text:span> seleccionadas pueden verse en la tabla 4.</text:p>
      <text:p text:style-name="P57">En la tabla 4 se ha sombreado de verde el valor del algoritmo que ha sido capaz de dar exactamente con el mejor valor conocido (o superarlo, aunque no ha sido el caso). El tiempo se ha sombreado de azul cuando ha sido el menor de los tres algoritmos para una instancia concreta.</text:p>
      <text:p text:style-name="P57">La única excepción en el sombreado a sido cuando el tiempo de ejecución es muy parecido al tiempo del mejor algoritmo, en cuyo caso siempre se ha sombreado ambos algoritmos debido a que una escasa diferencia no hace a un algoritmo más rápido o más lento, especialmente debido a que puede haber sido casualidad.</text:p>
      <text:p text:style-name="P57">De esta manera es más fácil identificar qu<text:span text:style-name="T37">é</text:span> algoritmos son los más eficaces encontrando la mejor solución y cu<text:span text:style-name="T37">á</text:span>les son los más rápidos.</text:p>
      <text:p text:style-name="P58">Si se echa un simple vistazo a la tabla se pueden llegar a las siguientes conclusiones <text:span text:style-name="T21">rápidamente</text:span>:</text:p>
      <text:list xml:id="list7480198101243090595" text:style-name="L17">
        <text:list-item>
          <text:p text:style-name="P133">Los algoritmos ordenados por su velocidad de procesamiento (de menor tiempo necesario para ejecutarlo a mayor tiempo) son:</text:p>
          <text:list>
            <text:list-item>
              <text:p text:style-name="P133">First Improvement</text:p>
            </text:list-item>
            <text:list-item>
              <text:p text:style-name="P133">Best Improvement</text:p>
            </text:list-item>
            <text:list-item>
              <text:p text:style-name="P133">Enfriamiento Simulado</text:p>
            </text:list-item>
          </text:list>
        </text:list-item>
      </text:list>
      <text:p text:style-name="P56"><text:soft-page-break/></text:p>
      <table:table table:name="Tabla4" table:style-name="Tabla4">
        <table:table-column table:style-name="Tabla4.A" table:number-columns-repeated="7"/>
        <table:table-column table:style-name="Tabla4.H"/>
        <table:table-header-rows>
          <table:table-row>
            <table:table-cell table:style-name="Tabla4.A1" table:number-rows-spanned="2" office:value-type="string">
              <text:p text:style-name="P40">Instancia</text:p>
            </table:table-cell>
            <table:table-cell table:style-name="Tabla4.A1" table:number-columns-spanned="2" office:value-type="string">
              <text:p text:style-name="P40">Best Improvement</text:p>
            </table:table-cell>
            <table:covered-table-cell/>
            <table:table-cell table:style-name="Tabla4.A1" table:number-columns-spanned="2" office:value-type="string">
              <text:p text:style-name="P40">First Improvement</text:p>
            </table:table-cell>
            <table:covered-table-cell/>
            <table:table-cell table:style-name="Tabla4.A1" table:number-columns-spanned="2" office:value-type="string">
              <text:p text:style-name="P40">Enfriamiento Simulado</text:p>
            </table:table-cell>
            <table:covered-table-cell/>
            <table:table-cell table:style-name="Tabla4.H1" table:number-rows-spanned="2" office:value-type="string">
              <text:p text:style-name="P40">Mejor valor</text:p>
            </table:table-cell>
          </table:table-row>
          <table:table-row>
            <table:covered-table-cell/>
            <table:table-cell table:style-name="Tabla4.B2" office:value-type="string">
              <text:p text:style-name="P40">Valor <text:span text:style-name="T22">obtenido</text:span></text:p>
            </table:table-cell>
            <table:table-cell table:style-name="Tabla4.B2" office:value-type="string">
              <text:p text:style-name="P40">Tiempo <text:span text:style-name="T22">(s)</text:span></text:p>
            </table:table-cell>
            <table:table-cell table:style-name="Tabla4.B2" office:value-type="string">
              <text:p text:style-name="P40">Valor <text:span text:style-name="T22">obtenido</text:span></text:p>
            </table:table-cell>
            <table:table-cell table:style-name="Tabla4.B2" office:value-type="string">
              <text:p text:style-name="P40">Tiempo <text:span text:style-name="T22">(s)</text:span></text:p>
            </table:table-cell>
            <table:table-cell table:style-name="Tabla4.B2" office:value-type="string">
              <text:p text:style-name="P40">Valor <text:span text:style-name="T22">obtenido</text:span></text:p>
            </table:table-cell>
            <table:table-cell table:style-name="Tabla4.B2" office:value-type="string">
              <text:p text:style-name="P40">Tiempo <text:span text:style-name="T22">(s)</text:span></text:p>
            </table:table-cell>
            <table:covered-table-cell/>
          </table:table-row>
        </table:table-header-rows>
        <table:table-row>
          <table:table-cell table:style-name="Tabla4.B2" office:value-type="string">
            <text:p text:style-name="P98">GKD-Ia_1_n10_m2.txt</text:p>
          </table:table-cell>
          <table:table-cell table:style-name="Tabla4.B2" office:value-type="string">
            <text:p text:style-name="P98">196,1740</text:p>
          </table:table-cell>
          <table:table-cell table:style-name="Tabla4.C3" office:value-type="string">
            <text:p text:style-name="P98">0,1016</text:p>
          </table:table-cell>
          <table:table-cell table:style-name="Tabla4.B2" office:value-type="string">
            <text:p text:style-name="P98">196,1741</text:p>
          </table:table-cell>
          <table:table-cell table:style-name="Tabla4.C3" office:value-type="string">
            <text:p text:style-name="P98">0,1028</text:p>
          </table:table-cell>
          <table:table-cell table:style-name="Tabla4.B2" office:value-type="string">
            <text:p text:style-name="P98">168,4836</text:p>
          </table:table-cell>
          <table:table-cell table:style-name="Tabla4.C3" office:value-type="string">
            <text:p text:style-name="P98">0,1040</text:p>
          </table:table-cell>
          <table:table-cell table:style-name="Tabla4.H9" office:value-type="string">
            <text:p text:style-name="P98">243,9725</text:p>
          </table:table-cell>
        </table:table-row>
        <table:table-row>
          <table:table-cell table:style-name="Tabla4.B2" office:value-type="string">
            <text:p text:style-name="P98">GKD-Ia_12_n10_m4.txt</text:p>
          </table:table-cell>
          <table:table-cell table:style-name="Tabla4.B4" office:value-type="string">
            <text:p text:style-name="P9">181,3179</text:p>
          </table:table-cell>
          <table:table-cell table:style-name="Tabla4.C3" office:value-type="string">
            <text:p text:style-name="P9">0,078</text:p>
          </table:table-cell>
          <table:table-cell table:style-name="Tabla4.B4" office:value-type="string">
            <text:p text:style-name="P10">181,318</text:p>
          </table:table-cell>
          <table:table-cell table:style-name="Tabla4.C3" office:value-type="string">
            <text:p text:style-name="P9">0,0731</text:p>
          </table:table-cell>
          <table:table-cell table:style-name="Tabla4.B2" office:value-type="string">
            <text:p text:style-name="P10">164,6563</text:p>
          </table:table-cell>
          <table:table-cell table:style-name="Tabla4.C3" office:value-type="string">
            <text:p text:style-name="P10">0,0752</text:p>
          </table:table-cell>
          <table:table-cell table:style-name="Tabla4.H9" office:value-type="string">
            <text:p text:style-name="P10">181,3179</text:p>
          </table:table-cell>
        </table:table-row>
        <table:table-row>
          <table:table-cell table:style-name="Tabla4.B2" office:value-type="string">
            <text:p text:style-name="P98">GKD-Ia_21_n10_m8.txt</text:p>
          </table:table-cell>
          <table:table-cell table:style-name="Tabla4.B4" office:value-type="string">
            <text:p text:style-name="P98">153,67921</text:p>
          </table:table-cell>
          <table:table-cell table:style-name="Tabla4.C3" office:value-type="string">
            <text:p text:style-name="P98">0,07394</text:p>
          </table:table-cell>
          <table:table-cell table:style-name="Tabla4.B4" office:value-type="string">
            <text:p text:style-name="P98">153,67921</text:p>
          </table:table-cell>
          <table:table-cell table:style-name="Tabla4.C3" office:value-type="string">
            <text:p text:style-name="P98">0,0732</text:p>
          </table:table-cell>
          <table:table-cell table:style-name="Tabla4.B2" office:value-type="string">
            <text:p text:style-name="P98">137,6788</text:p>
          </table:table-cell>
          <table:table-cell table:style-name="Tabla4.B2" office:value-type="string">
            <text:p text:style-name="P98">0,1025</text:p>
          </table:table-cell>
          <table:table-cell table:style-name="Tabla4.H9" office:value-type="string">
            <text:p text:style-name="P98">153,6792</text:p>
          </table:table-cell>
        </table:table-row>
        <table:table-row>
          <table:table-cell table:style-name="Tabla4.B2" office:value-type="string">
            <text:p text:style-name="P98">GKD-Ia_31_n15_m4.txt</text:p>
          </table:table-cell>
          <table:table-cell table:style-name="Tabla4.B2" office:value-type="string">
            <text:p text:style-name="P98">79,018</text:p>
          </table:table-cell>
          <table:table-cell table:style-name="Tabla4.B2" office:value-type="string">
            <text:p text:style-name="P98">0,09253</text:p>
          </table:table-cell>
          <table:table-cell table:style-name="Tabla4.B2" office:value-type="string">
            <text:p text:style-name="P98">72,90369</text:p>
          </table:table-cell>
          <table:table-cell table:style-name="Tabla4.C3" office:value-type="string">
            <text:p text:style-name="P98">0,0897</text:p>
          </table:table-cell>
          <table:table-cell table:style-name="Tabla4.B2" office:value-type="string">
            <text:p text:style-name="P98">49,269</text:p>
          </table:table-cell>
          <table:table-cell table:style-name="Tabla4.C3" office:value-type="string">
            <text:p text:style-name="P98">0,087</text:p>
          </table:table-cell>
          <table:table-cell table:style-name="Tabla4.H9" office:value-type="string">
            <text:p text:style-name="P98">86,1372</text:p>
          </table:table-cell>
        </table:table-row>
        <table:table-row>
          <table:table-cell table:style-name="Tabla4.B2" office:value-type="string">
            <text:p text:style-name="P98">GKD-Ia_41_n15_m9.txt</text:p>
          </table:table-cell>
          <table:table-cell table:style-name="Tabla4.B4" office:value-type="string">
            <text:p text:style-name="P98">156,05602</text:p>
          </table:table-cell>
          <table:table-cell table:style-name="Tabla4.C3" office:value-type="string">
            <text:p text:style-name="P98">0,07807</text:p>
          </table:table-cell>
          <table:table-cell table:style-name="Tabla4.B4" office:value-type="string">
            <text:p text:style-name="P98">156,05602</text:p>
          </table:table-cell>
          <table:table-cell table:style-name="Tabla4.C3" office:value-type="string">
            <text:p text:style-name="P98">0,08302</text:p>
          </table:table-cell>
          <table:table-cell table:style-name="Tabla4.B2" office:value-type="string">
            <text:p text:style-name="P98">144,131</text:p>
          </table:table-cell>
          <table:table-cell table:style-name="Tabla4.B2" office:value-type="string">
            <text:p text:style-name="P98">0,1699</text:p>
          </table:table-cell>
          <table:table-cell table:style-name="Tabla4.H9" office:value-type="string">
            <text:p text:style-name="P98">156,056</text:p>
          </table:table-cell>
        </table:table-row>
        <table:table-row>
          <table:table-cell table:style-name="Tabla4.B2" office:value-type="string">
            <text:p text:style-name="P98">GKD-Ia_46_n15_m12.txt</text:p>
          </table:table-cell>
          <table:table-cell table:style-name="Tabla4.B4" office:value-type="string">
            <text:p text:style-name="P98">113,9952</text:p>
          </table:table-cell>
          <table:table-cell table:style-name="Tabla4.C3" office:value-type="string">
            <text:p text:style-name="P98">0,0745</text:p>
          </table:table-cell>
          <table:table-cell table:style-name="Tabla4.B4" office:value-type="string">
            <text:p text:style-name="P98">113,9952</text:p>
          </table:table-cell>
          <table:table-cell table:style-name="Tabla4.C3" office:value-type="string">
            <text:p text:style-name="P98">0,0821</text:p>
          </table:table-cell>
          <table:table-cell table:style-name="Tabla4.B2" office:value-type="string">
            <text:p text:style-name="P98">99,3477</text:p>
          </table:table-cell>
          <table:table-cell table:style-name="Tabla4.B2" office:value-type="string">
            <text:p text:style-name="P98">0,1865</text:p>
          </table:table-cell>
          <table:table-cell table:style-name="Tabla4.H9" office:value-type="string">
            <text:p text:style-name="P98">113,9952</text:p>
          </table:table-cell>
        </table:table-row>
        <table:table-row>
          <table:table-cell table:style-name="Tabla4.B2" office:value-type="string">
            <text:p text:style-name="P98">GKD-Ia_57_n30_m9.txt</text:p>
          </table:table-cell>
          <table:table-cell table:style-name="Tabla4.B2" office:value-type="string">
            <text:p text:style-name="P98">175,98636</text:p>
          </table:table-cell>
          <table:table-cell table:style-name="Tabla4.C3" office:value-type="string">
            <text:p text:style-name="P98">0,11771</text:p>
          </table:table-cell>
          <table:table-cell table:style-name="Tabla4.B4" office:value-type="string">
            <text:p text:style-name="P98">184,045</text:p>
          </table:table-cell>
          <table:table-cell table:style-name="Tabla4.C3" office:value-type="string">
            <text:p text:style-name="P98">0,1235</text:p>
          </table:table-cell>
          <table:table-cell table:style-name="Tabla4.B2" office:value-type="string">
            <text:p text:style-name="P98">134,5507</text:p>
          </table:table-cell>
          <table:table-cell table:style-name="Tabla4.B2" office:value-type="string">
            <text:p text:style-name="P98">0,1714</text:p>
          </table:table-cell>
          <table:table-cell table:style-name="Tabla4.H9" office:value-type="string">
            <text:p text:style-name="P98">184,0454</text:p>
          </table:table-cell>
        </table:table-row>
        <table:table-row>
          <table:table-cell table:style-name="Tabla4.B2" office:value-type="string">
            <text:p text:style-name="P98">GKD-Ia_61_n30_m12.txt</text:p>
          </table:table-cell>
          <table:table-cell table:style-name="Tabla4.B2" office:value-type="string">
            <text:p text:style-name="P98">144,77528</text:p>
          </table:table-cell>
          <table:table-cell table:style-name="Tabla4.B2" office:value-type="string">
            <text:p text:style-name="P98">0,2040</text:p>
          </table:table-cell>
          <table:table-cell table:style-name="Tabla4.B2" office:value-type="string">
            <text:p text:style-name="P98">153,81905</text:p>
          </table:table-cell>
          <table:table-cell table:style-name="Tabla4.C3" office:value-type="string">
            <text:p text:style-name="P98">0,15813</text:p>
          </table:table-cell>
          <table:table-cell table:style-name="Tabla4.B2" office:value-type="string">
            <text:p text:style-name="P98">115,68216</text:p>
          </table:table-cell>
          <table:table-cell table:style-name="Tabla4.B2" office:value-type="string">
            <text:p text:style-name="P98">0,28794</text:p>
          </table:table-cell>
          <table:table-cell table:style-name="Tabla4.H10" office:value-type="string">
            <text:p text:style-name="P98">155,865</text:p>
          </table:table-cell>
        </table:table-row>
        <table:table-row>
          <table:table-cell table:style-name="Tabla4.B2" office:value-type="string">
            <text:p text:style-name="P98">GKD-Ia_67_n30_m18.txt</text:p>
          </table:table-cell>
          <table:table-cell table:style-name="Tabla4.B2" office:value-type="string">
            <text:p text:style-name="P98">105,69375</text:p>
          </table:table-cell>
          <table:table-cell table:style-name="Tabla4.B2" office:value-type="string">
            <text:p text:style-name="P98">0,2135</text:p>
          </table:table-cell>
          <table:table-cell table:style-name="Tabla4.B4" office:value-type="string">
            <text:p text:style-name="P98">107,7585</text:p>
          </table:table-cell>
          <table:table-cell table:style-name="Tabla4.C3" office:value-type="string">
            <text:p text:style-name="P98">0,15177</text:p>
          </table:table-cell>
          <table:table-cell table:style-name="Tabla4.B2" office:value-type="string">
            <text:p text:style-name="P98">77,76026</text:p>
          </table:table-cell>
          <table:table-cell table:style-name="Tabla4.B2" office:value-type="string">
            <text:p text:style-name="P98">0,46467</text:p>
          </table:table-cell>
          <table:table-cell table:style-name="Tabla4.H11" office:value-type="string">
            <text:p text:style-name="P98">107,7586</text:p>
          </table:table-cell>
        </table:table-row>
        <table:table-row>
          <table:table-cell table:style-name="Tabla4.B2" office:value-type="string">
            <text:p text:style-name="P98">GKD-Ia_71_n30_m24.txt</text:p>
          </table:table-cell>
          <table:table-cell table:style-name="Tabla4.B4" office:value-type="string">
            <text:p text:style-name="P98">70,75626</text:p>
          </table:table-cell>
          <table:table-cell table:style-name="Tabla4.C3" office:value-type="string">
            <text:p text:style-name="P98">0,13551</text:p>
          </table:table-cell>
          <table:table-cell table:style-name="Tabla4.B4" office:value-type="string">
            <text:p text:style-name="P98">70,75626</text:p>
          </table:table-cell>
          <table:table-cell table:style-name="Tabla4.C3" office:value-type="string">
            <text:p text:style-name="P98">0,1442</text:p>
          </table:table-cell>
          <table:table-cell table:style-name="Tabla4.B2" office:value-type="string">
            <text:p text:style-name="P98">59,8853</text:p>
          </table:table-cell>
          <table:table-cell table:style-name="Tabla4.B2" office:value-type="string">
            <text:p text:style-name="P98">1,15443</text:p>
          </table:table-cell>
          <table:table-cell table:style-name="Tabla4.H12" office:value-type="string">
            <text:p text:style-name="P98">70,7563</text:p>
          </table:table-cell>
        </table:table-row>
        <table:table-row>
          <table:table-cell table:style-name="Tabla4.B2" office:value-type="string">
            <text:p text:style-name="P98">GKD-Ic_1_n500_m50.txt</text:p>
          </table:table-cell>
          <table:table-cell table:style-name="Tabla4.B2" office:value-type="string">
            <text:p text:style-name="P98">4,81041</text:p>
          </table:table-cell>
          <table:table-cell table:style-name="Tabla4.B2" office:value-type="string">
            <text:p text:style-name="P98">23,8251</text:p>
          </table:table-cell>
          <table:table-cell table:style-name="Tabla4.B2" office:value-type="string">
            <text:p text:style-name="P98">8,2231</text:p>
          </table:table-cell>
          <table:table-cell table:style-name="Tabla4.C3" office:value-type="string">
            <text:p text:style-name="P98">7,54050</text:p>
          </table:table-cell>
          <table:table-cell table:style-name="Tabla4.B2" office:value-type="string">
            <text:p text:style-name="P98">4,61844</text:p>
          </table:table-cell>
          <table:table-cell table:style-name="Tabla4.B2" office:value-type="string">
            <text:p text:style-name="P98">17,8290</text:p>
          </table:table-cell>
          <table:table-cell table:style-name="Tabla4.H13" office:value-type="string">
            <text:p text:style-name="P98">10,59</text:p>
          </table:table-cell>
        </table:table-row>
      </table:table>
      <text:p text:style-name="P76">Tabla <text:sequence text:ref-name="refTable3" text:name="Table" text:formula="ooow:Table+1" style:num-format="1">4</text:sequence>: Instancias elegidas como representación del cluster</text:p>
      <text:p text:style-name="P56"/>
      <text:p text:style-name="P56"/>
      <text:p text:style-name="P59"><text:soft-page-break/>Esto contrasta fuertemente con el análisis general realizado en la sección VIII en la que se llegaba a concluir que si se trataba de ordenar los algoritmos por su tiempo de ejecución el resultado final sería:</text:p>
      <text:p text:style-name="P60">First Improvement → Enfriamiento Simulado → Best Improvement</text:p>
      <text:p text:style-name="P59">Y no:</text:p>
      <text:p text:style-name="P60">First Improvement → Best Improvement → Enfriamiento Simulado</text:p>
      <text:p text:style-name="P61">Sin embargo, si repasamos las ilustraciones 2 y 3 podremos darnos cuenta de que el Enfriamiento Simulado en el problema MMDP era muy parecido en tiempo computacional al best improvement y muy superior en el problema TSP.</text:p>
      <text:p text:style-name="P61">¿Es por tanto más lento Enfriamiento Simulado que Best Improvement? Pues parece ser que en la implementación que he realizado en Ruby sí, o al menos se parecen bastante. Esto puede ser debido a las sucesivas copias del vector solución que debe de realizar el algoritmo de Enfriamiento Simulado.</text:p>
      <text:p text:style-name="P62">La ilustración 4 muestra el tiempo que han tardado los distintos algoritmos con cada una de las instancias seleccionadas. <text:span text:style-name="T17">Se puede observar que para instancias pequeñas los tiempos son muy parecidos, es por eso, por lo que la ilustración 5 muestra la misma información solo que eliminando las instancias grandes. En la ilustración 6 se muestra en una tabla de quesos las diferencias en una instancia grande con respecto a los tres algoritmos.</text:span></text:p>
      <text:p text:style-name="P61"><draw:frame draw:style-name="fr1" draw:name="Marco4" text:anchor-type="paragraph" svg:width="15.998cm" draw:z-index="6"><draw:text-box fo:min-height="8.999cm"><text:p text:style-name="P77"><draw:frame draw:style-name="fr3" draw:name="Objeto4" text:anchor-type="paragraph" svg:width="15.998cm" style:rel-width="100%" svg:height="8.999cm" style:rel-height="scale" draw:z-index="7"><draw:object xlink:href="./Object 4" xlink:type="simple" xlink:show="embed" xlink:actuate="onLoad"/><draw:image xlink:href="./ObjectReplacements/Object 4" xlink:type="simple" xlink:show="embed" xlink:actuate="onLoad"/></draw:frame>Ilustración <text:sequence text:ref-name="refIllustration3" text:name="Illustration" text:formula="ooow:Illustration+1" style:num-format="1">4</text:sequence>: Tiempo de ejecución en MMDP según el tamaño de las instancia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81"/>
      <text:p text:style-name="P61"><draw:frame draw:style-name="fr1" draw:name="Marco5" text:anchor-type="paragraph" svg:width="15.998cm" draw:z-index="8"><draw:text-box fo:min-height="8.999cm"><text:p text:style-name="P77"><draw:frame draw:style-name="fr3" draw:name="Objeto5" text:anchor-type="paragraph" svg:width="15.998cm" style:rel-width="100%" svg:height="8.999cm" style:rel-height="scale" draw:z-index="9"><draw:object xlink:href="./Object 5" xlink:type="simple" xlink:show="embed" xlink:actuate="onLoad"/><draw:image xlink:href="./ObjectReplacements/Object 5" xlink:type="simple" xlink:show="embed" xlink:actuate="onLoad"/><svg:desc>gráfico</svg:desc></draw:frame>Ilustración <text:sequence text:ref-name="refIllustration4" text:name="Illustration" text:formula="ooow:Illustration+1" style:num-format="1">5</text:sequence>: Tiempo de ejecución MMDP excluyendo el cl<text:span text:style-name="T17">u</text:span>ster de instancias grande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Marco6" text:anchor-type="paragraph" svg:width="15.998cm" draw:z-index="10"><draw:text-box fo:min-height="8.999cm"><text:p text:style-name="P77"><draw:frame draw:style-name="fr3" draw:name="Objeto6" text:anchor-type="paragraph" svg:width="15.998cm" style:rel-width="100%" svg:height="8.999cm" style:rel-height="scale" draw:z-index="11"><draw:object xlink:href="./Object 6" xlink:type="simple" xlink:show="embed" xlink:actuate="onLoad"/><draw:image xlink:href="./ObjectReplacements/Object 6" xlink:type="simple" xlink:show="embed" xlink:actuate="onLoad"/></draw:frame>Ilustración <text:sequence text:ref-name="refIllustration5" text:name="Illustration" text:formula="ooow:Illustration+1" style:num-format="1">6</text:sequence>: Tiempo de ejecución MMDP instancias grandes</text:p></draw:text-box></draw:frame></text:p>
      <text:p text:style-name="P82">Si tenemos en cuenta las ilustraciones 4-6 y que 20 de 40 instancias pertenecen al grupo o cluster de instancias grandes (poseen 500 individuos de entre los cuales hay que seleccionar 50), podemos llegar a la conclusión de que en media sus diferencias hacen mucho más peso que las diferencias del otro 50 % de las instancias. Por tanto el orden expuesto anteriormente:</text:p>
      <text:p text:style-name="P65">First improvement → Best Improvement → Enfriamiento Simulado</text:p>
      <text:p text:style-name="P63"><text:span text:style-name="T38">E</text:span>s correcto según la implementación actual en Ruby. Hay que destacar que el Enfriamiento Simulado podría pasar a segunda posición si se permitiera a Best Improvement realizar todas las iteraciones que necesitara.</text:p>
      <text:p text:style-name="P66">En cuanto al análisis de la calidad de los algoritmos, la tabla 5 muestra la raíz del error cuadrático medio de cada una de las instancias. <text:span text:style-name="T18">Como siempre, se sombrearán de color verde aquellos valores que sean menores en cada instancia, para permitir un análisis rápido por parte del profesor.</text:span></text:p>
      <text:p text:style-name="P64"/>
      <table:table table:name="Tabla5" table:style-name="Tabla5">
        <table:table-column table:style-name="Tabla5.A" table:number-columns-repeated="3"/>
        <table:table-column table:style-name="Tabla5.D"/>
        <table:table-header-rows>
          <table:table-row>
            <table:table-cell table:style-name="Tabla5.A1" office:value-type="string">
              <text:p text:style-name="P41">Instancia</text:p>
            </table:table-cell>
            <table:table-cell table:style-name="Tabla5.A1" office:value-type="string">
              <text:p text:style-name="P42">Best Improvement</text:p>
            </table:table-cell>
            <table:table-cell table:style-name="Tabla5.A1" office:value-type="string">
              <text:p text:style-name="P42">First Improvement</text:p>
            </table:table-cell>
            <table:table-cell table:style-name="Tabla5.D1" office:value-type="string">
              <text:p text:style-name="P42">Enfriamiento Simulado</text:p>
            </table:table-cell>
          </table:table-row>
          <table:table-row>
            <table:table-cell table:style-name="Tabla5.A2" office:value-type="string">
              <text:p text:style-name="P99">GKD-Ia_1_n10_m2.txt</text:p>
            </table:table-cell>
            <table:table-cell table:style-name="Tabla5.B2" office:value-type="string">
              <text:p text:style-name="P11">47,7985</text:p>
            </table:table-cell>
            <table:table-cell table:style-name="Tabla5.B2" office:value-type="string">
              <text:p text:style-name="P11">47,7984</text:p>
            </table:table-cell>
            <table:table-cell table:style-name="Tabla5.D2" office:value-type="string">
              <text:p text:style-name="P11">75,4889</text:p>
            </table:table-cell>
          </table:table-row>
        </table:table-header-rows>
        <table:table-row>
          <table:table-cell table:style-name="Tabla5.A2" office:value-type="string">
            <text:p text:style-name="P99">GKD-Ia_12_n10_m4.txt</text:p>
          </table:table-cell>
          <table:table-cell table:style-name="Tabla5.B2" office:value-type="string">
            <text:p text:style-name="P11">0</text:p>
          </table:table-cell>
          <table:table-cell table:style-name="Tabla5.B2" office:value-type="string">
            <text:p text:style-name="P11">0</text:p>
          </table:table-cell>
          <table:table-cell table:style-name="Tabla5.D3" office:value-type="string">
            <text:p text:style-name="P11">16,6616</text:p>
          </table:table-cell>
        </table:table-row>
        <table:table-row>
          <table:table-cell table:style-name="Tabla5.A2" office:value-type="string">
            <text:p text:style-name="P99">GKD-Ia_21_n10_m8.txt</text:p>
          </table:table-cell>
          <table:table-cell table:style-name="Tabla5.B2" office:value-type="string">
            <text:p text:style-name="P11">0</text:p>
          </table:table-cell>
          <table:table-cell table:style-name="Tabla5.B2" office:value-type="string">
            <text:p text:style-name="P11">0</text:p>
          </table:table-cell>
          <table:table-cell table:style-name="Tabla5.D4" office:value-type="string">
            <text:p text:style-name="P11">16</text:p>
          </table:table-cell>
        </table:table-row>
        <table:table-row>
          <table:table-cell table:style-name="Tabla5.A2" office:value-type="string">
            <text:p text:style-name="P99">GKD-Ia_31_n15_m4.txt</text:p>
          </table:table-cell>
          <table:table-cell table:style-name="Tabla5.B2" office:value-type="string">
            <text:p text:style-name="P11">7,1192</text:p>
          </table:table-cell>
          <table:table-cell table:style-name="Tabla5.A2" office:value-type="string">
            <text:p text:style-name="P11">13,2335</text:p>
          </table:table-cell>
          <table:table-cell table:style-name="Tabla5.D5" office:value-type="string">
            <text:p text:style-name="P11">36,8682</text:p>
          </table:table-cell>
        </table:table-row>
        <table:table-row>
          <table:table-cell table:style-name="Tabla5.A2" office:value-type="string">
            <text:p text:style-name="P99">GKD-Ia_41_n15_m9.txt</text:p>
          </table:table-cell>
          <table:table-cell table:style-name="Tabla5.B2" office:value-type="string">
            <text:p text:style-name="P11">0</text:p>
          </table:table-cell>
          <table:table-cell table:style-name="Tabla5.B2" office:value-type="string">
            <text:p text:style-name="P11">0</text:p>
          </table:table-cell>
          <table:table-cell table:style-name="Tabla5.D6" office:value-type="string">
            <text:p text:style-name="P11">11,925</text:p>
          </table:table-cell>
        </table:table-row>
        <table:table-row>
          <table:table-cell table:style-name="Tabla5.A2" office:value-type="string">
            <text:p text:style-name="P99">GKD-Ia_46_n15_m12.txt</text:p>
          </table:table-cell>
          <table:table-cell table:style-name="Tabla5.B2" office:value-type="string">
            <text:p text:style-name="P11">0</text:p>
          </table:table-cell>
          <table:table-cell table:style-name="Tabla5.B2" office:value-type="string">
            <text:p text:style-name="P11">0</text:p>
          </table:table-cell>
          <table:table-cell table:style-name="Tabla5.D7" office:value-type="string">
            <text:p text:style-name="P11">14,6475</text:p>
          </table:table-cell>
        </table:table-row>
        <table:table-row>
          <table:table-cell table:style-name="Tabla5.A2" office:value-type="string">
            <text:p text:style-name="P99">GKD-Ia_57_n30_m9.txt</text:p>
          </table:table-cell>
          <table:table-cell table:style-name="Tabla5.A2" office:value-type="string">
            <text:p text:style-name="P11">8,0590</text:p>
          </table:table-cell>
          <table:table-cell table:style-name="Tabla5.B2" office:value-type="string">
            <text:p text:style-name="P11">0</text:p>
          </table:table-cell>
          <table:table-cell table:style-name="Tabla5.D8" office:value-type="string">
            <text:p text:style-name="P11">49,4947</text:p>
          </table:table-cell>
        </table:table-row>
        <table:table-row>
          <table:table-cell table:style-name="Tabla5.A2" office:value-type="string">
            <text:p text:style-name="P99">GKD-Ia_61_n30_m12.txt</text:p>
          </table:table-cell>
          <table:table-cell table:style-name="Tabla5.A2" office:value-type="string">
            <text:p text:style-name="P11">11,0897</text:p>
          </table:table-cell>
          <table:table-cell table:style-name="Tabla5.B2" office:value-type="string">
            <text:p text:style-name="P11">2,0459</text:p>
          </table:table-cell>
          <table:table-cell table:style-name="Tabla5.D9" office:value-type="string">
            <text:p text:style-name="P11">40,1828</text:p>
          </table:table-cell>
        </table:table-row>
        <table:table-row>
          <table:table-cell table:style-name="Tabla5.A2" office:value-type="string">
            <text:p text:style-name="P99">GKD-Ia_67_n30_m18.txt</text:p>
          </table:table-cell>
          <table:table-cell table:style-name="Tabla5.A2" office:value-type="string">
            <text:p text:style-name="P11">2,064</text:p>
          </table:table-cell>
          <table:table-cell table:style-name="Tabla5.B2" office:value-type="string">
            <text:p text:style-name="P11">0</text:p>
          </table:table-cell>
          <table:table-cell table:style-name="Tabla5.D10" office:value-type="string">
            <text:p text:style-name="P11">29,9933</text:p>
          </table:table-cell>
        </table:table-row>
        <table:table-row>
          <table:table-cell table:style-name="Tabla5.A2" office:value-type="string">
            <text:p text:style-name="P99">GKD-Ia_71_n30_m24.txt</text:p>
          </table:table-cell>
          <table:table-cell table:style-name="Tabla5.B2" office:value-type="string">
            <text:p text:style-name="P11">0</text:p>
          </table:table-cell>
          <table:table-cell table:style-name="Tabla5.B2" office:value-type="string">
            <text:p text:style-name="P11">0</text:p>
          </table:table-cell>
          <table:table-cell table:style-name="Tabla5.D11" office:value-type="string">
            <text:p text:style-name="P11">10,871</text:p>
          </table:table-cell>
        </table:table-row>
        <table:table-row>
          <table:table-cell table:style-name="Tabla5.A2" office:value-type="string">
            <text:p text:style-name="P99">GKD-Ic_1_n500_m50.txt</text:p>
          </table:table-cell>
          <table:table-cell table:style-name="Tabla5.A2" office:value-type="string">
            <text:p text:style-name="P11">5,7995</text:p>
          </table:table-cell>
          <table:table-cell table:style-name="Tabla5.B2" office:value-type="string">
            <text:p text:style-name="P11">2,3669</text:p>
          </table:table-cell>
          <table:table-cell table:style-name="Tabla5.D12" office:value-type="string">
            <text:p text:style-name="P11">5,9715</text:p>
          </table:table-cell>
        </table:table-row>
        <table:table-row>
          <table:table-cell table:style-name="Tabla5.A2" office:value-type="string">
            <text:p text:style-name="P15">Media</text:p>
          </table:table-cell>
          <table:table-cell table:style-name="Tabla5.B13" table:formula="ooow:sum&lt;B2:B12&gt;/11" office:value-type="float" office:value="7.44817272727273">
            <text:p text:style-name="P14">7,45</text:p>
          </table:table-cell>
          <table:table-cell table:style-name="Tabla5.C13" table:formula="ooow:sum(&lt;C2:C12&gt;)/11" office:value-type="float" office:value="5.94951818181818">
            <text:p text:style-name="P12">5,95</text:p>
          </table:table-cell>
          <table:table-cell table:style-name="Tabla5.D13" table:formula="ooow:sum(&lt;D2:D12&gt;)/11" office:value-type="float" office:value="28.0095">
            <text:p text:style-name="P12">28,01</text:p>
          </table:table-cell>
        </table:table-row>
        <table:table-row>
          <table:table-cell table:style-name="Tabla5.A2" office:value-type="string">
            <text:p text:style-name="P15">Desviación estándar</text:p>
          </table:table-cell>
          <table:table-cell table:style-name="Tabla5.B14" office:value-type="float" office:value="13.96">
            <text:p text:style-name="P13">13,<text:span text:style-name="T20">96</text:span></text:p>
          </table:table-cell>
          <table:table-cell table:style-name="Tabla5.C13" office:value-type="float" office:value="14.42">
            <text:p text:style-name="P14">14,42</text:p>
          </table:table-cell>
          <table:table-cell table:style-name="Tabla5.D14" office:value-type="float" office:value="21.06">
            <text:p text:style-name="P13">21,06</text:p>
          </table:table-cell>
        </table:table-row>
      </table:table>
      <text:p text:style-name="P76">Tabla <text:sequence text:ref-name="refTable4" text:name="Table" text:formula="ooow:Table+1" style:num-format="1">5</text:sequence>: Raíz cuadrada del error cometido en cada instancia del MMDP</text:p>
      <text:p text:style-name="P21"/>
      <text:p text:style-name="P21">Como puede observarse, tanto First Improvement como Best Improvement han dado buenos resultados en general, aunque la calidad del algoritmo ha sido mejor utilizando las técnicas de First Improvement. <text:span text:style-name="T19">El algoritmo de Enfriamiento Simulado, aunque ha dado buenos resultados, han sido peores que los resultados ofrecidos por los otros dos algoritmos.</text:span></text:p>
      <text:p text:style-name="P21"/>
      <text:p text:style-name="P79"/>
      <text:p text:style-name="P21"><draw:frame draw:style-name="fr1" draw:name="Marco7" text:anchor-type="paragraph" svg:width="15.998cm" draw:z-index="12"><draw:text-box fo:min-height="8.999cm"><text:p text:style-name="P77"><draw:frame draw:style-name="fr3" draw:name="Objeto7" text:anchor-type="paragraph" svg:width="15.998cm" style:rel-width="100%" svg:height="8.999cm" style:rel-height="scale" draw:z-index="13"><draw:object xlink:href="./Object 7" xlink:type="simple" xlink:show="embed" xlink:actuate="onLoad"/><draw:image xlink:href="./ObjectReplacements/Object 7" xlink:type="simple" xlink:show="embed" xlink:actuate="onLoad"/></draw:frame>Ilustración <text:sequence text:ref-name="refIllustration6" text:name="Illustration" text:formula="ooow:Illustration+1" style:num-format="1">7</text:sequence>: Comparación de la media del error cometido por algoritmo en MMDP</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Sin embargo al comparar con la ilustración 7 podemos observar que la calidad del algoritmo First Improvement es prácticamente igual que la calidad del algoritmo Best Improvement. En cambio el algoritmo Enfriamiento Simulado no da síntomas de dar una buena calidad.</text:p>
      <text:p text:style-name="P22"/>
      <text:p text:style-name="P22">Debido a esto, se puede decir que el mejor algoritmo para resolver el problema MMDP utilizado es First Improvement debido a que da una calidad muy parecida a la ofrecida por Best Improvement, pero con mucho menor coste computacional.</text:p>
      <text:p text:style-name="P22"/>
      <text:h text:style-name="P156" text:outline-level="2"><text:bookmark-start text:name="__RefHeading__2003_1637519374"/>El problema del viajante de comercio<text:bookmark-end text:name="__RefHeading__2003_1637519374"/></text:h>
      <text:p text:style-name="P67">Para analizar el problema del viajante de comercio se han utilizado todas las instancias proporcionadas por el profesor. Esto es debido a que, en realidad, se han proporcionado muchas menos instancias para TSP que para MMDP pudiéndose hacer un análisis bastante sencillo de ellas sin problema.</text:p>
      <text:p text:style-name="P68">La tabla 6 muestra las instancias seleccionadas (todas) junto con los tres algoritmos que estamos tratando, el tiempo que han tardado en ejecutarse y el valor conseguido con la ejecución del algoritmo. </text:p>
      <text:p text:style-name="P68">Al igual que en la sección anterior, <text:span text:style-name="T16">se ha sombreado de verde el valor del algoritmo que ha sido capaz de dar exactamente con el mejor valor conocido (o superarlo, aunque no ha sido el caso) </text:span>y de azul<text:span text:style-name="T16"> </text:span>el menor de los tiempos para una instancia<text:span text:style-name="T16"> concreta.</text:span></text:p>
      <text:p text:style-name="P67"/>
      <table:table table:name="Tabla6" table:style-name="Tabla6">
        <table:table-column table:style-name="Tabla6.A" table:number-columns-repeated="7"/>
        <table:table-column table:style-name="Tabla6.H"/>
        <table:table-header-rows>
          <table:table-row>
            <table:table-cell table:style-name="Tabla6.A1" table:number-rows-spanned="2" office:value-type="string">
              <text:p text:style-name="P94">Instancia</text:p>
            </table:table-cell>
            <table:table-cell table:style-name="Tabla6.A1" table:number-columns-spanned="2" office:value-type="string">
              <text:p text:style-name="P94">Best Improvement</text:p>
            </table:table-cell>
            <table:covered-table-cell/>
            <table:table-cell table:style-name="Tabla6.A1" table:number-columns-spanned="2" office:value-type="string">
              <text:p text:style-name="P94">First Improvement</text:p>
            </table:table-cell>
            <table:covered-table-cell/>
            <table:table-cell table:style-name="Tabla6.A1" table:number-columns-spanned="2" office:value-type="string">
              <text:p text:style-name="P94">Enfriamiento Simulado</text:p>
            </table:table-cell>
            <table:covered-table-cell/>
            <table:table-cell table:style-name="Tabla6.H1" table:number-rows-spanned="2" office:value-type="string">
              <text:p text:style-name="P94">Mejor valor</text:p>
            </table:table-cell>
          </table:table-row>
          <table:table-row>
            <table:covered-table-cell/>
            <table:table-cell table:style-name="Tabla6.B2" office:value-type="string">
              <text:p text:style-name="P94">Valor obtenido</text:p>
            </table:table-cell>
            <table:table-cell table:style-name="Tabla6.B2" office:value-type="string">
              <text:p text:style-name="P94">Tiempo (s)</text:p>
            </table:table-cell>
            <table:table-cell table:style-name="Tabla6.B2" office:value-type="string">
              <text:p text:style-name="P94">Valor obtenido</text:p>
            </table:table-cell>
            <table:table-cell table:style-name="Tabla6.B2" office:value-type="string">
              <text:p text:style-name="P94">Tiempo (s)</text:p>
            </table:table-cell>
            <table:table-cell table:style-name="Tabla6.B2" office:value-type="string">
              <text:p text:style-name="P94">Valor obtenido</text:p>
            </table:table-cell>
            <table:table-cell table:style-name="Tabla6.B2" office:value-type="string">
              <text:p text:style-name="P94">Tiempo (s)</text:p>
            </table:table-cell>
            <table:covered-table-cell/>
          </table:table-row>
        </table:table-header-rows>
        <table:table-row>
          <table:table-cell table:style-name="Tabla6.B2" office:value-type="string">
            <text:p text:style-name="P90">p01.txt</text:p>
          </table:table-cell>
          <table:table-cell table:style-name="Tabla6.B2" office:value-type="string">
            <text:p text:style-name="P90">340</text:p>
          </table:table-cell>
          <table:table-cell table:style-name="Tabla6.C3" office:value-type="string">
            <text:p text:style-name="P100">0,07012</text:p>
          </table:table-cell>
          <table:table-cell table:style-name="Tabla6.B2" office:value-type="string">
            <text:p text:style-name="P101">376</text:p>
          </table:table-cell>
          <table:table-cell table:style-name="Tabla6.C3" office:value-type="string">
            <text:p text:style-name="P101">0,07475</text:p>
          </table:table-cell>
          <table:table-cell table:style-name="Tabla6.F3" office:value-type="string">
            <text:p text:style-name="P101">339</text:p>
          </table:table-cell>
          <table:table-cell table:style-name="Tabla6.B2" office:value-type="string">
            <text:p text:style-name="P101">0,17579</text:p>
          </table:table-cell>
          <table:table-cell table:style-name="Tabla6.H3" office:value-type="string">
            <text:p text:style-name="P90">291</text:p>
          </table:table-cell>
        </table:table-row>
        <table:table-row>
          <table:table-cell table:style-name="Tabla6.B2" office:value-type="string">
            <text:p text:style-name="P102">gr17.txt</text:p>
          </table:table-cell>
          <table:table-cell table:style-name="Tabla6.B2" office:value-type="string">
            <text:p text:style-name="P102">2228</text:p>
          </table:table-cell>
          <table:table-cell table:style-name="Tabla6.B2" office:value-type="string">
            <text:p text:style-name="P101">0,10516</text:p>
          </table:table-cell>
          <table:table-cell table:style-name="Tabla6.B2" office:value-type="string">
            <text:p text:style-name="P101">2340</text:p>
          </table:table-cell>
          <table:table-cell table:style-name="Tabla6.C3" office:value-type="string">
            <text:p text:style-name="P101">0,07385</text:p>
          </table:table-cell>
          <table:table-cell table:style-name="Tabla6.F3" office:value-type="string">
            <text:p text:style-name="P101">2144</text:p>
          </table:table-cell>
          <table:table-cell table:style-name="Tabla6.B2" office:value-type="string">
            <text:p text:style-name="P101">0,20691</text:p>
          </table:table-cell>
          <table:table-cell table:style-name="Tabla6.H4" office:value-type="string">
            <text:p text:style-name="P102">2085</text:p>
          </table:table-cell>
        </table:table-row>
        <table:table-row>
          <table:table-cell table:style-name="Tabla6.B2" office:value-type="string">
            <text:p text:style-name="P102">fri26.txt</text:p>
          </table:table-cell>
          <table:table-cell table:style-name="Tabla6.B2" office:value-type="string">
            <text:p text:style-name="P102">1291</text:p>
          </table:table-cell>
          <table:table-cell table:style-name="Tabla6.C3" office:value-type="string">
            <text:p text:style-name="P101">0,07190</text:p>
          </table:table-cell>
          <table:table-cell table:style-name="Tabla6.B2" office:value-type="string">
            <text:p text:style-name="P101">1326</text:p>
          </table:table-cell>
          <table:table-cell table:style-name="Tabla6.C3" office:value-type="string">
            <text:p text:style-name="P101">0,07620</text:p>
          </table:table-cell>
          <table:table-cell table:style-name="Tabla6.F3" office:value-type="string">
            <text:p text:style-name="P101">1196</text:p>
          </table:table-cell>
          <table:table-cell table:style-name="Tabla6.B2" office:value-type="string">
            <text:p text:style-name="P101">0,44946</text:p>
          </table:table-cell>
          <table:table-cell table:style-name="Tabla6.H5" office:value-type="string">
            <text:p text:style-name="P102">937</text:p>
          </table:table-cell>
        </table:table-row>
        <table:table-row>
          <table:table-cell table:style-name="Tabla6.B2" office:value-type="string">
            <text:p text:style-name="P102">dantzig42.txt</text:p>
          </table:table-cell>
          <table:table-cell table:style-name="Tabla6.B2" office:value-type="string">
            <text:p text:style-name="P102">917,471</text:p>
          </table:table-cell>
          <table:table-cell table:style-name="Tabla6.C3" office:value-type="string">
            <text:p text:style-name="P101">0,0953</text:p>
          </table:table-cell>
          <table:table-cell table:style-name="Tabla6.B2" office:value-type="string">
            <text:p text:style-name="P101">956,98</text:p>
          </table:table-cell>
          <table:table-cell table:style-name="Tabla6.C3" office:value-type="string">
            <text:p text:style-name="P101">0,08344</text:p>
          </table:table-cell>
          <table:table-cell table:style-name="Tabla6.F3" office:value-type="string">
            <text:p text:style-name="P101">788,226</text:p>
          </table:table-cell>
          <table:table-cell table:style-name="Tabla6.B2" office:value-type="string">
            <text:p text:style-name="P16"><text:span text:style-name="T14">1,138</text:span><text:span text:style-name="T15">39</text:span></text:p>
          </table:table-cell>
          <table:table-cell table:style-name="Tabla6.H6" office:value-type="string">
            <text:p text:style-name="P17">699</text:p>
          </table:table-cell>
        </table:table-row>
        <table:table-row>
          <table:table-cell table:style-name="Tabla6.B2" office:value-type="string">
            <text:p text:style-name="P102">att48.txt</text:p>
          </table:table-cell>
          <table:table-cell table:style-name="Tabla6.B2" office:value-type="string">
            <text:p text:style-name="P102">48722,62</text:p>
          </table:table-cell>
          <table:table-cell table:style-name="Tabla6.C3" office:value-type="string">
            <text:p text:style-name="P101">0,0858</text:p>
          </table:table-cell>
          <table:table-cell table:style-name="Tabla6.B2" office:value-type="string">
            <text:p text:style-name="P101">57349,74</text:p>
          </table:table-cell>
          <table:table-cell table:style-name="Tabla6.C3" office:value-type="string">
            <text:p text:style-name="P101">0,0883</text:p>
          </table:table-cell>
          <table:table-cell table:style-name="Tabla6.F3" office:value-type="string">
            <text:p text:style-name="P101">45691,398</text:p>
          </table:table-cell>
          <table:table-cell table:style-name="Tabla6.B2" office:value-type="string">
            <text:p text:style-name="P101">1,5351</text:p>
          </table:table-cell>
          <table:table-cell table:style-name="Tabla6.H7" office:value-type="string">
            <text:p text:style-name="P104">10628</text:p>
          </table:table-cell>
        </table:table-row>
        <table:table-row>
          <table:table-cell table:style-name="Tabla6.B2" office:value-type="string">
            <text:p text:style-name="P102">eil51.txt</text:p>
          </table:table-cell>
          <table:table-cell table:style-name="Tabla6.B2" office:value-type="string">
            <text:p text:style-name="P102">548,6506</text:p>
          </table:table-cell>
          <table:table-cell table:style-name="Tabla6.C3" office:value-type="string">
            <text:p text:style-name="P101">0,10228</text:p>
          </table:table-cell>
          <table:table-cell table:style-name="Tabla6.B2" office:value-type="string">
            <text:p text:style-name="P101">615,855</text:p>
          </table:table-cell>
          <table:table-cell table:style-name="Tabla6.C3" office:value-type="string">
            <text:p text:style-name="P101">0,09456</text:p>
          </table:table-cell>
          <table:table-cell table:style-name="Tabla6.F3" office:value-type="string">
            <text:p text:style-name="P101">500,11</text:p>
          </table:table-cell>
          <table:table-cell table:style-name="Tabla6.B2" office:value-type="string">
            <text:p text:style-name="P101">1,5533</text:p>
          </table:table-cell>
          <table:table-cell table:style-name="Tabla6.H8" office:value-type="string">
            <text:p text:style-name="P104">426</text:p>
          </table:table-cell>
        </table:table-row>
        <table:table-row>
          <table:table-cell table:style-name="Tabla6.B2" office:value-type="string">
            <text:p text:style-name="P102">berlin52.txt</text:p>
          </table:table-cell>
          <table:table-cell table:style-name="Tabla6.B2" office:value-type="string">
            <text:p text:style-name="P102">11319,01</text:p>
          </table:table-cell>
          <table:table-cell table:style-name="Tabla6.B2" office:value-type="string">
            <text:p text:style-name="P101">0,10333</text:p>
          </table:table-cell>
          <table:table-cell table:style-name="Tabla6.F3" office:value-type="string">
            <text:p text:style-name="P101">10654,79</text:p>
          </table:table-cell>
          <table:table-cell table:style-name="Tabla6.C3" office:value-type="string">
            <text:p text:style-name="P101">0,08703</text:p>
          </table:table-cell>
          <table:table-cell table:style-name="Tabla6.B2" office:value-type="string">
            <text:p text:style-name="P101">11063,21</text:p>
          </table:table-cell>
          <table:table-cell table:style-name="Tabla6.B2" office:value-type="string">
            <text:p text:style-name="P101">1,70173</text:p>
          </table:table-cell>
          <table:table-cell table:style-name="Tabla6.H9" office:value-type="string">
            <text:p text:style-name="P104">7542</text:p>
          </table:table-cell>
        </table:table-row>
        <table:table-row>
          <table:table-cell table:style-name="Tabla6.B2" office:value-type="string">
            <text:p text:style-name="P102">st70.txt</text:p>
          </table:table-cell>
          <table:table-cell table:style-name="Tabla6.B2" office:value-type="string">
            <text:p text:style-name="P102">999,94</text:p>
          </table:table-cell>
          <table:table-cell table:style-name="Tabla6.B2" office:value-type="string">
            <text:p text:style-name="P101">0,13353</text:p>
          </table:table-cell>
          <table:table-cell table:style-name="Tabla6.B2" office:value-type="string">
            <text:p text:style-name="P101">1079,37</text:p>
          </table:table-cell>
          <table:table-cell table:style-name="Tabla6.C3" office:value-type="string">
            <text:p text:style-name="P101">0,10636</text:p>
          </table:table-cell>
          <table:table-cell table:style-name="Tabla6.F3" office:value-type="string">
            <text:p text:style-name="P101">917,0914</text:p>
          </table:table-cell>
          <table:table-cell table:style-name="Tabla6.B2" office:value-type="string">
            <text:p text:style-name="P101">2,9932</text:p>
          </table:table-cell>
          <table:table-cell table:style-name="Tabla6.H10" office:value-type="string">
            <text:p text:style-name="P104">675</text:p>
          </table:table-cell>
        </table:table-row>
        <table:table-row>
          <table:table-cell table:style-name="Tabla6.B2" office:value-type="string">
            <text:p text:style-name="P102">pr76.txt</text:p>
          </table:table-cell>
          <table:table-cell table:style-name="Tabla6.B2" office:value-type="string">
            <text:p text:style-name="P102">179736,34</text:p>
          </table:table-cell>
          <table:table-cell table:style-name="Tabla6.B2" office:value-type="string">
            <text:p text:style-name="P101">0,12669</text:p>
          </table:table-cell>
          <table:table-cell table:style-name="Tabla6.B2" office:value-type="string">
            <text:p text:style-name="P101">178391,081</text:p>
          </table:table-cell>
          <table:table-cell table:style-name="Tabla6.C3" office:value-type="string">
            <text:p text:style-name="P101">0,102331</text:p>
          </table:table-cell>
          <table:table-cell table:style-name="Tabla6.F3" office:value-type="string">
            <text:p text:style-name="P101">144652,58</text:p>
          </table:table-cell>
          <table:table-cell table:style-name="Tabla6.B2" office:value-type="string">
            <text:p text:style-name="P101">3,6746</text:p>
          </table:table-cell>
          <table:table-cell table:style-name="Tabla6.H11" office:value-type="string">
            <text:p text:style-name="P104">108159</text:p>
          </table:table-cell>
        </table:table-row>
        <table:table-row>
          <table:table-cell table:style-name="Tabla6.B2" office:value-type="string">
            <text:p text:style-name="P102">eil76.txt</text:p>
          </table:table-cell>
          <table:table-cell table:style-name="Tabla6.B2" office:value-type="string">
            <text:p text:style-name="P102">768,5791</text:p>
          </table:table-cell>
          <table:table-cell table:style-name="Tabla6.B2" office:value-type="string">
            <text:p text:style-name="P101">0,13294</text:p>
          </table:table-cell>
          <table:table-cell table:style-name="Tabla6.B2" office:value-type="string">
            <text:p text:style-name="P101">776,665</text:p>
          </table:table-cell>
          <table:table-cell table:style-name="Tabla6.C3" office:value-type="string">
            <text:p text:style-name="P101">0,11234</text:p>
          </table:table-cell>
          <table:table-cell table:style-name="Tabla6.F3" office:value-type="string">
            <text:p text:style-name="P101">732,10</text:p>
          </table:table-cell>
          <table:table-cell table:style-name="Tabla6.B2" office:value-type="string">
            <text:p text:style-name="P101">3,7</text:p>
          </table:table-cell>
          <table:table-cell table:style-name="Tabla6.H12" office:value-type="string">
            <text:p text:style-name="P104">538</text:p>
          </table:table-cell>
        </table:table-row>
        <table:table-row>
          <table:table-cell table:style-name="Tabla6.B2" office:value-type="string">
            <text:p text:style-name="P102">gr96.txt</text:p>
          </table:table-cell>
          <table:table-cell table:style-name="Tabla6.B2" office:value-type="string">
            <text:p text:style-name="P102">909,32</text:p>
          </table:table-cell>
          <table:table-cell table:style-name="Tabla6.B2" office:value-type="string">
            <text:p text:style-name="P101">0,26511</text:p>
          </table:table-cell>
          <table:table-cell table:style-name="Tabla6.B2" office:value-type="string">
            <text:p text:style-name="P101">953,54</text:p>
          </table:table-cell>
          <table:table-cell table:style-name="Tabla6.C3" office:value-type="string">
            <text:p text:style-name="P101">0,1597</text:p>
          </table:table-cell>
          <table:table-cell table:style-name="Tabla6.F3" office:value-type="string">
            <text:p text:style-name="P101">831,7</text:p>
          </table:table-cell>
          <table:table-cell table:style-name="Tabla6.B2" office:value-type="string">
            <text:p text:style-name="P101">6,0516</text:p>
          </table:table-cell>
          <table:table-cell table:style-name="Tabla6.H13" office:value-type="string">
            <text:p text:style-name="P104">512,30</text:p>
          </table:table-cell>
        </table:table-row>
        <table:table-row>
          <table:table-cell table:style-name="Tabla6.B2" office:value-type="string">
            <text:p text:style-name="P102">kroA100.txt</text:p>
          </table:table-cell>
          <table:table-cell table:style-name="Tabla6.B2" office:value-type="string">
            <text:p text:style-name="P102">41932,11</text:p>
          </table:table-cell>
          <table:table-cell table:style-name="Tabla6.B2" office:value-type="string">
            <text:p text:style-name="P101">0,2419</text:p>
          </table:table-cell>
          <table:table-cell table:style-name="Tabla6.B2" office:value-type="string">
            <text:p text:style-name="P101">44079,22</text:p>
          </table:table-cell>
          <table:table-cell table:style-name="Tabla6.C3" office:value-type="string">
            <text:p text:style-name="P101">0,1757</text:p>
          </table:table-cell>
          <table:table-cell table:style-name="Tabla6.F3" office:value-type="string">
            <text:p text:style-name="P101">31361,11</text:p>
          </table:table-cell>
          <table:table-cell table:style-name="Tabla6.B2" office:value-type="string">
            <text:p text:style-name="P101">7,001</text:p>
          </table:table-cell>
          <table:table-cell table:style-name="Tabla6.H14" office:value-type="string">
            <text:p text:style-name="P104">21282</text:p>
          </table:table-cell>
        </table:table-row>
        <table:table-row>
          <table:table-cell table:style-name="Tabla6.B2" office:value-type="string">
            <text:p text:style-name="P102">eil101.txt</text:p>
          </table:table-cell>
          <table:table-cell table:style-name="Tabla6.B2" office:value-type="string">
            <text:p text:style-name="P102">852,82</text:p>
          </table:table-cell>
          <table:table-cell table:style-name="Tabla6.B2" office:value-type="string">
            <text:p text:style-name="P101">0,2330</text:p>
          </table:table-cell>
          <table:table-cell table:style-name="Tabla6.B2" office:value-type="string">
            <text:p text:style-name="P101">1014,04</text:p>
          </table:table-cell>
          <table:table-cell table:style-name="Tabla6.C3" office:value-type="string">
            <text:p text:style-name="P101">0,14867</text:p>
          </table:table-cell>
          <table:table-cell table:style-name="Tabla6.F3" office:value-type="string">
            <text:p text:style-name="P101">829,82</text:p>
          </table:table-cell>
          <table:table-cell table:style-name="Tabla6.B2" office:value-type="string">
            <text:p text:style-name="P101">6,9171</text:p>
          </table:table-cell>
          <table:table-cell table:style-name="Tabla6.H15" office:value-type="string">
            <text:p text:style-name="P104">629</text:p>
          </table:table-cell>
        </table:table-row>
        <table:table-row>
          <table:table-cell table:style-name="Tabla6.B2" office:value-type="string">
            <text:p text:style-name="P102">ch130.txt</text:p>
          </table:table-cell>
          <table:table-cell table:style-name="Tabla6.B2" office:value-type="string">
            <text:p text:style-name="P102">10344,45</text:p>
          </table:table-cell>
          <table:table-cell table:style-name="Tabla6.C3" office:value-type="string">
            <text:p text:style-name="P101">0,3405</text:p>
          </table:table-cell>
          <table:table-cell table:style-name="Tabla6.B2" office:value-type="string">
            <text:p text:style-name="P101">10999,81</text:p>
          </table:table-cell>
          <table:table-cell table:style-name="Tabla6.B2" office:value-type="string">
            <text:p text:style-name="P101">0,35546</text:p>
          </table:table-cell>
          <table:table-cell table:style-name="Tabla6.F3" office:value-type="string">
            <text:p text:style-name="P101">8493,34</text:p>
          </table:table-cell>
          <table:table-cell table:style-name="Tabla6.B2" office:value-type="string">
            <text:p text:style-name="P101">11,1228</text:p>
          </table:table-cell>
          <table:table-cell table:style-name="Tabla6.H18" office:value-type="string">
            <text:p text:style-name="P104">6110</text:p>
          </table:table-cell>
        </table:table-row>
        <table:table-row>
          <table:table-cell table:style-name="Tabla6.B2" office:value-type="string">
            <text:p text:style-name="P102">ch150.txt</text:p>
          </table:table-cell>
          <table:table-cell table:style-name="Tabla6.B2" office:value-type="string">
            <text:p text:style-name="P102">12976,5</text:p>
          </table:table-cell>
          <table:table-cell table:style-name="Tabla6.B2" office:value-type="string">
            <text:p text:style-name="P101">0,4636</text:p>
          </table:table-cell>
          <table:table-cell table:style-name="Tabla6.B2" office:value-type="string">
            <text:p text:style-name="P101">14519,37</text:p>
          </table:table-cell>
          <table:table-cell table:style-name="Tabla6.C3" office:value-type="string">
            <text:p text:style-name="P101">0,2982</text:p>
          </table:table-cell>
          <table:table-cell table:style-name="Tabla6.F3" office:value-type="string">
            <text:p text:style-name="P101">9586,48</text:p>
          </table:table-cell>
          <table:table-cell table:style-name="Tabla6.B2" office:value-type="string">
            <text:p text:style-name="P101">15,329</text:p>
          </table:table-cell>
          <table:table-cell table:style-name="Tabla6.H18" office:value-type="string">
            <text:p text:style-name="P104">6528</text:p>
          </table:table-cell>
        </table:table-row>
        <table:table-row>
          <table:table-cell table:style-name="Tabla6.B2" office:value-type="string">
            <text:p text:style-name="P102">d198.txt</text:p>
          </table:table-cell>
          <table:table-cell table:style-name="Tabla6.B2" office:value-type="string">
            <text:p text:style-name="P102">39231,1</text:p>
          </table:table-cell>
          <table:table-cell table:style-name="Tabla6.B2" office:value-type="string">
            <text:p text:style-name="P101">0,6783</text:p>
          </table:table-cell>
          <table:table-cell table:style-name="Tabla6.B2" office:value-type="string">
            <text:p text:style-name="P101">43383,45</text:p>
          </table:table-cell>
          <table:table-cell table:style-name="Tabla6.C3" office:value-type="string">
            <text:p text:style-name="P101">0,4650</text:p>
          </table:table-cell>
          <table:table-cell table:style-name="Tabla6.F3" office:value-type="string">
            <text:p text:style-name="P101">27944</text:p>
          </table:table-cell>
          <table:table-cell table:style-name="Tabla6.B2" office:value-type="string">
            <text:p text:style-name="P101">27,6189</text:p>
          </table:table-cell>
          <table:table-cell table:style-name="Tabla6.H18" office:value-type="string">
            <text:p text:style-name="P104">15780</text:p>
          </table:table-cell>
        </table:table-row>
        <table:table-row>
          <table:table-cell table:style-name="Tabla6.B2" office:value-type="string">
            <text:p text:style-name="P102">kroA200.txt</text:p>
          </table:table-cell>
          <table:table-cell table:style-name="Tabla6.B2" office:value-type="string">
            <text:p text:style-name="P102">70123</text:p>
          </table:table-cell>
          <table:table-cell table:style-name="Tabla6.C3" office:value-type="string">
            <text:p text:style-name="P101">0,7050</text:p>
          </table:table-cell>
          <table:table-cell table:style-name="Tabla6.B2" office:value-type="string">
            <text:p text:style-name="P101">73177</text:p>
          </table:table-cell>
          <table:table-cell table:style-name="Tabla6.B2" office:value-type="string">
            <text:p text:style-name="P101">0,8844</text:p>
          </table:table-cell>
          <table:table-cell table:style-name="Tabla6.F3" office:value-type="string">
            <text:p text:style-name="P101">46831</text:p>
          </table:table-cell>
          <table:table-cell table:style-name="Tabla6.B2" office:value-type="string">
            <text:p text:style-name="P101">27,45</text:p>
          </table:table-cell>
          <table:table-cell table:style-name="Tabla6.H19" office:value-type="string">
            <text:p text:style-name="P104">29368</text:p>
          </table:table-cell>
        </table:table-row>
        <table:table-row>
          <table:table-cell table:style-name="Tabla6.B2" office:value-type="string">
            <text:p text:style-name="P102">gr202.txt</text:p>
          </table:table-cell>
          <table:table-cell table:style-name="Tabla6.B2" office:value-type="string">
            <text:p text:style-name="P102">776</text:p>
          </table:table-cell>
          <table:table-cell table:style-name="Tabla6.B2" office:value-type="string">
            <text:p text:style-name="P101">0,8322</text:p>
          </table:table-cell>
          <table:table-cell table:style-name="Tabla6.B2" office:value-type="string">
            <text:p text:style-name="P101">861</text:p>
          </table:table-cell>
          <table:table-cell table:style-name="Tabla6.C3" office:value-type="string">
            <text:p text:style-name="P101">0,6487</text:p>
          </table:table-cell>
          <table:table-cell table:style-name="Tabla6.F3" office:value-type="string">
            <text:p text:style-name="P101">662,12</text:p>
          </table:table-cell>
          <table:table-cell table:style-name="Tabla6.B2" office:value-type="string">
            <text:p text:style-name="P101">27,0523</text:p>
          </table:table-cell>
          <table:table-cell table:style-name="Tabla6.H20" office:value-type="string">
            <text:p text:style-name="P104">549,99</text:p>
          </table:table-cell>
        </table:table-row>
      </table:table>
      <text:p text:style-name="P76">Tabla <text:sequence text:ref-name="refTable5" text:name="Table" text:formula="ooow:Table+1" style:num-format="1">6</text:sequence>: Análisis detallado de las instancias de TSP</text:p>
      <text:p text:style-name="P69"><text:soft-page-break/>Como en este caso ningún algoritmo ha sido capaz <text:span text:style-name="T39">de</text:span> hallar la solución óptima global, se ha sombreado de amarillo la solución que más se ha aproximado a la óptima global.</text:p>
      <text:p text:style-name="P69">Hay varias razones por las cuales no se ha podido llegar a la óptima global:</text:p>
      <text:list xml:id="list4437178419472339675" text:style-name="L18">
        <text:list-item>
          <text:p text:style-name="P134">El número de iteraciones es especialmente bajo.</text:p>
        </text:list-item>
        <text:list-item>
          <text:p text:style-name="P134">Bugs en el código que haya empeorado las soluciones.</text:p>
        </text:list-item>
      </text:list>
      <text:p text:style-name="P69">En cualquier caso no he tenido el tiempo suficiente como para poder comprobar ambos (aunque a la vista de los resultados del MMDP es posible que sea <text:span text:style-name="T40">un número bajo de iteraciones</text:span>). Es por ello por lo que se toman estos algoritmos como si estuviesen bien implementados y bien configurados.</text:p>
      <text:p text:style-name="P69">Una de l<text:span text:style-name="T41">os aspectos</text:span> que más resalta es el tiempo necesario para ejecutar el algoritmo de Enfriamiento Simulado. La ilustración 8 muestra una gráfica d<text:span text:style-name="T42">ó</text:span>nde se puede ver la gran diferencia existente.</text:p>
      <text:p text:style-name="P69"/>
      <text:p text:style-name="P69"><draw:frame draw:style-name="fr1" draw:name="Marco8" text:anchor-type="paragraph" svg:width="15.998cm" draw:z-index="14"><draw:text-box fo:min-height="8.999cm"><text:p text:style-name="P77"><draw:frame draw:style-name="fr3" draw:name="Objeto8" text:anchor-type="paragraph" svg:width="15.998cm" style:rel-width="100%" svg:height="8.999cm" style:rel-height="scale" draw:z-index="15"><draw:object xlink:href="./Object 8" xlink:type="simple" xlink:show="embed" xlink:actuate="onLoad"/><draw:image xlink:href="./ObjectReplacements/Object 8" xlink:type="simple" xlink:show="embed" xlink:actuate="onLoad"/></draw:frame>Ilustración <text:sequence text:ref-name="refIllustration7" text:name="Illustration" text:formula="ooow:Illustration+1" style:num-format="1">8</text:sequence>: Análisis del tiempo empleado por instancia en TSP</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Con este análisis se comprueba que el Enfriamiento Simulado ha sido de varios ordenes de magnitud superior a el tiempo necesario para los algoritmos Best Improvement y First Improvement.</text:p>
      <text:p text:style-name="P70">Para poder visualizar correctamente las diferencias entre los algoritmos Fist improvement y Best Improvement, en la ilustración 9 se ha excluido de la gráfica al algoritmo Enfriamiento Simulado.</text:p>
      <text:p text:style-name="P70"/>
      <text:p text:style-name="P70"><draw:frame draw:style-name="fr2" draw:name="Marco9" text:anchor-type="paragraph" svg:width="15.998cm" style:rel-width="100%" svg:height="8.999cm" style:rel-height="scale-min" draw:z-index="16"><draw:text-box><text:p text:style-name="P77"><draw:frame draw:style-name="fr3" draw:name="Objeto9" text:anchor-type="paragraph" svg:width="15.998cm" style:rel-width="100%" svg:height="8.999cm" style:rel-height="scale" draw:z-index="17"><draw:object xlink:href="./Object 9" xlink:type="simple" xlink:show="embed" xlink:actuate="onLoad"/><draw:image xlink:href="./ObjectReplacements/Object 9" xlink:type="simple" xlink:show="embed" xlink:actuate="onLoad"/><svg:desc>gráfico</svg:desc></draw:frame>Ilustración <text:sequence text:ref-name="refIllustration8" text:name="Illustration" text:formula="ooow:Illustration+1" style:num-format="1">9</text:sequence>: Análisis del tiempo de ejecución en TSP excluyendo al Enfriamiento Simulado</text:p></draw:text-box></draw:frame><text:soft-page-break/></text:p>
      <text:p text:style-name="P70">Se puede ver con claridad que para instancias pequeñas ambos algoritmos tarda<text:span text:style-name="T43">n</text:span> lo mismo, sin embargo según van creciendo el tamaño de la solución final, <text:span text:style-name="T43">aumenta</text:span> más rápidamente el tiempo necesario para terminar la ejecución del algoritmo Best Improvement, es por ello por lo que para instancias grandes se recomienda usar First Improvement.</text:p>
      <text:p text:style-name="P70">Aún con todo, el algoritmo de Enfriamiento Simulado tiene un gasto computacional mucho mayor que los otros dos, por lo que si comparamos el tiempo podríamos establecer la siguiente relación:</text:p>
      <text:p text:style-name="P71">First Improvement → Best Improvement → → → → <text:s text:c="2"/>Enfriamiento Simulado</text:p>
      <text:p text:style-name="P72">Esto implica que habría que pensarse mucho el darle más iteraciones a Enfriamiento Simulado (por ejemplo bajando aún más su temperatura mínima) ya que de por sí tiene un coste alto.</text:p>
      <text:p text:style-name="P74">En la tabla 7 se muestra la raíz del error cuadrático medio por cada uno de los algoritmos. Como ya se vio en la tabla 6, no hay ninguna iteración que haya alcanzado la solución óptima global, por lo que se ha sombreado la tabla de color amarillo aquellos valores que se quedaron más cerca de la solución óptima global y de color rojo los valores más alejados.</text:p>
      <text:p text:style-name="P72"/>
      <text:p text:style-name="P73"/>
      <table:table table:name="Tabla7" table:style-name="Tabla7">
        <table:table-column table:style-name="Tabla7.A"/>
        <table:table-column table:style-name="Tabla7.B"/>
        <table:table-column table:style-name="Tabla7.C"/>
        <table:table-column table:style-name="Tabla7.D"/>
        <table:table-header-rows>
          <text:soft-page-break/>
          <table:table-row>
            <table:table-cell table:style-name="Tabla7.A1" office:value-type="string">
              <text:p text:style-name="P95">Instancia</text:p>
            </table:table-cell>
            <table:table-cell table:style-name="Tabla7.A1" office:value-type="string">
              <text:p text:style-name="P95">Best Improvement</text:p>
            </table:table-cell>
            <table:table-cell table:style-name="Tabla7.A1" office:value-type="string">
              <text:p text:style-name="P95">First Improvement</text:p>
            </table:table-cell>
            <table:table-cell table:style-name="Tabla7.D1" office:value-type="string">
              <text:p text:style-name="P95">Enfriamiento Simulado</text:p>
            </table:table-cell>
          </table:table-row>
          <table:table-row>
            <table:table-cell table:style-name="Tabla7.A2" office:value-type="string">
              <text:p text:style-name="P91">p01.txt</text:p>
            </table:table-cell>
            <table:table-cell table:style-name="Tabla7.B2" office:value-type="string">
              <text:p text:style-name="P92">49</text:p>
            </table:table-cell>
            <table:table-cell table:style-name="Tabla7.C2" office:value-type="string">
              <text:p text:style-name="P105">85</text:p>
            </table:table-cell>
            <table:table-cell table:style-name="Tabla7.D2" office:value-type="string">
              <text:p text:style-name="P105">48</text:p>
            </table:table-cell>
          </table:table-row>
        </table:table-header-rows>
        <table:table-row>
          <table:table-cell table:style-name="Tabla7.A2" office:value-type="string">
            <text:p text:style-name="P103">gr17.txt</text:p>
          </table:table-cell>
          <table:table-cell table:style-name="Tabla7.B2" office:value-type="string">
            <text:p text:style-name="P106">143</text:p>
          </table:table-cell>
          <table:table-cell table:style-name="Tabla7.C2" office:value-type="string">
            <text:p text:style-name="P105">255</text:p>
          </table:table-cell>
          <table:table-cell table:style-name="Tabla7.D2" office:value-type="string">
            <text:p text:style-name="P105">59</text:p>
          </table:table-cell>
        </table:table-row>
        <table:table-row>
          <table:table-cell table:style-name="Tabla7.A2" office:value-type="string">
            <text:p text:style-name="P103">fri26.txt</text:p>
          </table:table-cell>
          <table:table-cell table:style-name="Tabla7.B2" office:value-type="string">
            <text:p text:style-name="P106">354</text:p>
          </table:table-cell>
          <table:table-cell table:style-name="Tabla7.C2" office:value-type="string">
            <text:p text:style-name="P105">389</text:p>
          </table:table-cell>
          <table:table-cell table:style-name="Tabla7.D2" office:value-type="string">
            <text:p text:style-name="P105">259</text:p>
          </table:table-cell>
        </table:table-row>
        <table:table-row>
          <table:table-cell table:style-name="Tabla7.A2" office:value-type="string">
            <text:p text:style-name="P103">dantzig42.txt</text:p>
          </table:table-cell>
          <table:table-cell table:style-name="Tabla7.B2" office:value-type="string">
            <text:p text:style-name="P106">218</text:p>
          </table:table-cell>
          <table:table-cell table:style-name="Tabla7.C2" office:value-type="string">
            <text:p text:style-name="P105">257</text:p>
          </table:table-cell>
          <table:table-cell table:style-name="Tabla7.D2" office:value-type="string">
            <text:p text:style-name="P105">89</text:p>
          </table:table-cell>
        </table:table-row>
        <table:table-row>
          <table:table-cell table:style-name="Tabla7.A2" office:value-type="string">
            <text:p text:style-name="P103">att48.txt</text:p>
          </table:table-cell>
          <table:table-cell table:style-name="Tabla7.B2" office:value-type="string">
            <text:p text:style-name="P106">38094</text:p>
          </table:table-cell>
          <table:table-cell table:style-name="Tabla7.C2" office:value-type="string">
            <text:p text:style-name="P105">46721</text:p>
          </table:table-cell>
          <table:table-cell table:style-name="Tabla7.D2" office:value-type="string">
            <text:p text:style-name="P105">35063</text:p>
          </table:table-cell>
        </table:table-row>
        <table:table-row>
          <table:table-cell table:style-name="Tabla7.A2" office:value-type="string">
            <text:p text:style-name="P103">eil51.txt</text:p>
          </table:table-cell>
          <table:table-cell table:style-name="Tabla7.B2" office:value-type="string">
            <text:p text:style-name="P106">122</text:p>
          </table:table-cell>
          <table:table-cell table:style-name="Tabla7.C2" office:value-type="string">
            <text:p text:style-name="P105">189</text:p>
          </table:table-cell>
          <table:table-cell table:style-name="Tabla7.D2" office:value-type="string">
            <text:p text:style-name="P105">74</text:p>
          </table:table-cell>
        </table:table-row>
        <table:table-row>
          <table:table-cell table:style-name="Tabla7.A2" office:value-type="string">
            <text:p text:style-name="P103">berlin52.txt</text:p>
          </table:table-cell>
          <table:table-cell table:style-name="Tabla7.C2" office:value-type="string">
            <text:p text:style-name="P106">3777</text:p>
          </table:table-cell>
          <table:table-cell table:style-name="Tabla7.C8" office:value-type="string">
            <text:p text:style-name="P105">3112</text:p>
          </table:table-cell>
          <table:table-cell table:style-name="Tabla7.D8" office:value-type="string">
            <text:p text:style-name="P105">3521</text:p>
          </table:table-cell>
        </table:table-row>
        <table:table-row>
          <table:table-cell table:style-name="Tabla7.A2" office:value-type="string">
            <text:p text:style-name="P103">st70.txt</text:p>
          </table:table-cell>
          <table:table-cell table:style-name="Tabla7.B2" office:value-type="string">
            <text:p text:style-name="P106">324</text:p>
          </table:table-cell>
          <table:table-cell table:style-name="Tabla7.C2" office:value-type="string">
            <text:p text:style-name="P105">404</text:p>
          </table:table-cell>
          <table:table-cell table:style-name="Tabla7.D2" office:value-type="string">
            <text:p text:style-name="P105">242</text:p>
          </table:table-cell>
        </table:table-row>
        <table:table-row>
          <table:table-cell table:style-name="Tabla7.A2" office:value-type="string">
            <text:p text:style-name="P103">pr76.txt</text:p>
          </table:table-cell>
          <table:table-cell table:style-name="Tabla7.C2" office:value-type="string">
            <text:p text:style-name="P106">71577</text:p>
          </table:table-cell>
          <table:table-cell table:style-name="Tabla7.B2" office:value-type="string">
            <text:p text:style-name="P105">70232</text:p>
          </table:table-cell>
          <table:table-cell table:style-name="Tabla7.D2" office:value-type="string">
            <text:p text:style-name="P105">36493</text:p>
          </table:table-cell>
        </table:table-row>
        <table:table-row>
          <table:table-cell table:style-name="Tabla7.A2" office:value-type="string">
            <text:p text:style-name="P103">eil76.txt</text:p>
          </table:table-cell>
          <table:table-cell table:style-name="Tabla7.B2" office:value-type="string">
            <text:p text:style-name="P106">230</text:p>
          </table:table-cell>
          <table:table-cell table:style-name="Tabla7.C2" office:value-type="string">
            <text:p text:style-name="P105">238</text:p>
          </table:table-cell>
          <table:table-cell table:style-name="Tabla7.D2" office:value-type="string">
            <text:p text:style-name="P105">194</text:p>
          </table:table-cell>
        </table:table-row>
        <table:table-row>
          <table:table-cell table:style-name="Tabla7.A2" office:value-type="string">
            <text:p text:style-name="P103">gr96.txt</text:p>
          </table:table-cell>
          <table:table-cell table:style-name="Tabla7.B2" office:value-type="string">
            <text:p text:style-name="P106">397</text:p>
          </table:table-cell>
          <table:table-cell table:style-name="Tabla7.C2" office:value-type="string">
            <text:p text:style-name="P105">441</text:p>
          </table:table-cell>
          <table:table-cell table:style-name="Tabla7.D2" office:value-type="string">
            <text:p text:style-name="P105">319</text:p>
          </table:table-cell>
        </table:table-row>
        <table:table-row>
          <table:table-cell table:style-name="Tabla7.A2" office:value-type="string">
            <text:p text:style-name="P103">kroA100.txt</text:p>
          </table:table-cell>
          <table:table-cell table:style-name="Tabla7.B2" office:value-type="string">
            <text:p text:style-name="P106">20650</text:p>
          </table:table-cell>
          <table:table-cell table:style-name="Tabla7.C2" office:value-type="string">
            <text:p text:style-name="P105">22797</text:p>
          </table:table-cell>
          <table:table-cell table:style-name="Tabla7.D2" office:value-type="string">
            <text:p text:style-name="P105">10079</text:p>
          </table:table-cell>
        </table:table-row>
        <table:table-row>
          <table:table-cell table:style-name="Tabla7.A2" office:value-type="string">
            <text:p text:style-name="P103">eil101.txt</text:p>
          </table:table-cell>
          <table:table-cell table:style-name="Tabla7.B2" office:value-type="string">
            <text:p text:style-name="P106">223</text:p>
          </table:table-cell>
          <table:table-cell table:style-name="Tabla7.B2" office:value-type="string">
            <text:p text:style-name="P105">385</text:p>
          </table:table-cell>
          <table:table-cell table:style-name="Tabla7.D2" office:value-type="string">
            <text:p text:style-name="P105">200</text:p>
          </table:table-cell>
        </table:table-row>
        <table:table-row>
          <table:table-cell table:style-name="Tabla7.A2" office:value-type="string">
            <text:p text:style-name="P103">ch130.txt</text:p>
          </table:table-cell>
          <table:table-cell table:style-name="Tabla7.B2" office:value-type="string">
            <text:p text:style-name="P106">4234</text:p>
          </table:table-cell>
          <table:table-cell table:style-name="Tabla7.C2" office:value-type="string">
            <text:p text:style-name="P105">4889</text:p>
          </table:table-cell>
          <table:table-cell table:style-name="Tabla7.D2" office:value-type="string">
            <text:p text:style-name="P105">2383</text:p>
          </table:table-cell>
        </table:table-row>
        <table:table-row>
          <table:table-cell table:style-name="Tabla7.A2" office:value-type="string">
            <text:p text:style-name="P103">ch150.txt</text:p>
          </table:table-cell>
          <table:table-cell table:style-name="Tabla7.B2" office:value-type="string">
            <text:p text:style-name="P106">6448</text:p>
          </table:table-cell>
          <table:table-cell table:style-name="Tabla7.C2" office:value-type="string">
            <text:p text:style-name="P105">7991</text:p>
          </table:table-cell>
          <table:table-cell table:style-name="Tabla7.D2" office:value-type="string">
            <text:p text:style-name="P105">3058</text:p>
          </table:table-cell>
        </table:table-row>
        <table:table-row>
          <table:table-cell table:style-name="Tabla7.A2" office:value-type="string">
            <text:p text:style-name="P103">d198.txt</text:p>
          </table:table-cell>
          <table:table-cell table:style-name="Tabla7.B2" office:value-type="string">
            <text:p text:style-name="P106">23451</text:p>
          </table:table-cell>
          <table:table-cell table:style-name="Tabla7.C2" office:value-type="string">
            <text:p text:style-name="P105">27603</text:p>
          </table:table-cell>
          <table:table-cell table:style-name="Tabla7.D2" office:value-type="string">
            <text:p text:style-name="P105">12164</text:p>
          </table:table-cell>
        </table:table-row>
        <table:table-row>
          <table:table-cell table:style-name="Tabla7.A2" office:value-type="string">
            <text:p text:style-name="P103">kroA200.txt</text:p>
          </table:table-cell>
          <table:table-cell table:style-name="Tabla7.B2" office:value-type="string">
            <text:p text:style-name="P106">40755</text:p>
          </table:table-cell>
          <table:table-cell table:style-name="Tabla7.C2" office:value-type="string">
            <text:p text:style-name="P105">43809</text:p>
          </table:table-cell>
          <table:table-cell table:style-name="Tabla7.D2" office:value-type="string">
            <text:p text:style-name="P105">17463</text:p>
          </table:table-cell>
        </table:table-row>
        <table:table-row>
          <table:table-cell table:style-name="Tabla7.A2" office:value-type="string">
            <text:p text:style-name="P103">gr202.txt</text:p>
          </table:table-cell>
          <table:table-cell table:style-name="Tabla7.B2" office:value-type="string">
            <text:p text:style-name="P106">226</text:p>
          </table:table-cell>
          <table:table-cell table:style-name="Tabla7.C2" office:value-type="string">
            <text:p text:style-name="P105">311</text:p>
          </table:table-cell>
          <table:table-cell table:style-name="Tabla7.D2" office:value-type="string">
            <text:p text:style-name="P105">112</text:p>
          </table:table-cell>
        </table:table-row>
        <table:table-row>
          <table:table-cell table:style-name="Tabla7.A2" office:value-type="string">
            <text:p text:style-name="P20">Media</text:p>
          </table:table-cell>
          <table:table-cell table:style-name="Tabla7.B20" table:formula="ooow:sum&lt;B2:B19&gt;/18" office:value-type="float" office:value="11737.3333333333">
            <text:p text:style-name="P18">11737,33</text:p>
          </table:table-cell>
          <table:table-cell table:style-name="Tabla7.B20" table:formula="ooow:sum&lt;C2:C19&gt;/18" office:value-type="float" office:value="12783.7777777778">
            <text:p text:style-name="P19">12783,78</text:p>
          </table:table-cell>
          <table:table-cell table:style-name="Tabla7.D20" table:formula="ooow:sum&lt;D2:D19&gt;/18" office:value-type="float" office:value="6767.77777777778">
            <text:p text:style-name="P19">6767,78</text:p>
          </table:table-cell>
        </table:table-row>
        <table:table-row>
          <table:table-cell table:style-name="Tabla7.A2" office:value-type="string">
            <text:p text:style-name="P20">Desviación</text:p>
          </table:table-cell>
          <table:table-cell table:style-name="Tabla7.B2" office:value-type="string">
            <text:p text:style-name="P19">20009</text:p>
          </table:table-cell>
          <table:table-cell table:style-name="Tabla7.B2" office:value-type="string">
            <text:p text:style-name="P19">20966</text:p>
          </table:table-cell>
          <table:table-cell table:style-name="Tabla7.D8" office:value-type="string">
            <text:p text:style-name="P19">11679</text:p>
          </table:table-cell>
        </table:table-row>
      </table:table>
      <text:p text:style-name="P76">Tabla <text:sequence text:ref-name="refTable6" text:name="Table" text:formula="ooow:Table+1" style:num-format="1">7</text:sequence>: Raíz del error cuadrático medio en TSP</text:p>
      <text:p text:style-name="P23">Como puede observarse en la tabla, el algoritmo de Enfriamiento Simulado es el que ha sido capaz de acercarse más a la solución óptima, en algunos casos hasta 5 veces más. Sin embargo, el algoritmo de First improvement es el que más lejos se ha quedado de la solución en casi todas las iteraciones.</text:p>
      <text:p text:style-name="P23"/>
      <text:p text:style-name="P24">En la ilustración 10 se puede ver también que el Enfriamiento Simulado no solo <text:span text:style-name="T44">es</text:span> el que en media es mejor que los demás, si no que además es más preciso, es decir, es capaz de acercarse más fácilmente a la solución global óptima.</text:p>
      <text:p text:style-name="P24"/>
      <text:p text:style-name="P24">Esto puede indicar que en el problema TSP existan muchos óptimos locales y por tanto una solución generada mediante First improvement tender<text:span text:style-name="T45">á</text:span> a quedarse estancada en un óptimo local (acabando rápidamente su ejecución al darse cuenta).</text:p>
      <text:p text:style-name="P23"/>
      <text:p text:style-name="P80"/>
      <text:p text:style-name="P23"><draw:frame draw:style-name="fr1" draw:name="Marco10" text:anchor-type="paragraph" svg:width="15.998cm" draw:z-index="18"><draw:text-box fo:min-height="8.999cm"><text:p text:style-name="P77"><draw:frame draw:style-name="fr3" draw:name="Objeto10" text:anchor-type="paragraph" svg:width="15.998cm" style:rel-width="100%" svg:height="8.999cm" style:rel-height="scale" draw:z-index="19"><draw:object xlink:href="./Object 10" xlink:type="simple" xlink:show="embed" xlink:actuate="onLoad"/><draw:image xlink:href="./ObjectReplacements/Object 10" xlink:type="simple" xlink:show="embed" xlink:actuate="onLoad"/></draw:frame>Ilustración <text:sequence text:ref-name="refIllustration9" text:name="Illustration" text:formula="ooow:Illustration+1" style:num-format="1">10</text:sequence>: Error cuadrático medio y desviación del TS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En cambio, el algoritmo de Enfriamiento Simulado tratar<text:span text:style-name="T46">á</text:span> de explorar profundamente distintos nichos de soluciones y afinar<text:span text:style-name="T46">á</text:span> en una de ellas, por lo encontrar<text:span text:style-name="T46">á</text:span> con más probabilidad la solución global óptima. Esto explica por qu<text:span text:style-name="T46">é</text:span> tarda mucho más en finalizar el algoritmo y por qu<text:span text:style-name="T46">é</text:span> encuentra mejores soluciones.</text:p>
      <text:p text:style-name="P24"/>
      <text:h text:style-name="P142" text:outline-level="1"><text:bookmark-start text:name="__RefHeading__3158_1637519374"/>Conclusiones<text:bookmark-end text:name="__RefHeading__3158_1637519374"/></text:h>
      <text:p text:style-name="P75">Los algoritmos que mejores resultados han dado en está práctica son First improvement y Enfriamiento Simulado, hasta el punto que no parece rentable utilizar el algoritmo de <text:span text:style-name="T47">B</text:span>est <text:span text:style-name="T47">I</text:span>mprovement en ningún caso. Sin embargo, no se puede saber de antemano cu<text:span text:style-name="T48">á</text:span>l de los dos algoritmos funcionar<text:span text:style-name="T48">á</text:span> mejor para un determinado problema, principalmente por que la calidad de sus resultados dependerá mucho de la base de datos a procesar y del conjunto de soluciones candidatas.</text:p>
      <text:p text:style-name="P75">Lo que si es seguro y ha quedado demostrado en la sección IX, es que el algoritmo de Enfriamiento Simulado ofrece buenos resultados cuando hay <text:span text:style-name="T49">mucho</text:span>s óptimos locales por explorar, aunque esto puede significar que tarde más por tratar de explorarlos.</text:p>
      <text:p text:style-name="P75">En cambio, <text:span text:style-name="T49">si</text:span> no hay óptimos locales en las soluciones candidatas (o están muy dispersos), es muy probable que un algoritmo por First improvement de una solución muy buena y en un tiempo muy pequ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ZSongS-Extended(SIP)" svg:font-family="FZSongS-Extended(SIP)"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FZSongS-Extended(SIP)"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Roman No9 L" fo:font-size="12pt" fo:language="es" fo:country="ES" style:letter-kerning="true" style:font-name-asian="FZSongS-Extended(SIP)"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FZSongS-Extended(SIP)" style:font-family-asian="FZSongS-Extended(SIP)"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I">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URW Chancery L" fo:font-size="14pt" officeooo:rsid="00216148" officeooo:paragraph-rsid="00216148" style:font-size-asian="14pt" style:font-size-complex="14pt"/>
    </style:style>
    <style:style style:name="MT1" style:family="text">
      <style:text-properties officeooo:rsid="0028424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text:span text:style-name="MT1">á</text:span>gina <text:page-number text:select-page="current">28</text:page-number> de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Plaza</meta:initial-creator>
    <meta:creation-date>2014-04-12T18:27:18.705005867</meta:creation-date>
    <dc:date>2014-04-13T22:38:09.867396791</dc:date>
    <dc:creator>Pedro Plaza</dc:creator>
    <meta:editing-duration>PT9H55M58S</meta:editing-duration>
    <meta:editing-cycles>91</meta:editing-cycles>
    <meta:generator>LibreOffice/4.2.3.3$Linux_X86_64 LibreOffice_project/420m0$Build-3</meta:generator>
    <meta:document-statistic meta:table-count="7" meta:image-count="0" meta:object-count="10" meta:page-count="30" meta:paragraph-count="800" meta:word-count="6911" meta:character-count="41188" meta:non-whitespace-character-count="35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standard-error"/>
      <style:graphic-properties draw:stroke="none"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link-data-style-to-source="false" chart:error-category="standard-error"/>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chart:error-category="standard-error"/>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769cm" svg:y="0.851cm" svg:width="10.37cm" svg:height="7.549cm">
          <chartooo:coordinate-region svg:x="1.576cm" svg:y="1.077cm" svg:width="9.563cm" svg:height="6.62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error-indicator chart:style-name="ch8" chart:dimension="y"/>
            <chart:data-point chart:repeated="2"/>
          </chart:series>
          <chart:series chart:style-name="ch9" chart:values-cell-range-address="local-table.$C$2:.$C$3" chart:label-cell-address="local-table.$C$1" chart:class="chart:bar">
            <chart:error-indicator chart:style-name="ch8" chart:dimension="y"/>
            <chart:data-point chart:repeated="2"/>
          </chart:series>
          <chart:series chart:style-name="ch10" chart:values-cell-range-address="local-table.$D$2:.$D$3" chart:label-cell-address="local-table.$D$1" chart:class="chart:bar">
            <chart:error-indicator chart:style-name="ch8" chart:dimension="y"/>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 Improvement</text:p>
              </table:table-cell>
              <table:table-cell office:value-type="string">
                <text:p>Best improvement</text:p>
              </table:table-cell>
              <table:table-cell office:value-type="string">
                <text:p>Enfriamiento Simulado</text:p>
              </table:table-cell>
            </table:table-row>
          </table:table-header-rows>
          <table:table-rows>
            <table:table-row>
              <table:table-cell office:value-type="string">
                <text:p>MMDP</text:p>
              </table:table-cell>
              <table:table-cell office:value-type="float" office:value="14.1874">
                <text:p>14.1874</text:p>
              </table:table-cell>
              <table:table-cell office:value-type="float" office:value="29.6525">
                <text:p>29.6525</text:p>
              </table:table-cell>
              <table:table-cell office:value-type="float" office:value="40.7923">
                <text:p>40.7923</text:p>
              </table:table-cell>
            </table:table-row>
            <table:table-row>
              <table:table-cell office:value-type="string">
                <text:p>TSP</text:p>
              </table:table-cell>
              <table:table-cell office:value-type="float" office:value="99.7203">
                <text:p>99.7203</text:p>
              </table:table-cell>
              <table:table-cell office:value-type="float" office:value="89.8814">
                <text:p>89.8814</text:p>
              </table:table-cell>
              <table:table-cell office:value-type="float" office:value="56.5075">
                <text:p>56.50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chart:error-category="cell-rang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450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cell-range" chart:error-upper-range="local-table.$B$2:.$B$2" chart:error-lower-range="local-table.$B$2:.$B$2"/>
      <style:graphic-properties draw:stroke="none" draw:fill-color="#004586" dr3d:edge-rounding="5%"/>
      <style:text-properties fo:font-size="10pt" style:font-size-asian="10pt" style:font-size-complex="10pt"/>
    </style:style>
    <style:style style:name="ch8" style:family="chart">
      <style:chart-properties chart:error-upper-indicator="true" chart:error-lower-indicator="true" chart:error-category="cell-range" chart:error-upper-range="local-table.$B$2:.$B$2" chart:error-lower-range="local-table.$B$2:.$B$2" chart:std-weight="1"/>
      <style:graphic-properties draw:stroke="solid" svg:stroke-width="0cm" svg:stroke-color="#000000" svg:stroke-opacity="100%" draw:stroke-linejoin="round"/>
    </style:style>
    <style:style style:name="ch9" style:family="chart" style:data-style-name="N0">
      <style:chart-properties chart:link-data-style-to-source="false" chart:error-category="cell-range" chart:error-upper-range="local-table.$B$2:.$B$2" chart:error-lower-range="local-table.$B$2:.$B$2"/>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chart:error-category="cell-range" chart:error-upper-range="local-table.$B$2:.$B$2" chart:error-lower-range="local-table.$B$2:.$B$2"/>
      <style:graphic-properties draw:stroke="none" draw:fill-color="#ffd320" dr3d:edge-rounding="5%"/>
      <style:text-properties fo:font-size="10pt" style:font-size-asian="10pt" style:font-size-complex="10pt"/>
    </style:style>
    <style:style style:name="ch11" style:family="chart">
      <style:chart-properties chart:error-upper-indicator="true" chart:error-lower-indicator="true" chart:error-category="cell-range" chart:error-upper-range="local-table.$E$2:.$E$2" chart:error-lower-range="local-table.$F$2:.$F$2" chart:std-weight="1"/>
      <style:graphic-properties draw:stroke="solid" svg:stroke-width="0cm" svg:stroke-color="#000000" svg:stroke-opacity="100%" draw:stroke-linejoin="roun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569cm" svg:y="0.52cm" svg:width="10.982cm" svg:height="7.833cm">
          <chartooo:coordinate-region svg:x="1.746cm" svg:y="0.746cm" svg:width="9.805cm" svg:height="7.382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error-indicator chart:style-name="ch8" chart:dimension="y"/>
            <chart:data-point/>
          </chart:series>
          <chart:series chart:style-name="ch9" chart:values-cell-range-address="local-table.$C$2:.$C$2" chart:label-cell-address="local-table.$C$1" chart:class="chart:bar">
            <chart:error-indicator chart:style-name="ch8" chart:dimension="y"/>
            <chart:data-point/>
          </chart:series>
          <chart:series chart:style-name="ch10" chart:values-cell-range-address="local-table.$D$2:.$D$2" chart:label-cell-address="local-table.$D$1" chart:class="chart:bar">
            <chart:error-indicator chart:style-name="ch11" chart:dimension="y"/>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20009">
                <text:p>20009</text:p>
              </table:table-cell>
              <table:table-cell office:value-type="float" office:value="12783.78">
                <text:p>12783.78</text:p>
              </table:table-cell>
              <table:table-cell office:value-type="float" office:value="6767.78">
                <text:p>6767.78</text:p>
              </table:table-cell>
              <table:table-cell office:value-type="float" office:value="11679">
                <text:p>11679</text:p>
              </table:table-cell>
              <table:table-cell office:value-type="float" office:value="11679">
                <text:p>1167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777cm" svg:y="3.622cm" style:legend-expansion="high" chart:style-name="ch2"/>
        <chart:plot-area chart:style-name="ch3" chart:data-source-has-labels="both" svg:x="0.319cm" svg:y="0.672cm" svg:width="11.139cm" svg:height="8.148cm" dr3d:transform="matrix (1 0 0 0 0.5 -0.866025403784439 0 0.866025403784439 0.5 0cm 0cm 0cm)" dr3d:vrp="(0 0 87591.2408759124)" dr3d:projection="perspective" dr3d:distance="4.2cm" dr3d:focal-length="8cm" dr3d:shadow-slant="0" dr3d:shade-mode="flat" dr3d:ambient-color="#cccccc" dr3d:lighting-mode="true">
          <chartooo:coordinate-region svg:x="0.319cm" svg:y="1.613cm" svg:width="11.139cm" svg:height="6.266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grid chart:style-name="ch6" chart:class="major"/>
          </chart:axis>
          <chart:axis chart:dimension="z" chart:name="primary-z" chart:style-name="ch5"/>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First Improvement</text:p>
              </table:table-cell>
              <table:table-cell office:value-type="float" office:value="4.0405">
                <text:p>4.0405</text:p>
              </table:table-cell>
            </table:table-row>
            <table:table-row>
              <table:table-cell office:value-type="string">
                <text:p>Best Improvement</text:p>
              </table:table-cell>
              <table:table-cell office:value-type="float" office:value="9.865">
                <text:p>9.865</text:p>
              </table:table-cell>
            </table:table-row>
            <table:table-row>
              <table:table-cell office:value-type="string">
                <text:p>Enfriamiento Simulado</text:p>
              </table:table-cell>
              <table:table-cell office:value-type="float" office:value="7.9881">
                <text:p>7.98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3cm" svg:y="3.622cm" style:legend-expansion="high" chart:style-name="ch2"/>
        <chart:plot-area chart:style-name="ch3" chart:data-source-has-labels="both" svg:x="0.319cm" svg:y="0.672cm" svg:width="11.192cm" svg:height="8.148cm" dr3d:transform="matrix (1 0 0 0 0.5 -0.866025403784439 0 0.866025403784439 0.5 0cm 0cm 0cm)" dr3d:vrp="(0 0 87591.2408759124)" dr3d:projection="perspective" dr3d:distance="4.2cm" dr3d:focal-length="8cm" dr3d:shadow-slant="0" dr3d:shade-mode="gouraud" dr3d:ambient-color="#666666" dr3d:lighting-mode="true">
          <chartooo:coordinate-region svg:x="0.319cm" svg:y="1.598cm" svg:width="11.192cm" svg:height="6.296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grid chart:style-name="ch6" chart:class="major"/>
          </chart:axis>
          <chart:axis chart:dimension="z" chart:name="primary-z" chart:style-name="ch5"/>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First Improvement</text:p>
              </table:table-cell>
              <table:table-cell office:value-type="float" office:value="0.2">
                <text:p>0.2</text:p>
              </table:table-cell>
            </table:table-row>
            <table:table-row>
              <table:table-cell office:value-type="string">
                <text:p>Best Improvement</text:p>
              </table:table-cell>
              <table:table-cell office:value-type="float" office:value="0.27">
                <text:p>0.27</text:p>
              </table:table-cell>
            </table:table-row>
            <table:table-row>
              <table:table-cell office:value-type="string">
                <text:p>Enfriamiento simulado</text:p>
              </table:table-cell>
              <table:table-cell office:value-type="float" office:value="8.14">
                <text:p>8.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4586"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chart-properties chart:error-upper-indicator="true" chart:error-lower-indicator="true" chart:error-category="standard-error" chart:std-weight="1"/>
      <style:graphic-properties draw:stroke="solid" svg:stroke-width="0cm" svg:stroke-color="#ff420e" svg:stroke-opacity="100%" draw:stroke-linejoin="round"/>
    </style:style>
    <style:style style:name="ch11" style:family="chart" style:data-style-name="N0">
      <style:chart-properties chart:symbol-type="none" chart:link-data-style-to-source="false" chart:error-category="standard-error"/>
      <style:graphic-properties svg:stroke-width="0.08cm" svg:stroke-color="#ffd320" draw:fill-color="#ffd320" dr3d:edge-rounding="5%"/>
      <style:text-properties fo:font-size="10pt" style:font-size-asian="10pt" style:font-size-complex="10pt"/>
    </style:style>
    <style:style style:name="ch12" style:family="chart">
      <style:chart-properties chart:error-upper-indicator="true" chart:error-lower-indicator="true" chart:error-category="standard-error" chart:std-weight="1"/>
      <style:graphic-properties draw:stroke="solid" svg:stroke-width="0cm" svg:stroke-color="#ffd320"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39cm" svg:y="1.077cm" svg:width="9.16cm" svg:height="7.098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error-indicator chart:style-name="ch8" chart:dimension="y"/>
            <chart:data-point chart:repeated="11"/>
          </chart:series>
          <chart:series chart:style-name="ch9" chart:values-cell-range-address="local-table.$C$2:.$C$12" chart:label-cell-address="local-table.$C$1" chart:class="chart:line">
            <chart:error-indicator chart:style-name="ch10" chart:dimension="y"/>
            <chart:data-point chart:repeated="11"/>
          </chart:series>
          <chart:series chart:style-name="ch11" chart:values-cell-range-address="local-table.$D$2:.$D$12" chart:label-cell-address="local-table.$D$1" chart:class="chart:line">
            <chart:error-indicator chart:style-name="ch12" chart:dimension="y"/>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1016">
                <text:p>0.1016</text:p>
              </table:table-cell>
              <table:table-cell office:value-type="float" office:value="0.1028">
                <text:p>0.1028</text:p>
              </table:table-cell>
              <table:table-cell office:value-type="float" office:value="0.104">
                <text:p>0.104</text:p>
              </table:table-cell>
            </table:table-row>
            <table:table-row>
              <table:table-cell office:value-type="string">
                <text:p/>
              </table:table-cell>
              <table:table-cell office:value-type="float" office:value="0.078">
                <text:p>0.078</text:p>
              </table:table-cell>
              <table:table-cell office:value-type="float" office:value="0.0731">
                <text:p>0.0731</text:p>
              </table:table-cell>
              <table:table-cell office:value-type="float" office:value="0.0752">
                <text:p>0.0752</text:p>
              </table:table-cell>
            </table:table-row>
            <table:table-row>
              <table:table-cell office:value-type="string">
                <text:p/>
              </table:table-cell>
              <table:table-cell office:value-type="float" office:value="0.07394">
                <text:p>0.07394</text:p>
              </table:table-cell>
              <table:table-cell office:value-type="float" office:value="0.0732">
                <text:p>0.0732</text:p>
              </table:table-cell>
              <table:table-cell office:value-type="float" office:value="0.1025">
                <text:p>0.1025</text:p>
              </table:table-cell>
            </table:table-row>
            <table:table-row>
              <table:table-cell office:value-type="string">
                <text:p/>
              </table:table-cell>
              <table:table-cell office:value-type="float" office:value="0.09253">
                <text:p>0.09253</text:p>
              </table:table-cell>
              <table:table-cell office:value-type="float" office:value="0.0897">
                <text:p>0.0897</text:p>
              </table:table-cell>
              <table:table-cell office:value-type="float" office:value="0.087">
                <text:p>0.087</text:p>
              </table:table-cell>
            </table:table-row>
            <table:table-row>
              <table:table-cell office:value-type="string">
                <text:p/>
              </table:table-cell>
              <table:table-cell office:value-type="float" office:value="0.07807">
                <text:p>0.07807</text:p>
              </table:table-cell>
              <table:table-cell office:value-type="float" office:value="0.08302">
                <text:p>0.08302</text:p>
              </table:table-cell>
              <table:table-cell office:value-type="float" office:value="0.1699">
                <text:p>0.1699</text:p>
              </table:table-cell>
            </table:table-row>
            <table:table-row>
              <table:table-cell office:value-type="string">
                <text:p/>
              </table:table-cell>
              <table:table-cell office:value-type="float" office:value="0.0745">
                <text:p>0.0745</text:p>
              </table:table-cell>
              <table:table-cell office:value-type="float" office:value="0.0821">
                <text:p>0.0821</text:p>
              </table:table-cell>
              <table:table-cell office:value-type="float" office:value="0.1865">
                <text:p>0.1865</text:p>
              </table:table-cell>
            </table:table-row>
            <table:table-row>
              <table:table-cell office:value-type="string">
                <text:p/>
              </table:table-cell>
              <table:table-cell office:value-type="float" office:value="0.11771">
                <text:p>0.11771</text:p>
              </table:table-cell>
              <table:table-cell office:value-type="float" office:value="0.1235">
                <text:p>0.1235</text:p>
              </table:table-cell>
              <table:table-cell office:value-type="float" office:value="0.1714">
                <text:p>0.1714</text:p>
              </table:table-cell>
            </table:table-row>
            <table:table-row>
              <table:table-cell office:value-type="string">
                <text:p/>
              </table:table-cell>
              <table:table-cell office:value-type="float" office:value="0.204">
                <text:p>0.204</text:p>
              </table:table-cell>
              <table:table-cell office:value-type="float" office:value="0.15813">
                <text:p>0.15813</text:p>
              </table:table-cell>
              <table:table-cell office:value-type="float" office:value="0.28794">
                <text:p>0.28794</text:p>
              </table:table-cell>
            </table:table-row>
            <table:table-row>
              <table:table-cell office:value-type="string">
                <text:p/>
              </table:table-cell>
              <table:table-cell office:value-type="float" office:value="0.2135">
                <text:p>0.2135</text:p>
              </table:table-cell>
              <table:table-cell office:value-type="float" office:value="0.15177">
                <text:p>0.15177</text:p>
              </table:table-cell>
              <table:table-cell office:value-type="float" office:value="0.46467">
                <text:p>0.46467</text:p>
              </table:table-cell>
            </table:table-row>
            <table:table-row>
              <table:table-cell office:value-type="string">
                <text:p/>
              </table:table-cell>
              <table:table-cell office:value-type="float" office:value="0.13551">
                <text:p>0.13551</text:p>
              </table:table-cell>
              <table:table-cell office:value-type="float" office:value="0.1442">
                <text:p>0.1442</text:p>
              </table:table-cell>
              <table:table-cell office:value-type="float" office:value="1.15443">
                <text:p>1.15443</text:p>
              </table:table-cell>
            </table:table-row>
            <table:table-row>
              <table:table-cell office:value-type="string">
                <text:p/>
              </table:table-cell>
              <table:table-cell office:value-type="float" office:value="23.8251">
                <text:p>23.8251</text:p>
              </table:table-cell>
              <table:table-cell office:value-type="float" office:value="7.5405">
                <text:p>7.5405</text:p>
              </table:table-cell>
              <table:table-cell office:value-type="float" office:value="17.829">
                <text:p>17.8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66"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chart-properties chart:error-upper-indicator="true" chart:error-lower-indicator="true" chart:error-category="standard-error" chart:std-weight="1"/>
      <style:graphic-properties draw:stroke="solid" svg:stroke-width="0cm" svg:stroke-color="#ff6600" svg:stroke-opacity="100%" draw:stroke-linejoin="round"/>
    </style:style>
    <style:style style:name="ch11" style:family="chart" style:data-style-name="N0">
      <style:chart-properties chart:symbol-type="none" chart:link-data-style-to-source="false" chart:error-category="standard-error"/>
      <style:graphic-properties svg:stroke-width="0.08cm" svg:stroke-color="#ffd320" draw:fill-color="#ffd320" dr3d:edge-rounding="5%"/>
      <style:text-properties fo:font-size="10pt" style:font-size-asian="10pt" style:font-size-complex="10pt"/>
    </style:style>
    <style:style style:name="ch12" style:family="chart">
      <style:chart-properties chart:error-upper-indicator="true" chart:error-lower-indicator="true" chart:error-category="standard-error" chart:std-weight="1"/>
      <style:graphic-properties draw:stroke="solid" svg:stroke-width="0cm" svg:stroke-color="#ffff66"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496cm" svg:y="1.078cm" svg:width="9.054cm" svg:height="7.097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line">
            <chart:error-indicator chart:style-name="ch8" chart:dimension="y"/>
            <chart:data-point chart:repeated="10"/>
          </chart:series>
          <chart:series chart:style-name="ch9" chart:values-cell-range-address="local-table.$C$2:.$C$11" chart:label-cell-address="local-table.$C$1" chart:class="chart:line">
            <chart:error-indicator chart:style-name="ch10" chart:dimension="y"/>
            <chart:data-point chart:repeated="10"/>
          </chart:series>
          <chart:series chart:style-name="ch11" chart:values-cell-range-address="local-table.$D$2:.$D$11" chart:label-cell-address="local-table.$D$1" chart:class="chart:line">
            <chart:error-indicator chart:style-name="ch12" chart:dimension="y"/>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1016">
                <text:p>0.1016</text:p>
              </table:table-cell>
              <table:table-cell office:value-type="float" office:value="0.1028">
                <text:p>0.1028</text:p>
              </table:table-cell>
              <table:table-cell office:value-type="float" office:value="0.104">
                <text:p>0.104</text:p>
              </table:table-cell>
            </table:table-row>
            <table:table-row>
              <table:table-cell office:value-type="string">
                <text:p/>
              </table:table-cell>
              <table:table-cell office:value-type="float" office:value="0.078">
                <text:p>0.078</text:p>
              </table:table-cell>
              <table:table-cell office:value-type="float" office:value="0.0731">
                <text:p>0.0731</text:p>
              </table:table-cell>
              <table:table-cell office:value-type="float" office:value="0.0752">
                <text:p>0.0752</text:p>
              </table:table-cell>
            </table:table-row>
            <table:table-row>
              <table:table-cell office:value-type="string">
                <text:p/>
              </table:table-cell>
              <table:table-cell office:value-type="float" office:value="0.07394">
                <text:p>0.07394</text:p>
              </table:table-cell>
              <table:table-cell office:value-type="float" office:value="0.0732">
                <text:p>0.0732</text:p>
              </table:table-cell>
              <table:table-cell office:value-type="float" office:value="0.1025">
                <text:p>0.1025</text:p>
              </table:table-cell>
            </table:table-row>
            <table:table-row>
              <table:table-cell office:value-type="string">
                <text:p/>
              </table:table-cell>
              <table:table-cell office:value-type="float" office:value="0.09253">
                <text:p>0.09253</text:p>
              </table:table-cell>
              <table:table-cell office:value-type="float" office:value="0.0897">
                <text:p>0.0897</text:p>
              </table:table-cell>
              <table:table-cell office:value-type="float" office:value="0.087">
                <text:p>0.087</text:p>
              </table:table-cell>
            </table:table-row>
            <table:table-row>
              <table:table-cell office:value-type="string">
                <text:p/>
              </table:table-cell>
              <table:table-cell office:value-type="float" office:value="0.07807">
                <text:p>0.07807</text:p>
              </table:table-cell>
              <table:table-cell office:value-type="float" office:value="0.08302">
                <text:p>0.08302</text:p>
              </table:table-cell>
              <table:table-cell office:value-type="float" office:value="0.1699">
                <text:p>0.1699</text:p>
              </table:table-cell>
            </table:table-row>
            <table:table-row>
              <table:table-cell office:value-type="string">
                <text:p/>
              </table:table-cell>
              <table:table-cell office:value-type="float" office:value="0.0745">
                <text:p>0.0745</text:p>
              </table:table-cell>
              <table:table-cell office:value-type="float" office:value="0.0821">
                <text:p>0.0821</text:p>
              </table:table-cell>
              <table:table-cell office:value-type="float" office:value="0.1865">
                <text:p>0.1865</text:p>
              </table:table-cell>
            </table:table-row>
            <table:table-row>
              <table:table-cell office:value-type="string">
                <text:p/>
              </table:table-cell>
              <table:table-cell office:value-type="float" office:value="0.11771">
                <text:p>0.11771</text:p>
              </table:table-cell>
              <table:table-cell office:value-type="float" office:value="0.1235">
                <text:p>0.1235</text:p>
              </table:table-cell>
              <table:table-cell office:value-type="float" office:value="0.1714">
                <text:p>0.1714</text:p>
              </table:table-cell>
            </table:table-row>
            <table:table-row>
              <table:table-cell office:value-type="string">
                <text:p/>
              </table:table-cell>
              <table:table-cell office:value-type="float" office:value="0.204">
                <text:p>0.204</text:p>
              </table:table-cell>
              <table:table-cell office:value-type="float" office:value="0.15813">
                <text:p>0.15813</text:p>
              </table:table-cell>
              <table:table-cell office:value-type="float" office:value="0.28794">
                <text:p>0.28794</text:p>
              </table:table-cell>
            </table:table-row>
            <table:table-row>
              <table:table-cell office:value-type="string">
                <text:p/>
              </table:table-cell>
              <table:table-cell office:value-type="float" office:value="0.2135">
                <text:p>0.2135</text:p>
              </table:table-cell>
              <table:table-cell office:value-type="float" office:value="0.15177">
                <text:p>0.15177</text:p>
              </table:table-cell>
              <table:table-cell office:value-type="float" office:value="0.46467">
                <text:p>0.46467</text:p>
              </table:table-cell>
            </table:table-row>
            <table:table-row>
              <table:table-cell office:value-type="string">
                <text:p/>
              </table:table-cell>
              <table:table-cell office:value-type="float" office:value="0.13551">
                <text:p>0.13551</text:p>
              </table:table-cell>
              <table:table-cell office:value-type="float" office:value="0.1442">
                <text:p>0.1442</text:p>
              </table:table-cell>
              <table:table-cell office:value-type="float" office:value="1.15443">
                <text:p>1.1544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title svg:x="3.643cm" svg:y="0.314cm" chart:style-name="ch2">
          <text:p>Tiempo de ejecución en instancias grandes</text:p>
        </chart:title>
        <chart:legend chart:legend-position="end" svg:x="11.777cm" svg:y="3.622cm" style:legend-expansion="high" chart:style-name="ch3"/>
        <chart:plot-area chart:style-name="ch4" chart:data-source-has-labels="both" svg:x="0.319cm" svg:y="1.531cm" svg:width="11.139cm" svg:height="7.289cm" dr3d:transform="matrix (1 0 0 0 0.5 -0.866025403784439 0 0.866025403784439 0.5 0cm 0cm 0cm)" dr3d:vrp="(0 0 87591.2408759124)" dr3d:projection="perspective" dr3d:distance="4.2cm" dr3d:focal-length="8cm" dr3d:shadow-slant="0" dr3d:shade-mode="flat" dr3d:ambient-color="#cccccc" dr3d:lighting-mode="true">
          <chartooo:coordinate-region svg:x="0.319cm" svg:y="2.042cm" svg:width="11.139cm" svg:height="6.266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categories table:cell-range-address="local-table.$A$2:.$A$4"/>
          </chart:axis>
          <chart:axis chart:dimension="y" chart:name="primary-y" chart:style-name="ch6">
            <chart:grid chart:style-name="ch7" chart:class="major"/>
          </chart:axis>
          <chart:axis chart:dimension="z" chart:name="primary-z" chart:style-name="ch6"/>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string">
                <text:p>Best Improvement</text:p>
              </table:table-cell>
              <table:table-cell office:value-type="float" office:value="23.8251">
                <text:p>23.8251</text:p>
              </table:table-cell>
            </table:table-row>
            <table:table-row>
              <table:table-cell office:value-type="string">
                <text:p>First Improvement</text:p>
              </table:table-cell>
              <table:table-cell office:value-type="float" office:value="7.5405">
                <text:p>7.5405</text:p>
              </table:table-cell>
            </table:table-row>
            <table:table-row>
              <table:table-cell office:value-type="string">
                <text:p>Enfriamiento Simulado</text:p>
              </table:table-cell>
              <table:table-cell office:value-type="float" office:value="17.829">
                <text:p>17.8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error-category="cell-rang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5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error-category="cell-range" chart:error-upper-range="local-table.$B$2:.$B$2" chart:error-lower-range="local-table.$B$2:.$B$2"/>
      <style:graphic-properties draw:stroke="none" draw:fill-color="#004586"/>
      <style:text-properties fo:font-size="10pt" style:font-size-asian="10pt" style:font-size-complex="10pt"/>
    </style:style>
    <style:style style:name="ch8" style:family="chart">
      <style:chart-properties chart:error-upper-indicator="true" chart:error-lower-indicator="false" chart:error-category="cell-range" chart:error-upper-range="local-table.$I$2:.$I$2" chart:std-weight="1"/>
      <style:graphic-properties draw:stroke="solid" svg:stroke-width="0cm" svg:stroke-color="#000000" svg:stroke-opacity="100%" draw:stroke-linejoin="round"/>
    </style:style>
    <style:style style:name="ch9" style:family="chart" style:data-style-name="N0">
      <style:chart-properties chart:link-data-style-to-source="false" chart:error-category="cell-range" chart:error-upper-range="local-table.$B$2:.$B$2" chart:error-lower-range="local-table.$B$2:.$B$2"/>
      <style:graphic-properties draw:stroke="none" draw:fill-color="#ffd320"/>
      <style:text-properties fo:font-size="10pt" style:font-size-asian="10pt" style:font-size-complex="10pt"/>
    </style:style>
    <style:style style:name="ch10" style:family="chart">
      <style:chart-properties chart:error-upper-indicator="true" chart:error-lower-indicator="true" chart:error-category="cell-range" chart:error-upper-range="local-table.$G$2:.$G$2" chart:error-lower-range="local-table.$H$2:.$H$2" chart:std-weight="1"/>
      <style:graphic-properties draw:stroke="solid" svg:stroke-width="0cm" svg:stroke-color="#000000" svg:stroke-opacity="100%" draw:stroke-linejoin="round"/>
    </style:style>
    <style:style style:name="ch11" style:family="chart" style:data-style-name="N0">
      <style:chart-properties chart:link-data-style-to-source="false" chart:error-category="cell-range" chart:error-upper-range="local-table.$B$2:.$B$2" chart:error-lower-range="local-table.$B$2:.$B$2"/>
      <style:graphic-properties draw:stroke="non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E$2:.$E$2" chart:error-lower-range="local-table.$F$2:.$F$2" chart:std-weight="1"/>
      <style:graphic-properties draw:stroke="solid" svg:stroke-width="0cm" svg:stroke-color="#000000" svg:stroke-opacity="100%" draw:stroke-linejoin="roun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3.622cm" style:legend-expansion="high" chart:style-name="ch2"/>
        <chart:plot-area chart:style-name="ch3" chart:data-source-has-labels="both" svg:x="0.769cm" svg:y="0.851cm" svg:width="10.37cm" svg:height="7.549cm">
          <chartooo:coordinate-region svg:x="1.39cm" svg:y="1.077cm" svg:width="9.749cm" svg:height="6.62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error-indicator chart:style-name="ch8" chart:dimension="y"/>
            <chart:data-point/>
          </chart:series>
          <chart:series chart:style-name="ch9" chart:values-cell-range-address="local-table.$C$2:.$C$2" chart:label-cell-address="local-table.$C$1" chart:class="chart:bar">
            <chart:error-indicator chart:style-name="ch10" chart:dimension="y"/>
            <chart:data-point/>
          </chart:series>
          <chart:series chart:style-name="ch11" chart:values-cell-range-address="local-table.$D$2:.$D$2" chart:label-cell-address="local-table.$D$1" chart:class="chart:bar">
            <chart:error-indicator chart:style-name="ch12" chart:dimension="y"/>
            <chart:data-point/>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Media error</text:p>
              </table:table-cell>
              <table:table-cell office:value-type="float" office:value="7.45">
                <text:p>7.45</text:p>
              </table:table-cell>
              <table:table-cell office:value-type="float" office:value="5.95">
                <text:p>5.95</text:p>
              </table:table-cell>
              <table:table-cell office:value-type="float" office:value="28.01">
                <text:p>28.01</text:p>
              </table:table-cell>
              <table:table-cell office:value-type="float" office:value="21.06">
                <text:p>21.06</text:p>
              </table:table-cell>
              <table:table-cell office:value-type="float" office:value="21.06">
                <text:p>21.06</text:p>
              </table:table-cell>
              <table:table-cell office:value-type="float" office:value="14.42">
                <text:p>14.42</text:p>
              </table:table-cell>
              <table:table-cell office:value-type="float" office:value="14.42">
                <text:p>14.42</text:p>
              </table:table-cell>
              <table:table-cell office:value-type="float" office:value="13.96">
                <text:p>13.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chart:error-category="standard-error"/>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188cm" svg:y="3.622cm" style:legend-expansion="high" chart:style-name="ch2"/>
        <chart:plot-area chart:style-name="ch3" chart:data-source-has-labels="both" svg:x="0.769cm" svg:y="0.851cm" svg:width="9.781cm" svg:height="7.549cm">
          <chartooo:coordinate-region svg:x="1.39cm" svg:y="1.077cm" svg:width="9.16cm" svg:height="7.09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error-indicator chart:style-name="ch8" chart:dimension="y"/>
            <chart:data-point chart:repeated="9"/>
          </chart:series>
          <chart:series chart:style-name="ch9" chart:values-cell-range-address="local-table.$C$2:.$C$10" chart:label-cell-address="local-table.$C$1" chart:class="chart:line">
            <chart:error-indicator chart:style-name="ch8" chart:dimension="y"/>
            <chart:data-point chart:repeated="9"/>
          </chart:series>
          <chart:series chart:style-name="ch10" chart:values-cell-range-address="local-table.$D$2:.$D$10" chart:label-cell-address="local-table.$D$1" chart:class="chart:line">
            <chart:error-indicator chart:style-name="ch8" chart:dimension="y"/>
            <chart:data-point chart:repeated="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 Improvement</text:p>
              </table:table-cell>
              <table:table-cell office:value-type="string">
                <text:p>First Improvement</text:p>
              </table:table-cell>
              <table:table-cell office:value-type="string">
                <text:p>Enfriamiento Simulado</text:p>
              </table:table-cell>
            </table:table-row>
          </table:table-header-rows>
          <table:table-rows>
            <table:table-row>
              <table:table-cell office:value-type="string">
                <text:p/>
              </table:table-cell>
              <table:table-cell office:value-type="float" office:value="0.07012">
                <text:p>0.07012</text:p>
              </table:table-cell>
              <table:table-cell office:value-type="float" office:value="0.07475">
                <text:p>0.07475</text:p>
              </table:table-cell>
              <table:table-cell office:value-type="float" office:value="0.20691">
                <text:p>0.20691</text:p>
              </table:table-cell>
            </table:table-row>
            <table:table-row>
              <table:table-cell office:value-type="string">
                <text:p/>
              </table:table-cell>
              <table:table-cell office:value-type="float" office:value="0.0719">
                <text:p>0.0719</text:p>
              </table:table-cell>
              <table:table-cell office:value-type="float" office:value="0.0762">
                <text:p>0.0762</text:p>
              </table:table-cell>
              <table:table-cell office:value-type="float" office:value="1.13839">
                <text:p>1.13839</text:p>
              </table:table-cell>
            </table:table-row>
            <table:table-row>
              <table:table-cell office:value-type="string">
                <text:p/>
              </table:table-cell>
              <table:table-cell office:value-type="float" office:value="0.0858">
                <text:p>0.0858</text:p>
              </table:table-cell>
              <table:table-cell office:value-type="float" office:value="0.0883">
                <text:p>0.0883</text:p>
              </table:table-cell>
              <table:table-cell office:value-type="float" office:value="1.5533">
                <text:p>1.5533</text:p>
              </table:table-cell>
            </table:table-row>
            <table:table-row>
              <table:table-cell office:value-type="string">
                <text:p/>
              </table:table-cell>
              <table:table-cell office:value-type="float" office:value="0.10333">
                <text:p>0.10333</text:p>
              </table:table-cell>
              <table:table-cell office:value-type="float" office:value="0.08703">
                <text:p>0.08703</text:p>
              </table:table-cell>
              <table:table-cell office:value-type="float" office:value="2.9932">
                <text:p>2.9932</text:p>
              </table:table-cell>
            </table:table-row>
            <table:table-row>
              <table:table-cell office:value-type="string">
                <text:p/>
              </table:table-cell>
              <table:table-cell office:value-type="float" office:value="0.13294">
                <text:p>0.13294</text:p>
              </table:table-cell>
              <table:table-cell office:value-type="float" office:value="0.11234">
                <text:p>0.11234</text:p>
              </table:table-cell>
              <table:table-cell office:value-type="float" office:value="3.7">
                <text:p>3.7</text:p>
              </table:table-cell>
            </table:table-row>
            <table:table-row>
              <table:table-cell office:value-type="string">
                <text:p/>
              </table:table-cell>
              <table:table-cell office:value-type="float" office:value="0.2419">
                <text:p>0.2419</text:p>
              </table:table-cell>
              <table:table-cell office:value-type="float" office:value="0.1757">
                <text:p>0.1757</text:p>
              </table:table-cell>
              <table:table-cell office:value-type="float" office:value="7">
                <text:p>7</text:p>
              </table:table-cell>
            </table:table-row>
            <table:table-row>
              <table:table-cell office:value-type="string">
                <text:p/>
              </table:table-cell>
              <table:table-cell office:value-type="float" office:value="0.3405">
                <text:p>0.3405</text:p>
              </table:table-cell>
              <table:table-cell office:value-type="float" office:value="0.35546">
                <text:p>0.35546</text:p>
              </table:table-cell>
              <table:table-cell office:value-type="float" office:value="11.1228">
                <text:p>11.1228</text:p>
              </table:table-cell>
            </table:table-row>
            <table:table-row>
              <table:table-cell office:value-type="string">
                <text:p/>
              </table:table-cell>
              <table:table-cell office:value-type="float" office:value="0.6783">
                <text:p>0.6783</text:p>
              </table:table-cell>
              <table:table-cell office:value-type="float" office:value="0.465">
                <text:p>0.465</text:p>
              </table:table-cell>
              <table:table-cell office:value-type="float" office:value="27.6189">
                <text:p>27.6189</text:p>
              </table:table-cell>
            </table:table-row>
            <table:table-row>
              <table:table-cell office:value-type="string">
                <text:p/>
              </table:table-cell>
              <table:table-cell office:value-type="float" office:value="0.8322">
                <text:p>0.8322</text:p>
              </table:table-cell>
              <table:table-cell office:value-type="float" office:value="0.6487">
                <text:p>0.6487</text:p>
              </table:table-cell>
              <table:table-cell office:value-type="float" office:value="27.0523">
                <text:p>27.05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chart:error-category="standard-error"/>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error-category="standard-error"/>
      <style:graphic-properties svg:stroke-width="0.08cm" svg:stroke-color="#004586" draw:fill-color="#004586" dr3d:edge-rounding="5%"/>
      <style:text-properties fo:font-size="10pt" style:font-size-asian="10pt" style:font-size-complex="10pt"/>
    </style:style>
    <style:style style:name="ch8" style:family="chart">
      <style:chart-properties chart:error-upper-indicator="true" chart:error-lower-indicator="true" chart:error-category="standard-error" chart:std-weight="1"/>
      <style:graphic-properties draw:stroke="solid" svg:stroke-width="0cm" svg:stroke-color="#000000" svg:stroke-opacity="100%" draw:stroke-linejoin="round"/>
    </style:style>
    <style:style style:name="ch9" style:family="chart" style:data-style-name="N0">
      <style:chart-properties chart:symbol-type="none" chart:link-data-style-to-source="false" chart:error-category="standard-error"/>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9.893cm" xlink:href="." xlink:type="simple" chart:class="chart:line" chart:style-name="ch1">
        <chart:legend chart:legend-position="end" svg:x="13.414cm" svg:y="4.345cm" style:legend-expansion="high" chart:style-name="ch2"/>
        <chart:plot-area chart:style-name="ch3" chart:data-source-has-labels="both" svg:x="0.801cm" svg:y="0.923cm" svg:width="11.911cm" svg:height="8.353cm">
          <chartooo:coordinate-region svg:x="1.528cm" svg:y="1.149cm" svg:width="11.184cm" svg:height="7.902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error-indicator chart:style-name="ch8" chart:dimension="y"/>
            <chart:data-point chart:repeated="9"/>
          </chart:series>
          <chart:series chart:style-name="ch9" chart:values-cell-range-address="local-table.$C$2:.$C$10" chart:label-cell-address="local-table.$C$1" chart:class="chart:line">
            <chart:error-indicator chart:style-name="ch8" chart:dimension="y"/>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Improvement</text:p>
              </table:table-cell>
              <table:table-cell office:value-type="string">
                <text:p>First Improvement</text:p>
              </table:table-cell>
            </table:table-row>
          </table:table-header-rows>
          <table:table-rows>
            <table:table-row>
              <table:table-cell office:value-type="string">
                <text:p/>
              </table:table-cell>
              <table:table-cell office:value-type="float" office:value="0.07012">
                <text:p>0.07012</text:p>
              </table:table-cell>
              <table:table-cell office:value-type="float" office:value="0.07475">
                <text:p>0.07475</text:p>
              </table:table-cell>
            </table:table-row>
            <table:table-row>
              <table:table-cell office:value-type="string">
                <text:p/>
              </table:table-cell>
              <table:table-cell office:value-type="float" office:value="0.0719">
                <text:p>0.0719</text:p>
              </table:table-cell>
              <table:table-cell office:value-type="float" office:value="0.0762">
                <text:p>0.0762</text:p>
              </table:table-cell>
            </table:table-row>
            <table:table-row>
              <table:table-cell office:value-type="string">
                <text:p/>
              </table:table-cell>
              <table:table-cell office:value-type="float" office:value="0.0858">
                <text:p>0.0858</text:p>
              </table:table-cell>
              <table:table-cell office:value-type="float" office:value="0.0883">
                <text:p>0.0883</text:p>
              </table:table-cell>
            </table:table-row>
            <table:table-row>
              <table:table-cell office:value-type="string">
                <text:p/>
              </table:table-cell>
              <table:table-cell office:value-type="float" office:value="0.10333">
                <text:p>0.10333</text:p>
              </table:table-cell>
              <table:table-cell office:value-type="float" office:value="0.08703">
                <text:p>0.08703</text:p>
              </table:table-cell>
            </table:table-row>
            <table:table-row>
              <table:table-cell office:value-type="string">
                <text:p/>
              </table:table-cell>
              <table:table-cell office:value-type="float" office:value="0.13294">
                <text:p>0.13294</text:p>
              </table:table-cell>
              <table:table-cell office:value-type="float" office:value="0.11234">
                <text:p>0.11234</text:p>
              </table:table-cell>
            </table:table-row>
            <table:table-row>
              <table:table-cell office:value-type="string">
                <text:p/>
              </table:table-cell>
              <table:table-cell office:value-type="float" office:value="0.2419">
                <text:p>0.2419</text:p>
              </table:table-cell>
              <table:table-cell office:value-type="float" office:value="0.1757">
                <text:p>0.1757</text:p>
              </table:table-cell>
            </table:table-row>
            <table:table-row>
              <table:table-cell office:value-type="string">
                <text:p/>
              </table:table-cell>
              <table:table-cell office:value-type="float" office:value="0.3405">
                <text:p>0.3405</text:p>
              </table:table-cell>
              <table:table-cell office:value-type="float" office:value="0.35546">
                <text:p>0.35546</text:p>
              </table:table-cell>
            </table:table-row>
            <table:table-row>
              <table:table-cell office:value-type="string">
                <text:p/>
              </table:table-cell>
              <table:table-cell office:value-type="float" office:value="0.6783">
                <text:p>0.6783</text:p>
              </table:table-cell>
              <table:table-cell office:value-type="float" office:value="0.465">
                <text:p>0.465</text:p>
              </table:table-cell>
            </table:table-row>
            <table:table-row>
              <table:table-cell office:value-type="string">
                <text:p/>
              </table:table-cell>
              <table:table-cell office:value-type="float" office:value="0.8322">
                <text:p>0.8322</text:p>
              </table:table-cell>
              <table:table-cell office:value-type="float" office:value="0.6487">
                <text:p>0.64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